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00000002000309F1C.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tahoma" svg:font-family="tahoma, arial, sans-serif"/>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Arial1" svg:font-family="Arial" style:font-family-generic="roman" style:font-pitch="variable"/>
    <style:font-face style:name="Arial Unicode MS1" svg:font-family="'Arial Unicode MS'"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Nimbus Roman No9 L" svg:font-family="'Nimbus Roman No9 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6.8903in" table:align="margins"/>
    </style:style>
    <style:style style:name="Table2.A" style:family="table-column">
      <style:table-column-properties style:column-width="1.3778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8903in" table:align="margins"/>
    </style:style>
    <style:style style:name="Table1.A" style:family="table-column">
      <style:table-column-properties style:column-width="1.3778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style:text-properties officeooo:rsid="000e5bc4" officeooo:paragraph-rsid="00459146"/>
    </style:style>
    <style:style style:name="P2" style:family="paragraph" style:parent-style-name="Text_20_body">
      <style:paragraph-properties fo:line-height="150%"/>
      <style:text-properties officeooo:paragraph-rsid="00459146"/>
    </style:style>
    <style:style style:name="P3" style:family="paragraph" style:parent-style-name="Text_20_body">
      <style:paragraph-properties fo:line-height="150%"/>
      <style:text-properties officeooo:rsid="001449af" officeooo:paragraph-rsid="00459146"/>
    </style:style>
    <style:style style:name="P4" style:family="paragraph" style:parent-style-name="Text_20_body">
      <style:paragraph-properties fo:line-height="150%"/>
      <style:text-properties officeooo:rsid="001449af" officeooo:paragraph-rsid="0056c75c"/>
    </style:style>
    <style:style style:name="P5" style:family="paragraph" style:parent-style-name="Text_20_body">
      <style:paragraph-properties fo:line-height="150%"/>
      <style:text-properties officeooo:rsid="001449af" officeooo:paragraph-rsid="0066e90b"/>
    </style:style>
    <style:style style:name="P6" style:family="paragraph" style:parent-style-name="Text_20_body">
      <style:paragraph-properties fo:line-height="150%"/>
      <style:text-properties officeooo:rsid="001449af" officeooo:paragraph-rsid="007cf6e2"/>
    </style:style>
    <style:style style:name="P7" style:family="paragraph" style:parent-style-name="Text_20_body">
      <style:paragraph-properties fo:line-height="150%" fo:text-align="center" style:justify-single-word="false"/>
      <style:text-properties officeooo:rsid="00175a80" officeooo:paragraph-rsid="00459146"/>
    </style:style>
    <style:style style:name="P8" style:family="paragraph" style:parent-style-name="Text_20_body">
      <style:paragraph-properties fo:line-height="150%" fo:text-align="center" style:justify-single-word="false"/>
      <style:text-properties officeooo:rsid="00175a80" officeooo:paragraph-rsid="0056c75c"/>
    </style:style>
    <style:style style:name="P9" style:family="paragraph" style:parent-style-name="Text_20_body">
      <style:paragraph-properties fo:line-height="150%" fo:text-align="center" style:justify-single-word="false"/>
      <style:text-properties officeooo:rsid="001943bd" officeooo:paragraph-rsid="00459146"/>
    </style:style>
    <style:style style:name="P10" style:family="paragraph" style:parent-style-name="Text_20_body">
      <style:paragraph-properties fo:line-height="150%" fo:text-align="center" style:justify-single-word="false"/>
      <style:text-properties officeooo:rsid="001943bd" officeooo:paragraph-rsid="0056c75c"/>
    </style:style>
    <style:style style:name="P11" style:family="paragraph" style:parent-style-name="Text_20_body">
      <style:paragraph-properties fo:line-height="150%" fo:text-align="justify" style:justify-single-word="false"/>
      <style:text-properties officeooo:rsid="000e037a" officeooo:paragraph-rsid="0048be99"/>
    </style:style>
    <style:style style:name="P12" style:family="paragraph" style:parent-style-name="Text_20_body">
      <style:paragraph-properties fo:line-height="150%" fo:text-align="justify" style:justify-single-word="false"/>
      <style:text-properties officeooo:rsid="000e037a" officeooo:paragraph-rsid="0056c75c"/>
    </style:style>
    <style:style style:name="P13" style:family="paragraph" style:parent-style-name="Text_20_body">
      <style:paragraph-properties fo:line-height="150%" fo:text-align="justify" style:justify-single-word="false"/>
      <style:text-properties fo:color="#000000" officeooo:rsid="000e037a" officeooo:paragraph-rsid="0048be99"/>
    </style:style>
    <style:style style:name="P14" style:family="paragraph" style:parent-style-name="Text_20_body">
      <style:paragraph-properties fo:line-height="150%" fo:text-align="justify" style:justify-single-word="false"/>
      <style:text-properties fo:color="#000000" officeooo:rsid="004aa076" officeooo:paragraph-rsid="0048be99"/>
    </style:style>
    <style:style style:name="P15" style:family="paragraph" style:parent-style-name="Text_20_body">
      <style:paragraph-properties fo:line-height="150%" fo:text-align="justify" style:justify-single-word="false"/>
      <style:text-properties fo:color="#000000" officeooo:rsid="004aa076" officeooo:paragraph-rsid="0056c75c"/>
    </style:style>
    <style:style style:name="P16" style:family="paragraph" style:parent-style-name="Text_20_body">
      <style:paragraph-properties fo:line-height="150%" fo:text-align="justify" style:justify-single-word="false"/>
      <style:text-properties fo:color="#000000" officeooo:rsid="0048be99" officeooo:paragraph-rsid="0056c75c"/>
    </style:style>
    <style:style style:name="P17" style:family="paragraph" style:parent-style-name="Text_20_body">
      <style:text-properties officeooo:rsid="0050a689" officeooo:paragraph-rsid="0056c75c"/>
    </style:style>
    <style:style style:name="P18" style:family="paragraph" style:parent-style-name="Text_20_body">
      <style:text-properties officeooo:paragraph-rsid="0056c75c"/>
    </style:style>
    <style:style style:name="P19" style:family="paragraph" style:parent-style-name="Text_20_body">
      <style:paragraph-properties fo:line-height="150%"/>
      <style:text-properties fo:font-weight="bold" officeooo:rsid="001449af" officeooo:paragraph-rsid="0066e90b" style:font-weight-asian="bold" style:font-weight-complex="bold"/>
    </style:style>
    <style:style style:name="P20" style:family="paragraph" style:parent-style-name="Text_20_body">
      <style:paragraph-properties fo:line-height="150%"/>
      <style:text-properties officeooo:rsid="000fcf3a" officeooo:paragraph-rsid="00716936"/>
    </style:style>
    <style:style style:name="P21" style:family="paragraph" style:parent-style-name="Text_20_body">
      <style:paragraph-properties fo:line-height="150%" fo:text-align="justify" style:justify-single-word="false" fo:break-before="page"/>
      <style:text-properties officeooo:rsid="000e037a" officeooo:paragraph-rsid="00459146"/>
    </style:style>
    <style:style style:name="P22" style:family="paragraph" style:parent-style-name="Text_20_body">
      <style:paragraph-properties fo:line-height="150%" fo:text-align="justify" style:justify-single-word="false" fo:break-before="page"/>
      <style:text-properties officeooo:rsid="000e037a" officeooo:paragraph-rsid="0056c75c"/>
    </style:style>
    <style:style style:name="P23" style:family="paragraph" style:parent-style-name="Text_20_body">
      <style:paragraph-properties fo:break-before="page"/>
      <style:text-properties officeooo:rsid="0050a689" officeooo:paragraph-rsid="0056c75c"/>
    </style:style>
    <style:style style:name="P24" style:family="paragraph" style:parent-style-name="Text_20_body">
      <style:paragraph-properties fo:line-height="150%" fo:break-before="page"/>
      <style:text-properties fo:font-weight="bold" officeooo:rsid="000f4ba3" officeooo:paragraph-rsid="0074c62d" style:font-weight-asian="bold" style:font-weight-complex="bold"/>
    </style:style>
    <style:style style:name="P25" style:family="paragraph" style:parent-style-name="Preformatted_20_Text">
      <style:paragraph-properties fo:line-height="150%" fo:break-before="page"/>
      <style:text-properties officeooo:paragraph-rsid="00459146"/>
    </style:style>
    <style:style style:name="P26" style:family="paragraph" style:parent-style-name="Table_20_Contents">
      <style:paragraph-properties fo:line-height="150%"/>
      <style:text-properties style:font-name="DejaVu Sans Mono" fo:font-size="10pt" officeooo:rsid="000cd24e" officeooo:paragraph-rsid="00459146" style:font-name-asian="DejaVu Sans Mono" style:font-size-asian="10pt" style:font-name-complex="Lohit Hindi1" style:font-size-complex="10pt"/>
    </style:style>
    <style:style style:name="P27" style:family="paragraph" style:parent-style-name="Table_20_Contents">
      <style:paragraph-properties fo:line-height="150%"/>
      <style:text-properties style:font-name="DejaVu Sans Mono" fo:font-size="10pt" officeooo:rsid="000cd24e" officeooo:paragraph-rsid="0056c75c" style:font-name-asian="DejaVu Sans Mono" style:font-size-asian="10pt" style:font-name-complex="Lohit Hindi1" style:font-size-complex="10pt"/>
    </style:style>
    <style:style style:name="P28" style:family="paragraph" style:parent-style-name="Table_20_Contents">
      <style:paragraph-properties fo:line-height="150%"/>
      <style:text-properties style:font-name="DejaVu Sans Mono" fo:font-size="10pt" officeooo:paragraph-rsid="00459146" style:font-name-asian="DejaVu Sans Mono" style:font-size-asian="10pt" style:font-name-complex="Lohit Hindi1" style:font-size-complex="10pt"/>
    </style:style>
    <style:style style:name="P29" style:family="paragraph" style:parent-style-name="Table_20_Contents">
      <style:paragraph-properties fo:line-height="150%"/>
      <style:text-properties style:font-name="DejaVu Sans Mono" fo:font-size="10pt" officeooo:paragraph-rsid="0056c75c" style:font-name-asian="DejaVu Sans Mono" style:font-size-asian="10pt" style:font-name-complex="Lohit Hindi1" style:font-size-complex="10pt"/>
    </style:style>
    <style:style style:name="P30" style:family="paragraph" style:parent-style-name="Preformatted_20_Text">
      <style:paragraph-properties fo:line-height="150%"/>
      <style:text-properties fo:font-weight="normal" officeooo:paragraph-rsid="00459146" style:font-weight-asian="normal" style:font-weight-complex="normal"/>
    </style:style>
    <style:style style:name="P31" style:family="paragraph" style:parent-style-name="Preformatted_20_Text">
      <style:paragraph-properties fo:line-height="150%"/>
      <style:text-properties fo:font-weight="normal" officeooo:paragraph-rsid="0056c75c" style:font-weight-asian="normal" style:font-weight-complex="normal"/>
    </style:style>
    <style:style style:name="P32" style:family="paragraph" style:parent-style-name="Preformatted_20_Text">
      <style:paragraph-properties fo:line-height="150%"/>
      <style:text-properties fo:font-weight="normal" officeooo:rsid="0010d3aa" officeooo:paragraph-rsid="00459146" style:font-weight-asian="normal" style:font-weight-complex="normal"/>
    </style:style>
    <style:style style:name="P33" style:family="paragraph" style:parent-style-name="Preformatted_20_Text">
      <style:paragraph-properties fo:line-height="150%"/>
      <style:text-properties fo:font-weight="normal" officeooo:rsid="0010d3aa" officeooo:paragraph-rsid="0056c75c" style:font-weight-asian="normal" style:font-weight-complex="normal"/>
    </style:style>
    <style:style style:name="P34" style:family="paragraph" style:parent-style-name="Preformatted_20_Text">
      <style:paragraph-properties fo:line-height="150%"/>
      <style:text-properties fo:font-weight="normal" officeooo:rsid="00127916" officeooo:paragraph-rsid="00459146" style:font-weight-asian="normal" style:font-weight-complex="normal"/>
    </style:style>
    <style:style style:name="P35" style:family="paragraph" style:parent-style-name="Preformatted_20_Text">
      <style:paragraph-properties fo:line-height="150%"/>
      <style:text-properties fo:font-weight="normal" officeooo:rsid="00127916" officeooo:paragraph-rsid="0056c75c" style:font-weight-asian="normal" style:font-weight-complex="normal"/>
    </style:style>
    <style:style style:name="P36" style:family="paragraph" style:parent-style-name="Preformatted_20_Text">
      <style:paragraph-properties fo:line-height="150%"/>
      <style:text-properties fo:font-weight="normal" officeooo:rsid="000c4f91" officeooo:paragraph-rsid="00459146" style:font-weight-asian="normal" style:font-weight-complex="normal"/>
    </style:style>
    <style:style style:name="P37" style:family="paragraph" style:parent-style-name="Preformatted_20_Text">
      <style:paragraph-properties fo:line-height="150%"/>
      <style:text-properties fo:font-weight="normal" officeooo:rsid="000c4f91" officeooo:paragraph-rsid="0056c75c" style:font-weight-asian="normal" style:font-weight-complex="normal"/>
    </style:style>
    <style:style style:name="P38" style:family="paragraph" style:parent-style-name="Preformatted_20_Text">
      <style:paragraph-properties fo:line-height="150%"/>
      <style:text-properties fo:font-weight="normal" officeooo:rsid="000c4f91" officeooo:paragraph-rsid="00459146" fo:background-color="#ffcc99" style:font-weight-asian="normal" style:font-weight-complex="normal"/>
    </style:style>
    <style:style style:name="P39" style:family="paragraph" style:parent-style-name="Preformatted_20_Text">
      <style:paragraph-properties fo:line-height="150%"/>
      <style:text-properties fo:font-weight="normal" officeooo:rsid="000c4f91" officeooo:paragraph-rsid="0056c75c" fo:background-color="#ffcc99" style:font-weight-asian="normal" style:font-weight-complex="normal"/>
    </style:style>
    <style:style style:name="P40" style:family="paragraph" style:parent-style-name="Preformatted_20_Text">
      <style:paragraph-properties fo:line-height="150%"/>
      <style:text-properties officeooo:rsid="000e037a" officeooo:paragraph-rsid="00459146"/>
    </style:style>
    <style:style style:name="P41" style:family="paragraph" style:parent-style-name="Preformatted_20_Text">
      <style:paragraph-properties fo:line-height="150%"/>
      <style:text-properties fo:font-weight="bold" officeooo:rsid="000e037a" officeooo:paragraph-rsid="00459146" style:font-weight-asian="bold" style:font-weight-complex="bold"/>
    </style:style>
    <style:style style:name="P42" style:family="paragraph" style:parent-style-name="Preformatted_20_Text">
      <style:paragraph-properties fo:line-height="150%"/>
      <style:text-properties fo:font-weight="bold" officeooo:rsid="0010d3aa" officeooo:paragraph-rsid="00459146" style:font-weight-asian="bold" style:font-weight-complex="bold"/>
    </style:style>
    <style:style style:name="P43" style:family="paragraph" style:parent-style-name="Preformatted_20_Text">
      <style:paragraph-properties fo:line-height="150%"/>
      <style:text-properties fo:font-weight="bold" officeooo:rsid="0010d3aa" officeooo:paragraph-rsid="0056c75c" style:font-weight-asian="bold" style:font-weight-complex="bold"/>
    </style:style>
    <style:style style:name="P44" style:family="paragraph" style:parent-style-name="Preformatted_20_Text">
      <style:paragraph-properties fo:line-height="150%"/>
      <style:text-properties fo:font-weight="bold" officeooo:rsid="004e0a29" officeooo:paragraph-rsid="0056c75c" style:font-weight-asian="bold" style:font-weight-complex="bold"/>
    </style:style>
    <style:style style:name="P45" style:family="paragraph" style:parent-style-name="Preformatted_20_Text">
      <style:paragraph-properties fo:line-height="150%"/>
      <style:text-properties fo:font-weight="bold" officeooo:rsid="004e0a29" officeooo:paragraph-rsid="006edb03" style:font-weight-asian="bold" style:font-weight-complex="bold"/>
    </style:style>
    <style:style style:name="P46" style:family="paragraph" style:parent-style-name="Preformatted_20_Text">
      <style:paragraph-properties fo:line-height="150%"/>
      <style:text-properties officeooo:rsid="000f4ba3" officeooo:paragraph-rsid="00459146"/>
    </style:style>
    <style:style style:name="P47" style:family="paragraph" style:parent-style-name="Preformatted_20_Text">
      <style:paragraph-properties fo:line-height="150%"/>
      <style:text-properties officeooo:rsid="000f4ba3" officeooo:paragraph-rsid="0056c75c"/>
    </style:style>
    <style:style style:name="P48" style:family="paragraph" style:parent-style-name="Preformatted_20_Text">
      <style:paragraph-properties fo:line-height="150%"/>
      <style:text-properties style:text-outline="false" style:text-line-through-style="none" style:font-name="Times New Roman2" fo:font-style="normal" fo:text-shadow="none" style:text-underline-style="none" fo:font-weight="normal" officeooo:rsid="004535cc" officeooo:paragraph-rsid="00459146" style:letter-kerning="true" style:font-name-asian="Liberation Sans1" style:font-style-asian="normal" style:font-weight-asian="normal" style:font-name-complex="Liberation Sans1" style:font-style-complex="normal" style:font-weight-complex="normal" style:text-emphasize="none" style:text-overline-style="none" style:text-overline-color="font-color"/>
    </style:style>
    <style:style style:name="P49" style:family="paragraph" style:parent-style-name="Preformatted_20_Text">
      <style:paragraph-properties fo:line-height="150%" style:border-line-width-bottom="0in 0.0102in 0.0102in" fo:padding="0.0291in" fo:border-left="none" fo:border-right="none" fo:border-top="none" fo:border-bottom="1.5pt double #000000" style:join-border="false"/>
      <style:text-properties fo:font-weight="normal" officeooo:rsid="000c4f91" officeooo:paragraph-rsid="00459146" style:font-weight-asian="normal" style:font-weight-complex="normal"/>
    </style:style>
    <style:style style:name="P50" style:family="paragraph" style:parent-style-name="Preformatted_20_Text">
      <style:paragraph-properties fo:line-height="150%" style:border-line-width-bottom="0in 0.0102in 0.0102in" fo:padding="0.0291in" fo:border-left="none" fo:border-right="none" fo:border-top="none" fo:border-bottom="1.5pt double #000000" style:join-border="false"/>
      <style:text-properties fo:font-weight="normal" officeooo:rsid="000c4f91" officeooo:paragraph-rsid="0056c75c" style:font-weight-asian="normal" style:font-weight-complex="normal"/>
    </style:style>
    <style:style style:name="P51" style:family="paragraph" style:parent-style-name="Standard">
      <style:paragraph-properties fo:margin-left="0in" fo:margin-right="0.278in" fo:line-height="150%" fo:text-align="justify" style:justify-single-word="false" fo:text-indent="0.4925in" style:auto-text-indent="false"/>
      <style:text-properties fo:font-size="14pt" fo:language="uk" fo:country="UA" officeooo:paragraph-rsid="004e1323" style:font-size-asian="14pt" style:font-size-complex="14pt"/>
    </style:style>
    <style:style style:name="P52" style:family="paragraph" style:parent-style-name="Standard">
      <style:paragraph-properties fo:margin-left="0in" fo:margin-right="0.278in" fo:line-height="150%" fo:text-align="justify" style:justify-single-word="false" fo:text-indent="0.4925in" style:auto-text-indent="false"/>
      <style:text-properties fo:font-size="14pt" fo:language="uk" fo:country="UA" fo:font-weight="bold" officeooo:rsid="000e037a" officeooo:paragraph-rsid="004e1323" style:font-size-asian="14pt" style:font-weight-asian="bold" style:font-size-complex="14pt" style:font-weight-complex="bold"/>
    </style:style>
    <style:style style:name="P53" style:family="paragraph" style:parent-style-name="Standard">
      <style:paragraph-properties fo:text-align="center" style:justify-single-word="false"/>
      <style:text-properties fo:font-size="14pt" fo:language="uk" fo:country="UA" fo:font-weight="bold" officeooo:paragraph-rsid="004e1323" style:font-size-asian="14pt" style:font-weight-asian="bold" style:font-size-complex="14pt" style:font-weight-complex="bold"/>
    </style:style>
    <style:style style:name="P54" style:family="paragraph" style:parent-style-name="Standard">
      <style:paragraph-properties fo:text-align="center" style:justify-single-word="false">
        <style:tab-stops>
          <style:tab-stop style:position="4.7252in"/>
        </style:tab-stops>
      </style:paragraph-properties>
      <style:text-properties fo:font-size="14pt" fo:language="uk" fo:country="UA" fo:font-weight="bold" officeooo:paragraph-rsid="004e1323" style:font-size-asian="14pt" style:font-weight-asian="bold" style:font-size-complex="14pt"/>
    </style:style>
    <style:style style:name="P55" style:family="paragraph" style:parent-style-name="Standard">
      <style:paragraph-properties fo:text-align="center" style:justify-single-word="false"/>
      <style:text-properties fo:font-size="14pt" fo:language="uk" fo:country="UA" fo:font-weight="bold" officeooo:paragraph-rsid="004e1323" style:font-size-asian="14pt" style:font-weight-asian="bold" style:font-size-complex="14pt"/>
    </style:style>
    <style:style style:name="P56" style:family="paragraph" style:parent-style-name="Standard">
      <style:paragraph-properties fo:text-align="center" style:justify-single-word="false"/>
      <style:text-properties fo:font-size="14pt" fo:language="uk" fo:country="UA" officeooo:paragraph-rsid="004e1323" style:font-size-asian="14pt" style:font-size-complex="14pt"/>
    </style:style>
    <style:style style:name="P57" style:family="paragraph" style:parent-style-name="Standard">
      <style:text-properties fo:font-size="14pt" fo:language="uk" fo:country="UA" officeooo:paragraph-rsid="004e1323" style:font-size-asian="14pt" style:font-size-complex="14pt"/>
    </style:style>
    <style:style style:name="P58" style:family="paragraph" style:parent-style-name="Standard">
      <style:paragraph-properties fo:text-align="center" style:justify-single-word="false"/>
      <style:text-properties fo:font-size="14pt" fo:font-weight="bold" officeooo:paragraph-rsid="004e1323" style:font-size-asian="14pt" style:font-weight-asian="bold" style:font-size-complex="14pt" style:font-weight-complex="bold"/>
    </style:style>
    <style:style style:name="P59" style:family="paragraph" style:parent-style-name="Standard">
      <style:paragraph-properties fo:text-align="center" style:justify-single-word="false"/>
      <style:text-properties fo:font-size="14pt" officeooo:paragraph-rsid="004e1323" style:font-size-asian="14pt" style:font-size-complex="14pt"/>
    </style:style>
    <style:style style:name="P60" style:family="paragraph" style:parent-style-name="Standard">
      <style:paragraph-properties fo:text-align="end" style:justify-single-word="false"/>
      <style:text-properties fo:font-size="14pt" officeooo:paragraph-rsid="004e1323" style:font-size-asian="14pt" style:font-size-complex="14pt"/>
    </style:style>
    <style:style style:name="P61" style:family="paragraph" style:parent-style-name="Standard">
      <style:text-properties fo:font-size="14pt" officeooo:paragraph-rsid="004e1323" style:font-size-asian="14pt" style:font-size-complex="14pt"/>
    </style:style>
    <style:style style:name="P62" style:family="paragraph" style:parent-style-name="Standard">
      <style:paragraph-properties fo:margin-left="0in" fo:margin-right="0.5772in" fo:text-align="justify" style:justify-single-word="false" fo:text-indent="0in" style:auto-text-indent="false"/>
      <style:text-properties fo:font-size="14pt" officeooo:paragraph-rsid="004e1323" style:font-size-asian="14pt" style:font-size-complex="14pt"/>
    </style:style>
    <style:style style:name="P63" style:family="paragraph" style:parent-style-name="Standard">
      <style:paragraph-properties fo:margin-left="4.8236in" fo:margin-right="0.098in" fo:text-align="center" style:justify-single-word="false" fo:text-indent="0in" style:auto-text-indent="false" fo:padding-left="0in" fo:padding-right="0in" fo:padding-top="0in" fo:padding-bottom="0.0138in" fo:border-left="none" fo:border-right="none" fo:border-top="none" fo:border-bottom="0.26pt solid #000000"/>
      <style:text-properties fo:font-size="14pt" officeooo:paragraph-rsid="004e1323" style:font-size-asian="14pt" style:font-size-complex="14pt"/>
    </style:style>
    <style:style style:name="P64" style:family="paragraph" style:parent-style-name="Standard">
      <style:paragraph-properties fo:margin-left="0in" fo:margin-right="0.278in" fo:line-height="150%" fo:text-align="justify" style:justify-single-word="false" fo:text-indent="0.3937in" style:auto-text-indent="false"/>
      <style:text-properties fo:font-size="14pt" officeooo:paragraph-rsid="004e1323" style:font-size-asian="14pt" style:font-size-complex="14pt"/>
    </style:style>
    <style:style style:name="P65" style:family="paragraph" style:parent-style-name="Standard">
      <style:paragraph-properties fo:margin-left="0in" fo:margin-right="0.278in" fo:line-height="150%" fo:text-align="center" style:justify-single-word="false" fo:text-indent="0.3937in" style:auto-text-indent="false"/>
      <style:text-properties fo:font-size="14pt" fo:letter-spacing="0.0484in" fo:language="uk" fo:country="UA" fo:font-weight="bold" officeooo:paragraph-rsid="004e1323" style:font-size-asian="14pt" style:font-weight-asian="bold" style:font-size-complex="14pt" style:font-weight-complex="bold"/>
    </style:style>
    <style:style style:name="P66" style:family="paragraph" style:parent-style-name="Standard">
      <style:paragraph-properties fo:margin-left="0in" fo:margin-right="0.278in" fo:line-height="150%" fo:text-align="center" style:justify-single-word="false" fo:text-indent="0.3937in" style:auto-text-indent="false"/>
      <style:text-properties fo:font-size="14pt" fo:language="uk" fo:country="UA" fo:font-weight="bold" officeooo:paragraph-rsid="004e1323" style:font-size-asian="14pt" style:font-weight-asian="bold" style:font-size-complex="14pt" style:font-weight-complex="bold"/>
    </style:style>
    <style:style style:name="P67" style:family="paragraph" style:parent-style-name="Standard">
      <style:paragraph-properties fo:margin-left="0in" fo:margin-right="0.278in" fo:line-height="150%" fo:text-align="center" style:justify-single-word="false" fo:text-indent="0.3937in" style:auto-text-indent="false"/>
      <style:text-properties fo:font-size="14pt" fo:language="uk" fo:country="UA" officeooo:paragraph-rsid="004e1323" style:font-size-asian="14pt" style:font-size-complex="14pt"/>
    </style:style>
    <style:style style:name="P68" style:family="paragraph" style:parent-style-name="Standard">
      <style:paragraph-properties fo:margin-left="0in" fo:margin-right="0.278in" fo:line-height="150%" fo:text-align="center" style:justify-single-word="false" fo:text-indent="0.3937in" style:auto-text-indent="false"/>
      <style:text-properties fo:font-size="18pt" fo:letter-spacing="0.0484in" fo:font-weight="bold" officeooo:paragraph-rsid="004e1323" style:font-size-asian="18pt" style:font-weight-asian="bold" style:font-size-complex="18pt"/>
    </style:style>
    <style:style style:name="P69" style:family="paragraph" style:parent-style-name="Standard">
      <style:paragraph-properties fo:margin-left="0.8862in" fo:margin-right="0.8772in" fo:line-height="150%" fo:text-align="center" style:justify-single-word="false" fo:text-indent="0in" style:auto-text-indent="false"/>
      <style:text-properties fo:language="uk" fo:country="UA" officeooo:paragraph-rsid="004e1323"/>
    </style:style>
    <style:style style:name="P70" style:family="paragraph" style:parent-style-name="Standard">
      <style:paragraph-properties fo:margin-left="0in" fo:margin-right="0in" fo:line-height="150%" fo:text-align="justify" style:justify-single-word="false" fo:text-indent="0.5in" style:auto-text-indent="false" fo:break-before="page"/>
      <style:text-properties fo:font-size="14pt" fo:language="uk" fo:country="UA" officeooo:paragraph-rsid="004f4ba4" style:font-size-asian="14pt" style:font-size-complex="14pt"/>
    </style:style>
    <style:style style:name="P71" style:family="paragraph" style:parent-style-name="Standard">
      <style:paragraph-properties fo:margin-left="0in" fo:margin-right="0in" fo:line-height="150%" fo:text-align="justify" style:justify-single-word="false" fo:text-indent="0.5in" style:auto-text-indent="false" fo:break-before="page"/>
      <style:text-properties fo:font-size="14pt" fo:language="uk" fo:country="UA" fo:font-weight="bold" officeooo:paragraph-rsid="004f4ba4" style:font-size-asian="14pt" style:font-weight-asian="bold" style:font-size-complex="14pt" style:font-weight-complex="bold"/>
    </style:style>
    <style:style style:name="P72" style:family="paragraph" style:parent-style-name="Standard">
      <style:paragraph-properties fo:margin-left="0in" fo:margin-right="0in" fo:line-height="150%" fo:text-align="justify" style:justify-single-word="false" fo:text-indent="0.5in" style:auto-text-indent="false" fo:break-before="page"/>
      <style:text-properties fo:font-size="14pt" fo:language="uk" fo:country="UA" fo:font-weight="bold" officeooo:rsid="000e037a" officeooo:paragraph-rsid="004f4ba4" style:font-size-asian="14pt" style:font-weight-asian="bold" style:font-size-complex="14pt" style:font-weight-complex="bold"/>
    </style:style>
    <style:style style:name="P73" style:family="paragraph" style:parent-style-name="Standard">
      <style:paragraph-properties fo:margin-left="0in" fo:margin-right="0in" fo:line-height="150%" fo:text-align="justify" style:justify-single-word="false" fo:text-indent="0.5in" style:auto-text-indent="false" fo:break-before="page"/>
      <style:text-properties fo:font-size="14pt" fo:language="uk" fo:country="UA" fo:font-weight="normal" officeooo:paragraph-rsid="004f4ba4" style:font-size-asian="14pt" style:font-weight-asian="normal" style:font-size-complex="14pt" style:font-weight-complex="normal"/>
    </style:style>
    <style:style style:name="P74" style:family="paragraph" style:parent-style-name="Standard">
      <style:paragraph-properties fo:margin-left="0in" fo:margin-right="0in" fo:line-height="150%" fo:text-align="justify" style:justify-single-word="false" fo:text-indent="0.5in" style:auto-text-indent="false"/>
      <style:text-properties fo:font-size="14pt" fo:language="uk" fo:country="UA" officeooo:paragraph-rsid="00509ea2" style:font-size-asian="14pt" style:font-size-complex="14pt"/>
    </style:style>
    <style:style style:name="P75" style:family="paragraph" style:parent-style-name="Standard">
      <style:paragraph-properties fo:margin-left="0in" fo:margin-right="0in" fo:line-height="150%" fo:text-align="justify" style:justify-single-word="false" fo:text-indent="0.5in" style:auto-text-indent="false"/>
      <style:text-properties fo:font-size="14pt" fo:language="uk" fo:country="UA" officeooo:paragraph-rsid="00546c37" style:font-size-asian="14pt" style:font-size-complex="14pt"/>
    </style:style>
    <style:style style:name="P76" style:family="paragraph" style:parent-style-name="Standard">
      <style:paragraph-properties fo:margin-left="0in" fo:margin-right="0in" fo:line-height="150%" fo:text-align="justify" style:justify-single-word="false" fo:text-indent="0.5in" style:auto-text-indent="false"/>
      <style:text-properties fo:font-size="14pt" fo:language="uk" fo:country="UA" officeooo:paragraph-rsid="0055a0e6" style:font-size-asian="14pt" style:font-size-complex="14pt"/>
    </style:style>
    <style:style style:name="P77" style:family="paragraph" style:parent-style-name="Standard">
      <style:paragraph-properties fo:margin-left="0in" fo:margin-right="0in" fo:line-height="150%" fo:text-align="justify" style:justify-single-word="false" fo:text-indent="0.5in" style:auto-text-indent="false"/>
      <style:text-properties fo:font-size="14pt" fo:language="uk" fo:country="UA" fo:font-weight="normal" officeooo:paragraph-rsid="00509ea2" style:font-size-asian="14pt" style:font-weight-asian="normal" style:font-size-complex="14pt" style:font-weight-complex="normal"/>
    </style:style>
    <style:style style:name="P78" style:family="paragraph" style:parent-style-name="Standard">
      <style:paragraph-properties fo:margin-left="0in" fo:margin-right="0in" fo:line-height="150%" fo:text-align="justify" style:justify-single-word="false" fo:text-indent="0.5in" style:auto-text-indent="false"/>
      <style:text-properties fo:font-size="14pt" fo:language="uk" fo:country="UA" fo:font-weight="normal" officeooo:paragraph-rsid="0055a0e6" style:font-size-asian="14pt" style:font-weight-asian="normal" style:font-size-complex="14pt" style:font-weight-complex="normal"/>
    </style:style>
    <style:style style:name="P79" style:family="paragraph" style:parent-style-name="Standard">
      <style:paragraph-properties fo:margin-left="0in" fo:margin-right="0in" fo:line-height="150%" fo:text-align="justify" style:justify-single-word="false" fo:text-indent="0.5in" style:auto-text-indent="false"/>
      <style:text-properties fo:font-size="14pt" fo:language="uk" fo:country="UA" fo:font-weight="normal" officeooo:rsid="000e037a" officeooo:paragraph-rsid="00509ea2" style:font-size-asian="14pt" style:font-weight-asian="normal" style:font-size-complex="14pt" style:font-weight-complex="normal"/>
    </style:style>
    <style:style style:name="P80" style:family="paragraph" style:parent-style-name="Standard">
      <style:paragraph-properties fo:margin-left="0in" fo:margin-right="0in" fo:line-height="150%" fo:text-align="justify" style:justify-single-word="false" fo:text-indent="0.5in" style:auto-text-indent="false"/>
      <style:text-properties fo:font-size="14pt" fo:language="uk" fo:country="UA" fo:font-weight="normal" officeooo:rsid="000e037a" officeooo:paragraph-rsid="00536da1" style:font-size-asian="14pt" style:font-weight-asian="normal" style:font-size-complex="14pt" style:font-weight-complex="normal"/>
    </style:style>
    <style:style style:name="P81" style:family="paragraph" style:parent-style-name="Standard">
      <style:paragraph-properties fo:margin-left="0in" fo:margin-right="0in" fo:line-height="150%" fo:text-align="justify" style:justify-single-word="false" fo:text-indent="0.5in" style:auto-text-indent="false"/>
      <style:text-properties fo:font-size="14pt" fo:language="uk" fo:country="UA" fo:font-weight="normal" officeooo:rsid="000e037a" officeooo:paragraph-rsid="0055a0e6" style:font-size-asian="14pt" style:font-weight-asian="normal" style:font-size-complex="14pt" style:font-weight-complex="normal"/>
    </style:style>
    <style:style style:name="P82" style:family="paragraph" style:parent-style-name="Standard">
      <style:paragraph-properties fo:margin-left="0in" fo:margin-right="0in" fo:line-height="150%" fo:text-align="justify" style:justify-single-word="false" fo:text-indent="0.5in" style:auto-text-indent="false"/>
      <style:text-properties fo:font-size="14pt" fo:language="uk" fo:country="UA" fo:font-weight="bold" officeooo:paragraph-rsid="004f4ba4" style:font-size-asian="14pt" style:font-weight-asian="bold" style:font-size-complex="14pt" style:font-weight-complex="bold"/>
    </style:style>
    <style:style style:name="P83" style:family="paragraph" style:parent-style-name="Standard">
      <style:paragraph-properties fo:margin-left="0in" fo:margin-right="0in" fo:line-height="150%" fo:text-align="justify" style:justify-single-word="false" fo:text-indent="0.5in" style:auto-text-indent="false"/>
      <style:text-properties fo:font-size="14pt" fo:language="uk" fo:country="UA" fo:font-weight="bold" officeooo:rsid="000e037a" officeooo:paragraph-rsid="004f4ba4" style:font-size-asian="14pt" style:font-weight-asian="bold" style:font-size-complex="14pt" style:font-weight-complex="bold"/>
    </style:style>
    <style:style style:name="P84" style:family="paragraph" style:parent-style-name="Standard">
      <style:paragraph-properties fo:margin-left="0in" fo:margin-right="0in" fo:line-height="150%" fo:text-align="justify" style:justify-single-word="false" fo:text-indent="0.5in" style:auto-text-indent="false"/>
      <style:text-properties fo:font-size="14pt" officeooo:paragraph-rsid="00546c37" style:font-size-asian="14pt" style:font-size-complex="14pt"/>
    </style:style>
    <style:style style:name="P85" style:family="paragraph" style:parent-style-name="Standard">
      <style:paragraph-properties fo:margin-left="0in" fo:margin-right="0in" fo:line-height="150%" fo:text-align="justify" style:justify-single-word="false" fo:text-indent="0.5in" style:auto-text-indent="false"/>
      <style:text-properties fo:color="#000000" fo:font-size="10pt" fo:language="uk" fo:country="UA" fo:font-style="italic" officeooo:paragraph-rsid="0075425d" style:font-size-asian="10pt" style:font-style-asian="italic" style:font-size-complex="10pt" style:font-style-complex="italic"/>
    </style:style>
    <style:style style:name="P86" style:family="paragraph" style:parent-style-name="Standard">
      <style:paragraph-properties fo:margin-left="0in" fo:margin-right="0in" fo:line-height="150%" fo:text-align="justify" style:justify-single-word="false" fo:text-indent="0.5in" style:auto-text-indent="false"/>
      <style:text-properties fo:font-size="10pt" fo:language="uk" fo:country="UA" fo:font-style="italic" officeooo:paragraph-rsid="0075425d" style:font-size-asian="10pt" style:font-style-asian="italic" style:font-size-complex="10pt" style:font-style-complex="italic"/>
    </style:style>
    <style:style style:name="P87" style:family="paragraph" style:parent-style-name="Preformatted_20_Text">
      <style:paragraph-properties fo:margin-left="0in" fo:margin-right="0in" fo:line-height="150%" fo:text-align="justify" style:justify-single-word="false" fo:text-indent="0.5in" style:auto-text-indent="false"/>
      <style:text-properties style:text-outline="false" style:text-line-through-style="none" style:font-name="Times New Roman2" fo:font-size="14pt" fo:language="uk" fo:country="UA" fo:font-style="normal" fo:text-shadow="none" style:text-underline-style="none" fo:font-weight="normal" officeooo:rsid="004535cc" officeooo:paragraph-rsid="0056c75c"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88" style:family="paragraph" style:parent-style-name="Subtitle">
      <style:paragraph-properties fo:line-height="150%"/>
      <style:text-properties fo:language="uk" fo:country="UA" officeooo:paragraph-rsid="00546c37" style:font-size-complex="14pt"/>
    </style:style>
    <style:style style:name="P89" style:family="paragraph" style:parent-style-name="Text_20_body_20_indent">
      <style:paragraph-properties fo:margin-left="0.248in" fo:margin-right="0in" fo:line-height="150%" fo:text-indent="0.4925in" style:auto-text-indent="false"/>
      <style:text-properties fo:font-size="14pt" officeooo:paragraph-rsid="00536da1" style:font-size-asian="14pt" style:font-size-complex="14pt"/>
    </style:style>
    <style:style style:name="P90" style:family="paragraph" style:parent-style-name="Text_20_body_20_indent">
      <style:paragraph-properties fo:margin-left="0.248in" fo:margin-right="0in" fo:line-height="150%" fo:text-indent="0.4925in" style:auto-text-indent="false"/>
      <style:text-properties fo:font-size="14pt" officeooo:paragraph-rsid="0055a0e6" style:font-size-asian="14pt" style:font-size-complex="14pt"/>
    </style:style>
    <style:style style:name="P91" style:family="paragraph" style:parent-style-name="Text_20_body_20_indent">
      <style:paragraph-properties fo:margin-left="0.248in" fo:margin-right="0in" fo:line-height="150%" fo:text-align="justify" style:justify-single-word="false" fo:text-indent="0.4925in" style:auto-text-indent="false"/>
      <style:text-properties fo:font-size="14pt" fo:language="uk" fo:country="UA" fo:font-weight="normal" officeooo:paragraph-rsid="0055a0e6" style:font-size-asian="14pt" style:font-weight-asian="normal" style:font-size-complex="14pt" style:font-weight-complex="normal"/>
    </style:style>
    <style:style style:name="P92" style:family="paragraph" style:parent-style-name="Text_20_body_20_indent">
      <style:paragraph-properties fo:margin-left="0.248in" fo:margin-right="0in" fo:line-height="150%" fo:text-indent="0.4925in" style:auto-text-indent="false" fo:break-before="page"/>
      <style:text-properties fo:font-size="14pt" officeooo:paragraph-rsid="00536da1" style:font-size-asian="14pt" style:font-size-complex="14pt"/>
    </style:style>
    <style:style style:name="P93" style:family="paragraph" style:parent-style-name="Text_20_body">
      <style:paragraph-properties fo:margin-left="0.248in" fo:margin-right="0in" fo:line-height="150%" fo:text-align="justify" style:justify-single-word="false" fo:text-indent="0.4925in" style:auto-text-indent="false"/>
      <style:text-properties fo:font-size="14pt" fo:language="en" fo:country="US" fo:font-weight="normal" officeooo:rsid="0050a689" officeooo:paragraph-rsid="0056c75c" style:font-size-asian="14pt" style:font-weight-asian="normal" style:font-size-complex="14pt" style:font-weight-complex="normal"/>
    </style:style>
    <style:style style:name="P94" style:family="paragraph" style:parent-style-name="Text_20_body">
      <style:paragraph-properties fo:margin-left="0.248in" fo:margin-right="0in" fo:line-height="150%" fo:text-align="justify" style:justify-single-word="false" fo:text-indent="0.4925in" style:auto-text-indent="false"/>
      <style:text-properties fo:font-size="14pt" fo:language="uk" fo:country="UA" fo:font-weight="bold" officeooo:rsid="0064ede3" officeooo:paragraph-rsid="0064ede3" style:font-size-asian="14pt" style:font-weight-asian="bold" style:font-size-complex="14pt" style:font-weight-complex="bold"/>
    </style:style>
    <style:style style:name="P95" style:family="paragraph" style:parent-style-name="Text_20_body">
      <style:paragraph-properties fo:margin-left="0.248in" fo:margin-right="0in" fo:line-height="150%" fo:text-align="justify" style:justify-single-word="false" fo:text-indent="0.4925in" style:auto-text-indent="false"/>
      <style:text-properties fo:font-size="14pt" fo:font-weight="bold" officeooo:paragraph-rsid="0064ede3"/>
    </style:style>
    <style:style style:name="P96"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97" style:family="paragraph" style:parent-style-name="Text_20_body">
      <style:paragraph-properties fo:margin-left="0in" fo:margin-right="0in" fo:margin-top="0in" fo:margin-bottom="0in" style:contextual-spacing="false" fo:text-align="start" style:justify-single-word="false" fo:text-indent="0in" style:auto-text-indent="false" fo:padding="0in" fo:border="none"/>
      <style:text-properties fo:font-variant="normal" fo:text-transform="none" fo:color="#424242" style:text-line-through-style="none" style:font-name="tahoma" fo:font-size="8.25pt" fo:letter-spacing="normal" fo:font-style="normal" style:text-underline-style="none" fo:font-weight="normal" style:text-blinking="false"/>
    </style:style>
    <style:style style:name="P98" style:family="paragraph" style:parent-style-name="Standard">
      <style:paragraph-properties fo:margin-left="0in" fo:margin-right="0in" fo:line-height="150%" fo:text-align="justify" style:justify-single-word="false" fo:text-indent="0.5in" style:auto-text-indent="false"/>
      <style:text-properties fo:font-size="10pt" fo:language="uk" fo:country="UA" fo:font-style="italic" fo:font-weight="bold" officeooo:paragraph-rsid="0075425d" style:font-size-asian="10pt" style:font-style-asian="italic" style:font-weight-asian="bold" style:font-size-complex="10pt" style:font-style-complex="italic" style:font-weight-complex="bold"/>
    </style:style>
    <style:style style:name="P99" style:family="paragraph" style:parent-style-name="Standard">
      <style:paragraph-properties fo:margin-left="0in" fo:margin-right="0in" fo:line-height="150%" fo:text-align="justify" style:justify-single-word="false" fo:text-indent="0.5in" style:auto-text-indent="false"/>
      <style:text-properties fo:font-size="10pt" fo:language="uk" fo:country="UA" fo:font-style="italic" fo:font-weight="normal" officeooo:rsid="0070bb56" officeooo:paragraph-rsid="0075425d" style:font-size-asian="10pt" style:font-style-asian="italic" style:font-weight-asian="normal" style:font-size-complex="10pt" style:font-style-complex="italic" style:font-weight-complex="normal"/>
    </style:style>
    <style:style style:name="P100" style:family="paragraph" style:parent-style-name="Standard" style:list-style-name="WW8Num27">
      <style:paragraph-properties fo:margin-left="0in" fo:margin-right="0in" fo:line-height="150%" fo:text-align="justify" style:justify-single-word="false" fo:text-indent="0.5in" style:auto-text-indent="false">
        <style:tab-stops>
          <style:tab-stop style:position="0.75in"/>
        </style:tab-stops>
      </style:paragraph-properties>
      <style:text-properties fo:font-size="14pt" fo:language="uk" fo:country="UA" officeooo:paragraph-rsid="00546c37" style:font-size-asian="14pt" style:font-size-complex="14pt"/>
    </style:style>
    <style:style style:name="P101" style:family="paragraph" style:parent-style-name="Standard" style:list-style-name="WW8Num27">
      <style:paragraph-properties fo:margin-left="0in" fo:margin-right="0in" fo:line-height="150%" fo:text-align="justify" style:justify-single-word="false" fo:text-indent="0.5in" style:auto-text-indent="false">
        <style:tab-stops>
          <style:tab-stop style:position="0.75in"/>
        </style:tab-stops>
      </style:paragraph-properties>
      <style:text-properties fo:font-size="14pt" fo:language="uk" fo:country="UA" fo:font-weight="normal" officeooo:paragraph-rsid="00546c37" style:font-size-asian="14pt" style:font-weight-asian="normal" style:font-size-complex="14pt" style:font-weight-complex="normal"/>
    </style:style>
    <style:style style:name="P102" style:family="paragraph" style:parent-style-name="Standard" style:list-style-name="WW8Num27">
      <style:paragraph-properties fo:margin-left="0in" fo:margin-right="0in" fo:line-height="150%" fo:text-align="justify" style:justify-single-word="false" fo:text-indent="0.5in" style:auto-text-indent="false" fo:break-before="page">
        <style:tab-stops>
          <style:tab-stop style:position="0.75in"/>
        </style:tab-stops>
      </style:paragraph-properties>
      <style:text-properties fo:font-size="14pt" fo:language="uk" fo:country="UA" fo:font-weight="normal" officeooo:paragraph-rsid="00546c37" style:font-size-asian="14pt" style:font-weight-asian="normal" style:font-size-complex="14pt" style:font-weight-complex="normal"/>
    </style:style>
    <style:style style:name="P103" style:family="paragraph" style:parent-style-name="Standard" style:list-style-name="WW8Num1">
      <style:paragraph-properties fo:line-height="150%" fo:text-align="justify" style:justify-single-word="false"/>
      <style:text-properties fo:font-size="10pt" fo:language="uk" fo:country="UA" fo:font-style="italic" officeooo:paragraph-rsid="0075425d" style:font-size-asian="10pt" style:font-style-asian="italic" style:font-size-complex="10pt" style:font-style-complex="italic"/>
    </style:style>
    <style:style style:name="P104" style:family="paragraph" style:parent-style-name="Standard" style:list-style-name="WW8Num25">
      <style:paragraph-properties fo:line-height="150%" fo:text-align="justify" style:justify-single-word="false"/>
      <style:text-properties fo:font-size="10pt" fo:language="uk" fo:country="UA" fo:font-style="italic" officeooo:paragraph-rsid="0075425d" style:font-size-asian="10pt" style:font-style-asian="italic" style:font-size-complex="10pt" style:font-style-complex="italic"/>
    </style:style>
    <style:style style:name="P105" style:family="paragraph" style:parent-style-name="Standard" style:list-style-name="WW8Num34">
      <style:paragraph-properties fo:line-height="150%" fo:text-align="justify" style:justify-single-word="false"/>
      <style:text-properties fo:font-size="14pt" fo:language="uk" fo:country="UA" officeooo:paragraph-rsid="00546c37" style:font-size-asian="14pt" style:font-size-complex="14pt"/>
    </style:style>
    <style:style style:name="P106" style:family="paragraph" style:parent-style-name="Standard" style:list-style-name="WW8Num23">
      <style:paragraph-properties fo:line-height="150%" fo:text-align="justify" style:justify-single-word="false"/>
      <style:text-properties fo:font-size="14pt" fo:language="uk" fo:country="UA" officeooo:paragraph-rsid="00546c37" style:font-size-asian="14pt" style:font-size-complex="14pt"/>
    </style:style>
    <style:style style:name="P107" style:family="paragraph" style:parent-style-name="Standard" style:list-style-name="WW8Num39">
      <style:paragraph-properties fo:line-height="150%" fo:text-align="justify" style:justify-single-word="false"/>
      <style:text-properties fo:font-size="14pt" fo:language="uk" fo:country="UA" officeooo:paragraph-rsid="00546c37" style:font-size-asian="14pt" style:font-size-complex="14pt"/>
    </style:style>
    <style:style style:name="P108" style:family="paragraph" style:parent-style-name="Standard" style:list-style-name="WW8Num12">
      <style:paragraph-properties fo:line-height="150%" fo:text-align="justify" style:justify-single-word="false"/>
      <style:text-properties fo:font-size="14pt" fo:language="uk" fo:country="UA" officeooo:paragraph-rsid="00546c37" style:font-size-asian="14pt" style:font-size-complex="14pt"/>
    </style:style>
    <style:style style:name="P109" style:family="paragraph" style:parent-style-name="Standard" style:list-style-name="WW8Num2">
      <style:paragraph-properties fo:line-height="150%" fo:text-align="justify" style:justify-single-word="false"/>
      <style:text-properties fo:font-size="14pt" fo:language="uk" fo:country="UA" officeooo:paragraph-rsid="00546c37" style:font-size-asian="14pt" style:font-size-complex="14pt"/>
    </style:style>
    <style:style style:name="P110" style:family="paragraph" style:parent-style-name="Standard" style:list-style-name="WW8Num9">
      <style:paragraph-properties fo:line-height="150%" fo:text-align="justify" style:justify-single-word="false"/>
      <style:text-properties fo:font-size="14pt" fo:language="uk" fo:country="UA" officeooo:paragraph-rsid="00546c37" style:font-size-asian="14pt" style:font-size-complex="14pt"/>
    </style:style>
    <style:style style:name="P111" style:family="paragraph" style:parent-style-name="Standard" style:list-style-name="WW8Num31">
      <style:paragraph-properties fo:line-height="150%" fo:text-align="justify" style:justify-single-word="false"/>
      <style:text-properties fo:font-size="14pt" fo:language="uk" fo:country="UA" officeooo:paragraph-rsid="00546c37" style:font-size-asian="14pt" style:font-size-complex="14pt"/>
    </style:style>
    <style:style style:name="P112" style:family="paragraph" style:parent-style-name="Standard" style:list-style-name="WW8Num3">
      <style:paragraph-properties fo:line-height="150%" fo:text-align="justify" style:justify-single-word="false"/>
      <style:text-properties fo:font-size="14pt" fo:language="uk" fo:country="UA" officeooo:paragraph-rsid="00546c37" style:font-size-asian="14pt" style:font-size-complex="14pt"/>
    </style:style>
    <style:style style:name="P113" style:family="paragraph" style:parent-style-name="Standard" style:list-style-name="WW8Num3">
      <style:paragraph-properties fo:margin-left="0.1252in" fo:margin-right="0in" fo:line-height="150%" fo:text-align="justify" style:justify-single-word="false" fo:text-indent="0.6252in" style:auto-text-indent="false"/>
      <style:text-properties fo:font-size="14pt" fo:language="uk" fo:country="UA" officeooo:paragraph-rsid="00546c37" style:font-size-asian="14pt" style:font-size-complex="14pt"/>
    </style:style>
    <style:style style:name="P114" style:family="paragraph" style:parent-style-name="Standard" style:list-style-name="WW8Num3">
      <style:paragraph-properties fo:margin-left="0in" fo:margin-right="0in" fo:line-height="150%" fo:text-align="justify" style:justify-single-word="false" fo:text-indent="0.75in" style:auto-text-indent="false"/>
      <style:text-properties fo:font-size="14pt" fo:language="uk" fo:country="UA" officeooo:paragraph-rsid="00546c37" style:font-size-asian="14pt" style:font-size-complex="14pt"/>
    </style:style>
    <style:style style:name="P115" style:family="paragraph" style:parent-style-name="Text_20_body">
      <style:paragraph-properties fo:line-height="150%"/>
      <style:text-properties officeooo:rsid="0070bb56" officeooo:paragraph-rsid="0070bb56"/>
    </style:style>
    <style:style style:name="P116" style:family="paragraph" style:parent-style-name="Text_20_body">
      <style:paragraph-properties fo:line-height="150%"/>
      <style:text-properties fo:font-size="10pt" fo:font-style="italic" officeooo:rsid="0074c62d" officeooo:paragraph-rsid="0074c62d" style:font-size-asian="10pt" style:font-style-asian="italic" style:font-size-complex="10pt" style:font-style-complex="italic"/>
    </style:style>
    <style:style style:name="P117" style:family="paragraph" style:parent-style-name="Text_20_body">
      <style:paragraph-properties fo:line-height="150%"/>
      <style:text-properties fo:language="uk" fo:country="UA" fo:font-weight="normal" officeooo:rsid="007cf6e2" officeooo:paragraph-rsid="007cf6e2" style:font-weight-asian="normal" style:font-weight-complex="normal"/>
    </style:style>
    <style:style style:name="P118" style:family="paragraph" style:parent-style-name="Text_20_body">
      <style:paragraph-properties fo:line-height="150%"/>
      <style:text-properties fo:language="uk" fo:country="UA" officeooo:rsid="0066e90b" officeooo:paragraph-rsid="0066e90b"/>
    </style:style>
    <style:style style:name="P119" style:family="paragraph" style:parent-style-name="Heading_20_1" style:list-style-name="">
      <style:paragraph-properties fo:line-height="150%" fo:text-align="center" style:justify-single-word="false" style:vertical-align="middle">
        <style:tab-stops/>
      </style:paragraph-properties>
      <style:text-properties fo:color="#000000" style:text-outline="false" style:text-line-through-style="none" style:font-name="Times New Roman2" fo:font-size="12pt" fo:language="uk" fo:country="UA" fo:font-style="normal" fo:text-shadow="none" style:text-underline-style="none" fo:font-weight="normal" officeooo:rsid="004535cc" style:letter-kerning="true" fo:background-color="transparent" style:font-name-asian="Liberation Sans1" style:font-size-asian="12pt" style:font-style-asian="normal" style:font-weight-asian="normal" style:font-name-complex="Liberation Sans1" style:font-size-complex="12pt" style:font-style-complex="normal" style:font-weight-complex="normal" style:text-emphasize="none" style:text-overline-style="none" style:text-overline-color="font-color"/>
    </style:style>
    <style:style style:name="P120" style:family="paragraph" style:parent-style-name="Heading_20_1">
      <style:paragraph-properties fo:text-align="center" style:justify-single-word="false" fo:break-before="page"/>
      <style:text-properties officeooo:paragraph-rsid="004e1323"/>
    </style:style>
    <style:style style:name="P121" style:family="paragraph" style:parent-style-name="Preformatted_20_Text" style:list-style-name="L1">
      <style:paragraph-properties fo:line-height="150%"/>
      <style:text-properties fo:font-weight="normal" officeooo:rsid="000c4f91" officeooo:paragraph-rsid="0056c75c" fo:background-color="#ffcc99" style:font-weight-asian="normal" style:font-weight-complex="normal"/>
    </style:style>
    <style:style style:name="P122" style:family="paragraph" style:parent-style-name="Preformatted_20_Text" style:list-style-name="L2">
      <style:paragraph-properties fo:line-height="150%"/>
      <style:text-properties fo:font-weight="normal" officeooo:rsid="000c4f91" officeooo:paragraph-rsid="00459146" fo:background-color="#ffcc99" style:font-weight-asian="normal" style:font-weight-complex="normal"/>
    </style:style>
    <style:style style:name="P123" style:family="paragraph" style:parent-style-name="Preformatted_20_Text" style:list-style-name="L1">
      <style:paragraph-properties fo:line-height="150%"/>
      <style:text-properties fo:font-weight="normal" officeooo:rsid="000cd24e" officeooo:paragraph-rsid="0056c75c" fo:background-color="#ffcc99" style:font-weight-asian="normal" style:font-weight-complex="normal"/>
    </style:style>
    <style:style style:name="P124" style:family="paragraph" style:parent-style-name="Preformatted_20_Text" style:list-style-name="L2">
      <style:paragraph-properties fo:line-height="150%"/>
      <style:text-properties fo:font-weight="normal" officeooo:rsid="000cd24e" officeooo:paragraph-rsid="00459146" fo:background-color="#ffcc99" style:font-weight-asian="normal" style:font-weight-complex="normal"/>
    </style:style>
    <style:style style:name="P12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in" fo:margin-right="0in" fo:margin-top="0in" fo:margin-bottom="0in" fo:line-height="100%" fo:text-indent="0in"/>
    </style:style>
    <style:style style:name="P127"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8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133" style:family="paragraph">
      <style:paragraph-properties fo:margin-left="0in" fo:margin-right="0in" fo:text-indent="0in"/>
    </style:style>
    <style:style style:name="P1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indent="0in"/>
      <style:text-properties style:use-window-font-color="true" style:text-outline="false" style:text-line-through-style="none" style:font-name="Nimbus Roman No9 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indent="0in"/>
      <style:text-properties style:use-window-font-color="true" style:text-outline="false" style:text-line-through-style="none" style:font-name="Nimbus Roman No9 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P137" style:family="paragraph">
      <style:paragraph-properties fo:text-align="center" style:writing-mode="lr-t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037a" style:font-weight-asian="bold" style:font-weight-complex="bold"/>
    </style:style>
    <style:style style:name="T4" style:family="text">
      <style:text-properties officeooo:rsid="000e037a"/>
    </style:style>
    <style:style style:name="T5" style:family="text">
      <style:text-properties officeooo:rsid="000e5bc4"/>
    </style:style>
    <style:style style:name="T6" style:family="text">
      <style:text-properties officeooo:rsid="000fcf3a"/>
    </style:style>
    <style:style style:name="T7" style:family="text">
      <style:text-properties officeooo:rsid="0011626d"/>
    </style:style>
    <style:style style:name="T8" style:family="text">
      <style:text-properties officeooo:rsid="000cd24e"/>
    </style:style>
    <style:style style:name="T9" style:family="text">
      <style:text-properties officeooo:rsid="0048be99"/>
    </style:style>
    <style:style style:name="T10" style:family="text">
      <style:text-properties fo:color="#ff0000" officeooo:rsid="0048be99"/>
    </style:style>
    <style:style style:name="T11" style:family="text">
      <style:text-properties officeooo:rsid="004aa076"/>
    </style:style>
    <style:style style:name="T12" style:family="text">
      <style:text-properties fo:language="uk" fo:country="UA"/>
    </style:style>
    <style:style style:name="T13" style:family="text">
      <style:text-properties fo:language="uk" fo:country="UA" style:font-weight-complex="bold"/>
    </style:style>
    <style:style style:name="T14" style:family="text">
      <style:text-properties fo:language="uk" fo:country="UA" fo:font-weight="bold" style:font-weight-asian="bold" style:font-weight-complex="bold"/>
    </style:style>
    <style:style style:name="T15" style:family="text">
      <style:text-properties fo:language="uk" fo:country="UA" officeooo:rsid="00532fae"/>
    </style:style>
    <style:style style:name="T16" style:family="text">
      <style:text-properties fo:language="uk" fo:country="UA" officeooo:rsid="0062fc08"/>
    </style:style>
    <style:style style:name="T17" style:family="text">
      <style:text-properties fo:language="uk" fo:country="UA" officeooo:rsid="0064ede3"/>
    </style:style>
    <style:style style:name="T18" style:family="text">
      <style:text-properties fo:language="uk" fo:country="UA" officeooo:rsid="0064ede3" style:font-size-asian="14pt" style:font-weight-asian="bold" style:font-size-complex="14pt" style:font-weight-complex="bold"/>
    </style:style>
    <style:style style:name="T19" style:family="text">
      <style:text-properties fo:language="uk" fo:country="UA" officeooo:rsid="0066e90b"/>
    </style:style>
    <style:style style:name="T20" style:family="text">
      <style:text-properties fo:language="uk" fo:country="UA" officeooo:rsid="00788771"/>
    </style:style>
    <style:style style:name="T21" style:family="text">
      <style:text-properties fo:language="uk" fo:country="UA" fo:font-weight="normal" officeooo:rsid="007cf6e2" style:font-weight-asian="normal" style:font-weight-complex="normal"/>
    </style:style>
    <style:style style:name="T22" style:family="text">
      <style:text-properties fo:language="uk" fo:country="UA" fo:font-weight="normal" officeooo:rsid="007b9f38" style:font-weight-asian="normal" style:font-weight-complex="normal"/>
    </style:style>
    <style:style style:name="T23" style:family="text">
      <style:text-properties fo:language="uk" fo:country="UA" fo:font-weight="normal" officeooo:rsid="0066e90b" style:font-weight-asian="normal" style:font-weight-complex="normal"/>
    </style:style>
    <style:style style:name="T24" style:family="text">
      <style:text-properties fo:language="uk" fo:country="UA" fo:font-weight="normal" officeooo:rsid="008044e7" style:font-weight-asian="normal" style:font-weight-complex="normal"/>
    </style:style>
    <style:style style:name="T25" style:family="text">
      <style:text-properties fo:language="uk" fo:country="UA" officeooo:rsid="008044e7"/>
    </style:style>
    <style:style style:name="T26" style:family="text">
      <style:text-properties fo:language="uk" fo:country="UA" officeooo:rsid="0080fb78"/>
    </style:style>
    <style:style style:name="T27" style:family="text">
      <style:text-properties fo:letter-spacing="0.0417in"/>
    </style:style>
    <style:style style:name="T28" style:family="text">
      <style:text-properties fo:font-size="14pt" fo:letter-spacing="0.0484in" fo:font-weight="bold" style:font-size-asian="14pt" style:font-weight-asian="bold" style:font-size-complex="14pt" style:font-weight-complex="bold"/>
    </style:style>
    <style:style style:name="T29" style:family="text">
      <style:text-properties fo:font-size="15pt" style:font-size-asian="15pt" style:font-size-complex="15pt"/>
    </style:style>
    <style:style style:name="T30" style:family="text">
      <style:text-properties fo:font-weight="normal" officeooo:rsid="000e037a" style:font-weight-asian="normal" style:font-weight-complex="normal"/>
    </style:style>
    <style:style style:name="T31" style:family="text">
      <style:text-properties fo:font-style="italic" style:font-style-asian="italic"/>
    </style:style>
    <style:style style:name="T32" style:family="text">
      <style:text-properties fo:font-style="italic" officeooo:rsid="000e037a" style:font-style-asian="italic"/>
    </style:style>
    <style:style style:name="T33" style:family="text">
      <style:text-properties fo:font-style="italic" fo:font-weight="bold" style:font-style-asian="italic" style:font-weight-asian="bold" style:font-weight-complex="bold"/>
    </style:style>
    <style:style style:name="T34" style:family="text">
      <style:text-properties fo:color="#ff6600"/>
    </style:style>
    <style:style style:name="T35" style:family="text">
      <style:text-properties fo:language="en" fo:country="US"/>
    </style:style>
    <style:style style:name="T36" style:family="text">
      <style:text-properties fo:language="en" fo:country="US" officeooo:rsid="0050a689"/>
    </style:style>
    <style:style style:name="T37" style:family="text">
      <style:text-properties style:language-asian="none" style:country-asian="none"/>
    </style:style>
    <style:style style:name="T38" style:family="text">
      <style:text-properties fo:language="ru" fo:country="RU"/>
    </style:style>
    <style:style style:name="T39" style:family="text">
      <style:text-properties fo:font-variant="normal" fo:text-transform="none" fo:color="#424242" style:font-name="tahoma" fo:font-size="8.25pt" fo:letter-spacing="normal" fo:font-style="normal" fo:font-weight="bold"/>
    </style:style>
    <style:style style:name="T40" style:family="text">
      <style:text-properties fo:font-variant="normal" fo:text-transform="none" fo:color="#424242" style:font-name="tahoma" fo:font-size="8.25pt" fo:letter-spacing="normal" fo:font-style="normal" fo:font-weight="normal"/>
    </style:style>
    <style:style style:name="T41" style:family="text">
      <style:text-properties fo:font-variant="normal" fo:text-transform="none" fo:color="#424242" fo:letter-spacing="normal"/>
    </style:style>
    <style:style style:name="T42" style:family="text">
      <style:text-properties fo:font-variant="normal" fo:text-transform="none" fo:color="#4da02b" style:font-name="tahoma" fo:font-size="15pt" fo:letter-spacing="normal" fo:font-style="normal" fo:font-weight="normal"/>
    </style:style>
    <style:style style:name="T43" style:family="text">
      <style:text-properties officeooo:rsid="005019f1"/>
    </style:style>
    <style:style style:name="T44" style:family="text">
      <style:text-properties officeooo:rsid="00589fc2"/>
    </style:style>
    <style:style style:name="T45" style:family="text">
      <style:text-properties officeooo:rsid="005b42b5"/>
    </style:style>
    <style:style style:name="T46" style:family="text">
      <style:text-properties officeooo:rsid="005ee3fb"/>
    </style:style>
    <style:style style:name="T47" style:family="text">
      <style:text-properties officeooo:rsid="005f959b"/>
    </style:style>
    <style:style style:name="T48" style:family="text">
      <style:text-properties officeooo:rsid="005fe6f3"/>
    </style:style>
    <style:style style:name="T49" style:family="text">
      <style:text-properties officeooo:rsid="0065e8f5"/>
    </style:style>
    <style:style style:name="T50" style:family="text">
      <style:text-properties officeooo:rsid="0068a624"/>
    </style:style>
    <style:style style:name="T51" style:family="text">
      <style:text-properties officeooo:rsid="006a3a20"/>
    </style:style>
    <style:style style:name="T52" style:family="text">
      <style:text-properties officeooo:rsid="006ae707"/>
    </style:style>
    <style:style style:name="T53" style:family="text">
      <style:text-properties officeooo:rsid="006bce5e"/>
    </style:style>
    <style:style style:name="T54" style:family="text">
      <style:text-properties officeooo:rsid="006dce39"/>
    </style:style>
    <style:style style:name="T55" style:family="text">
      <style:text-properties officeooo:rsid="006edb03"/>
    </style:style>
    <style:style style:name="T56" style:family="text">
      <style:text-properties fo:font-size="10pt" style:font-size-asian="10pt" style:font-size-complex="10pt"/>
    </style:style>
    <style:style style:name="T57" style:family="text">
      <style:text-properties fo:font-size="10pt" fo:language="uk" fo:country="UA" style:font-size-asian="10pt" style:font-size-complex="10pt"/>
    </style:style>
    <style:style style:name="T58" style:family="text">
      <style:text-properties officeooo:rsid="0070bb56"/>
    </style:style>
    <style:style style:name="T59" style:family="text">
      <style:text-properties officeooo:rsid="00716936"/>
    </style:style>
    <style:style style:name="T60" style:family="text">
      <style:text-properties officeooo:rsid="0074c62d"/>
    </style:style>
    <style:style style:name="T61" style:family="text">
      <style:text-properties officeooo:rsid="0079e01e"/>
    </style:style>
    <style:style style:name="T62"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63" style:family="text">
      <style:text-properties fo:color="#000000"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65" style:family="text">
      <style:text-properties fo:color="#000000" style:text-outline="false" style:text-line-through-style="none" style:font-name="Liberation Sans1" fo:font-size="10pt" fo:language="uk" fo:country="UA" fo:font-style="normal" fo:text-shadow="none" style:text-underline-style="none" fo:font-weight="normal" style:letter-kerning="true" style:font-name-asian="Liberation Sans2" style:font-size-asian="12pt" style:font-style-asian="normal" style:font-weight-asian="normal" style:font-name-complex="Liberation Sans2" style:font-size-complex="10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Nimbus Roman No9 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Nimbus Roman No9 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Nimbus Roman No9 L" fo:font-size="8pt" fo:font-style="italic" fo:text-shadow="none" style:text-underline-style="none" fo:font-weight="normal" style:letter-kerning="true" style:font-name-asian="DejaVu Sans" style:font-size-asian="8pt" style:font-style-asian="italic" style:font-weight-asian="normal" style:font-name-complex="Lohit Hindi" style:font-size-complex="8pt" style:font-style-complex="italic"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311in" svg:stroke-color="#000000" draw:marker-start="" draw:marker-start-width="0.1256in" draw:marker-start-center="false" draw:marker-end="" draw:marker-end-width="0.1256in" draw:marker-end-center="false" draw:fill="none" draw:fill-color="#99ccff" draw:textarea-horizontal-align="justify" draw:textarea-vertical-align="middle" draw:auto-grow-height="false" fo:padding-top="0.0654in" fo:padding-bottom="0.0654in" fo:padding-left="0.1138in" fo:padding-right="0.1138in" draw:shadow="hidden" draw:shadow-offset-x="0.1181in" draw:shadow-offset-y="0.1181in" draw:shadow-color="#808080" style:run-through="foreground"/>
    </style:style>
    <style:style style:name="gr3" style:family="graphic">
      <style:graphic-properties draw:stroke="solid" svg:stroke-width="0.0311in" svg:stroke-color="#000000" draw:marker-start="" draw:marker-start-width="0.1256in" draw:marker-start-center="false" draw:marker-end="" draw:marker-end-width="0.1256in" draw:marker-end-center="false" draw:fill="solid" draw:fill-color="#99ccff" draw:textarea-horizontal-align="center" draw:textarea-vertical-align="middle" fo:padding-top="0.0654in" fo:padding-bottom="0.0654in" fo:padding-left="0.1138in" fo:padding-right="0.1138in" draw:shadow="hidden" draw:shadow-offset-x="0.1181in" draw:shadow-offset-y="0.1181in" draw:shadow-color="#808080" style:run-through="foreground"/>
    </style:style>
    <style:style style:name="gr4" style:family="graphic">
      <style:graphic-properties draw:stroke="solid" svg:stroke-width="0.0118in" svg:stroke-color="#000000" draw:marker-start="" draw:marker-start-width="0.0965in" draw:marker-start-center="false" draw:marker-end="" draw:marker-end-width="0.0965in" draw:marker-end-center="false" draw:fill="solid" draw:fill-color="#99cc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25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2508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51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72in" fo:min-width="0.3028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953in" fo:min-width="2.3193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925in" fo:min-width="2.316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689in" fo:min-width="2.2543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555in" fo:min-width="1.5272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56in" fo:min-width="0.2091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56in" fo:min-width="0.2492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56in" fo:min-width="0.375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56in" fo:min-width="0.25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56in" fo:min-width="0.5098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56in" fo:min-width="0.30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64in" fo:min-width="0.4374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52in" fo:min-width="0.5508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64in" fo:min-width="0.883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style:protect="position size" style:run-through="background" style:wrap="none" style:vertical-pos="from-top" style:vertical-rel="paragraph" style:horizontal-pos="center" style:horizontal-rel="paragraph" draw:wrap-influence-on-position="once-concurrent" style:flow-with-text="false"/>
    </style:style>
    <style:style style:name="gr23" style:family="graphic">
      <style:graphic-properties style:run-through="background"/>
    </style:style>
    <style:style style:name="gr24" style:family="graphic">
      <style:graphic-properties draw:stroke="solid" svg:stroke-width="0in" svg:stroke-color="#3465af" draw:marker-start="" draw:marker-start-width="0.0783in" draw:marker-start-center="false" draw:marker-end="" draw:marker-end-width="0.0783in" draw:marker-end-center="false" draw:fill="solid" draw:fill-color="#ffffcc"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back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583in" fo:min-width="0.6272in" fo:padding-top="0.0492in" fo:padding-bottom="0.0492in" fo:padding-left="0.0984in" fo:padding-right="0.0984in" draw:shadow="hidden" draw:shadow-offset-x="0.0783in" draw:shadow-offset-y="0.0783in" draw:shadow-color="#808080" style:run-through="back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back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165in" fo:min-width="0.6272in" fo:padding-top="0.0492in" fo:padding-bottom="0.0492in" fo:padding-left="0.0984in" fo:padding-right="0.0984in" draw:shadow="hidden" draw:shadow-offset-x="0.0783in" draw:shadow-offset-y="0.0783in" draw:shadow-color="#808080" style:run-through="back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02in" fo:padding-top="0.0492in" fo:padding-bottom="0.0492in" fo:padding-left="0.0984in" fo:padding-right="0.0984in" draw:shadow="hidden" draw:shadow-offset-x="0.0783in" draw:shadow-offset-y="0.0783in" draw:shadow-color="#808080" style:run-through="back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854in" fo:padding-top="0.0492in" fo:padding-bottom="0.0492in" fo:padding-left="0.0984in" fo:padding-right="0.0984in" draw:shadow="hidden" draw:shadow-offset-x="0.0783in" draw:shadow-offset-y="0.0783in" draw:shadow-color="#808080" style:run-through="background"/>
    </style:style>
    <style:style style:name="gr3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125" svg:width="7.2697in" svg:height="11.3433in" svg:x="0.8228in" svg:y="0.1736in">
          <text:p/>
          <draw:enhanced-geometry svg:viewBox="0 0 21600 21600" draw:type="rectangle" draw:enhanced-path="M 0 0 L 21600 0 21600 21600 0 21600 0 0 Z N"/>
        </draw:custom-shape>
        <draw:line draw:style-name="gr3" draw:text-style-name="P125" svg:x1="0.8228in" svg:y1="10.9157in" svg:x2="8.0925in" svg:y2="10.9157in">
          <text:p/>
        </draw:line>
        <draw:line draw:style-name="gr3" draw:text-style-name="P125" svg:x1="1.0992in" svg:y1="10.9169in" svg:x2="1.0992in" svg:y2="11.5098in">
          <text:p/>
        </draw:line>
        <draw:line draw:style-name="gr3" draw:text-style-name="P125" svg:x1="3.3732in" svg:y1="10.9024in" svg:x2="3.3732in" svg:y2="11.5232in">
          <text:p/>
        </draw:line>
        <draw:line draw:style-name="gr3" draw:text-style-name="P125" svg:x1="2.9874in" svg:y1="10.9059in" svg:x2="2.9839in" svg:y2="11.5268in">
          <text:p/>
        </draw:line>
        <draw:line draw:style-name="gr3" draw:text-style-name="P125" svg:x1="2.3941in" svg:y1="10.9094in" svg:x2="2.3937in" svg:y2="11.5268in">
          <text:p/>
        </draw:line>
        <draw:line draw:style-name="gr3" draw:text-style-name="P125" svg:x1="7.5055in" svg:y1="10.913in" svg:x2="7.5055in" svg:y2="11.5059in">
          <text:p/>
        </draw:line>
        <draw:line draw:style-name="gr3" draw:text-style-name="P125" svg:x1="0.8228in" svg:y1="11.3197in" svg:x2="3.3772in" svg:y2="11.3197in">
          <text:p/>
        </draw:line>
        <draw:line draw:style-name="gr4" draw:text-style-name="P125" svg:x1="0.8228in" svg:y1="11.1224in" svg:x2="3.3772in" svg:y2="11.1224in">
          <text:p/>
        </draw:line>
        <draw:frame draw:style-name="gr5" draw:text-style-name="P127" svg:width="0.4476in" svg:height="0.2276in" svg:x="0.7484in" svg:y="11.3126in">
          <draw:text-box>
            <text:p text:style-name="P126"><text:span text:style-name="T62">Изм.</text:span></text:p>
          </draw:text-box>
        </draw:frame>
        <draw:frame draw:style-name="gr6" draw:text-style-name="P127" svg:width="0.448in" svg:height="0.2276in" svg:x="1.0622in" svg:y="11.3134in">
          <draw:text-box>
            <text:p text:style-name="P126"><text:span text:style-name="T62">Лист</text:span></text:p>
          </draw:text-box>
        </draw:frame>
        <draw:frame draw:style-name="gr7" draw:text-style-name="P127" svg:width="0.7087in" svg:height="0.2276in" svg:x="1.6122in" svg:y="11.3134in">
          <draw:text-box>
            <text:p text:style-name="P126"><text:span text:style-name="T62">№ </text:span><text:span text:style-name="T62">докум.</text:span></text:p>
          </draw:text-box>
        </draw:frame>
        <draw:frame draw:style-name="gr8" draw:text-style-name="P127" svg:width="0.5004in" svg:height="0.2276in" svg:x="2.4382in" svg:y="11.3134in">
          <draw:text-box>
            <text:p text:style-name="P126"><text:span text:style-name="T62">Подп.</text:span></text:p>
          </draw:text-box>
        </draw:frame>
        <draw:frame draw:style-name="gr6" draw:text-style-name="P127" svg:width="0.448in" svg:height="0.2276in" svg:x="2.9492in" svg:y="11.3134in">
          <draw:text-box>
            <text:p text:style-name="P126"><text:span text:style-name="T62">Дата</text:span></text:p>
          </draw:text-box>
        </draw:frame>
        <draw:line draw:style-name="gr3" draw:text-style-name="P128" svg:x1="7.5138in" svg:y1="11.1173in" svg:x2="8.1031in" svg:y2="11.1173in">
          <text:p/>
        </draw:line>
        <draw:line draw:style-name="gr3" draw:text-style-name="P128" svg:x1="1.4736in" svg:y1="10.9272in" svg:x2="1.4736in" svg:y2="11.5004in">
          <text:p/>
        </draw:line>
        <draw:frame draw:style-name="gr9" draw:text-style-name="P129" svg:width="2.5169in" svg:height="0.3941in" svg:x="4.2795in" svg:y="11.0209in">
          <draw:text-box>
            <text:p text:style-name="P126"><text:span text:style-name="T63">6.050103.4151.13.01</text:span></text:p>
          </draw:text-box>
        </draw:frame>
        <draw:frame draw:style-name="gr5" draw:text-style-name="P130" svg:width="0.4476in" svg:height="0.6106in" svg:x="7.6012in" svg:y="10.9055in">
          <draw:text-box>
            <text:p text:style-name="P126"><text:span text:style-name="T62">Лист</text:span></text:p>
            <text:p text:style-name="P126"><text:span text:style-name="T62"/></text:p>
            <text:p text:style-name="P126"><text:span text:style-name="T62"/></text:p>
            <text:p text:style-name="P126"><text:span text:style-name="T62"><text:s text:c="3"/></text:span><text:span text:style-name="T62">2</text:span></text:p>
          </draw:text-box>
        </draw:frame>
      </draw:g>
      <draw:g text:anchor-type="page" text:anchor-page-number="3" draw:z-index="1" draw:style-name="gr1">
        <draw:custom-shape draw:style-name="gr2" draw:text-style-name="P125" svg:width="7.2697in" svg:height="11.3433in" svg:x="0.8228in" svg:y="0.1736in">
          <text:p/>
          <draw:enhanced-geometry svg:viewBox="0 0 21600 21600" draw:type="rectangle" draw:enhanced-path="M 0 0 L 21600 0 21600 21600 0 21600 0 0 Z N"/>
        </draw:custom-shape>
        <draw:line draw:style-name="gr3" draw:text-style-name="P125" svg:x1="0.8228in" svg:y1="10.9157in" svg:x2="8.0925in" svg:y2="10.9157in">
          <text:p/>
        </draw:line>
        <draw:line draw:style-name="gr3" draw:text-style-name="P125" svg:x1="1.0992in" svg:y1="10.9169in" svg:x2="1.0992in" svg:y2="11.5098in">
          <text:p/>
        </draw:line>
        <draw:line draw:style-name="gr3" draw:text-style-name="P125" svg:x1="3.3732in" svg:y1="10.9024in" svg:x2="3.3732in" svg:y2="11.5232in">
          <text:p/>
        </draw:line>
        <draw:line draw:style-name="gr3" draw:text-style-name="P125" svg:x1="2.9874in" svg:y1="10.9059in" svg:x2="2.9839in" svg:y2="11.5268in">
          <text:p/>
        </draw:line>
        <draw:line draw:style-name="gr3" draw:text-style-name="P125" svg:x1="2.3941in" svg:y1="10.9094in" svg:x2="2.3937in" svg:y2="11.5268in">
          <text:p/>
        </draw:line>
        <draw:line draw:style-name="gr3" draw:text-style-name="P125" svg:x1="7.5055in" svg:y1="10.913in" svg:x2="7.5055in" svg:y2="11.5059in">
          <text:p/>
        </draw:line>
        <draw:line draw:style-name="gr3" draw:text-style-name="P125" svg:x1="0.8228in" svg:y1="11.3197in" svg:x2="3.3772in" svg:y2="11.3197in">
          <text:p/>
        </draw:line>
        <draw:line draw:style-name="gr4" draw:text-style-name="P125" svg:x1="0.8228in" svg:y1="11.1224in" svg:x2="3.3772in" svg:y2="11.1224in">
          <text:p/>
        </draw:line>
        <draw:frame draw:style-name="gr5" draw:text-style-name="P127" svg:width="0.4476in" svg:height="0.2276in" svg:x="0.7484in" svg:y="11.3126in">
          <draw:text-box>
            <text:p text:style-name="P126"><text:span text:style-name="T62">Изм.</text:span></text:p>
          </draw:text-box>
        </draw:frame>
        <draw:frame draw:style-name="gr6" draw:text-style-name="P127" svg:width="0.448in" svg:height="0.2276in" svg:x="1.0622in" svg:y="11.3134in">
          <draw:text-box>
            <text:p text:style-name="P126"><text:span text:style-name="T62">Лист</text:span></text:p>
          </draw:text-box>
        </draw:frame>
        <draw:frame draw:style-name="gr7" draw:text-style-name="P127" svg:width="0.7087in" svg:height="0.2276in" svg:x="1.6122in" svg:y="11.3134in">
          <draw:text-box>
            <text:p text:style-name="P126"><text:span text:style-name="T62">№ </text:span><text:span text:style-name="T62">докум.</text:span></text:p>
          </draw:text-box>
        </draw:frame>
        <draw:frame draw:style-name="gr8" draw:text-style-name="P127" svg:width="0.5004in" svg:height="0.2276in" svg:x="2.4382in" svg:y="11.3134in">
          <draw:text-box>
            <text:p text:style-name="P126"><text:span text:style-name="T62">Подп.</text:span></text:p>
          </draw:text-box>
        </draw:frame>
        <draw:frame draw:style-name="gr6" draw:text-style-name="P127" svg:width="0.448in" svg:height="0.2276in" svg:x="2.9492in" svg:y="11.3134in">
          <draw:text-box>
            <text:p text:style-name="P126"><text:span text:style-name="T62">Дата</text:span></text:p>
          </draw:text-box>
        </draw:frame>
        <draw:line draw:style-name="gr3" draw:text-style-name="P128" svg:x1="7.5138in" svg:y1="11.1173in" svg:x2="8.1031in" svg:y2="11.1173in">
          <text:p/>
        </draw:line>
        <draw:line draw:style-name="gr3" draw:text-style-name="P128" svg:x1="1.4736in" svg:y1="10.9272in" svg:x2="1.4736in" svg:y2="11.5004in">
          <text:p/>
        </draw:line>
        <draw:frame draw:style-name="gr9" draw:text-style-name="P129" svg:width="2.5169in" svg:height="0.3941in" svg:x="4.2795in" svg:y="11.0209in">
          <draw:text-box>
            <text:p text:style-name="P126"><text:span text:style-name="T63">6.050103.4151.13.01</text:span></text:p>
          </draw:text-box>
        </draw:frame>
        <draw:frame draw:style-name="gr5" draw:text-style-name="P130" svg:width="0.4476in" svg:height="0.6106in" svg:x="7.6012in" svg:y="10.9055in">
          <draw:text-box>
            <text:p text:style-name="P126"><text:span text:style-name="T62">Лист</text:span></text:p>
            <text:p text:style-name="P126"><text:span text:style-name="T62"/></text:p>
            <text:p text:style-name="P126"><text:span text:style-name="T62"/></text:p>
            <text:p text:style-name="P126"><text:span text:style-name="T62"><text:s text:c="3"/></text:span><text:span text:style-name="T62">3</text:span></text:p>
          </draw:text-box>
        </draw:frame>
      </draw:g>
      <draw:g text:anchor-type="page" text:anchor-page-number="4" draw:z-index="2" draw:style-name="gr1">
        <draw:custom-shape draw:style-name="gr2" draw:text-style-name="P125" svg:width="7.2697in" svg:height="11.3433in" svg:x="0.8228in" svg:y="0.1736in">
          <text:p/>
          <draw:enhanced-geometry svg:viewBox="0 0 21600 21600" draw:type="rectangle" draw:enhanced-path="M 0 0 L 21600 0 21600 21600 0 21600 0 0 Z N"/>
        </draw:custom-shape>
        <draw:line draw:style-name="gr3" draw:text-style-name="P125" svg:x1="0.8228in" svg:y1="10.9157in" svg:x2="8.0925in" svg:y2="10.9157in">
          <text:p/>
        </draw:line>
        <draw:line draw:style-name="gr3" draw:text-style-name="P125" svg:x1="1.0992in" svg:y1="10.9169in" svg:x2="1.0992in" svg:y2="11.5098in">
          <text:p/>
        </draw:line>
        <draw:line draw:style-name="gr3" draw:text-style-name="P125" svg:x1="3.3732in" svg:y1="10.9024in" svg:x2="3.3732in" svg:y2="11.5232in">
          <text:p/>
        </draw:line>
        <draw:line draw:style-name="gr3" draw:text-style-name="P125" svg:x1="2.9874in" svg:y1="10.9059in" svg:x2="2.9839in" svg:y2="11.5268in">
          <text:p/>
        </draw:line>
        <draw:line draw:style-name="gr3" draw:text-style-name="P125" svg:x1="2.3941in" svg:y1="10.9094in" svg:x2="2.3937in" svg:y2="11.5268in">
          <text:p/>
        </draw:line>
        <draw:line draw:style-name="gr3" draw:text-style-name="P125" svg:x1="7.5055in" svg:y1="10.913in" svg:x2="7.5055in" svg:y2="11.5059in">
          <text:p/>
        </draw:line>
        <draw:line draw:style-name="gr3" draw:text-style-name="P125" svg:x1="0.8228in" svg:y1="11.3197in" svg:x2="3.3772in" svg:y2="11.3197in">
          <text:p/>
        </draw:line>
        <draw:line draw:style-name="gr4" draw:text-style-name="P125" svg:x1="0.8228in" svg:y1="11.1224in" svg:x2="3.3772in" svg:y2="11.1224in">
          <text:p/>
        </draw:line>
        <draw:frame draw:style-name="gr5" draw:text-style-name="P127" svg:width="0.4476in" svg:height="0.2276in" svg:x="0.7484in" svg:y="11.3126in">
          <draw:text-box>
            <text:p text:style-name="P126"><text:span text:style-name="T62">Изм.</text:span></text:p>
          </draw:text-box>
        </draw:frame>
        <draw:frame draw:style-name="gr6" draw:text-style-name="P127" svg:width="0.448in" svg:height="0.2276in" svg:x="1.0622in" svg:y="11.3134in">
          <draw:text-box>
            <text:p text:style-name="P126"><text:span text:style-name="T62">Лист</text:span></text:p>
          </draw:text-box>
        </draw:frame>
        <draw:frame draw:style-name="gr7" draw:text-style-name="P127" svg:width="0.7087in" svg:height="0.2276in" svg:x="1.6122in" svg:y="11.3134in">
          <draw:text-box>
            <text:p text:style-name="P126"><text:span text:style-name="T62">№ </text:span><text:span text:style-name="T62">докум.</text:span></text:p>
          </draw:text-box>
        </draw:frame>
        <draw:frame draw:style-name="gr8" draw:text-style-name="P127" svg:width="0.5004in" svg:height="0.2276in" svg:x="2.4382in" svg:y="11.3134in">
          <draw:text-box>
            <text:p text:style-name="P126"><text:span text:style-name="T62">Подп.</text:span></text:p>
          </draw:text-box>
        </draw:frame>
        <draw:frame draw:style-name="gr6" draw:text-style-name="P127" svg:width="0.448in" svg:height="0.2276in" svg:x="2.9492in" svg:y="11.3134in">
          <draw:text-box>
            <text:p text:style-name="P126"><text:span text:style-name="T62">Дата</text:span></text:p>
          </draw:text-box>
        </draw:frame>
        <draw:line draw:style-name="gr3" draw:text-style-name="P128" svg:x1="7.5138in" svg:y1="11.1173in" svg:x2="8.1031in" svg:y2="11.1173in">
          <text:p/>
        </draw:line>
        <draw:line draw:style-name="gr3" draw:text-style-name="P128" svg:x1="1.4736in" svg:y1="10.9272in" svg:x2="1.4736in" svg:y2="11.5004in">
          <text:p/>
        </draw:line>
        <draw:frame draw:style-name="gr9" draw:text-style-name="P129" svg:width="2.5169in" svg:height="0.3941in" svg:x="4.2795in" svg:y="11.0209in">
          <draw:text-box>
            <text:p text:style-name="P126"><text:span text:style-name="T63">6.050103.4151.13.01</text:span></text:p>
          </draw:text-box>
        </draw:frame>
        <draw:frame draw:style-name="gr5" draw:text-style-name="P130" svg:width="0.4476in" svg:height="0.6106in" svg:x="7.6012in" svg:y="10.9055in">
          <draw:text-box>
            <text:p text:style-name="P126"><text:span text:style-name="T62">Лист</text:span></text:p>
            <text:p text:style-name="P126"><text:span text:style-name="T62"/></text:p>
            <text:p text:style-name="P126"><text:span text:style-name="T62"/></text:p>
            <text:p text:style-name="P126"><text:span text:style-name="T62"><text:s text:c="3"/></text:span><text:span text:style-name="T62">4</text:span></text:p>
          </draw:text-box>
        </draw:frame>
      </draw:g>
      <draw:g text:anchor-type="page" text:anchor-page-number="5" draw:z-index="3" draw:style-name="gr1">
        <draw:custom-shape draw:style-name="gr2" draw:text-style-name="P125" svg:width="7.2697in" svg:height="11.3433in" svg:x="0.8228in" svg:y="0.1736in">
          <text:p/>
          <draw:enhanced-geometry svg:viewBox="0 0 21600 21600" draw:type="rectangle" draw:enhanced-path="M 0 0 L 21600 0 21600 21600 0 21600 0 0 Z N"/>
        </draw:custom-shape>
        <draw:line draw:style-name="gr3" draw:text-style-name="P125" svg:x1="0.8228in" svg:y1="10.9157in" svg:x2="8.0925in" svg:y2="10.9157in">
          <text:p/>
        </draw:line>
        <draw:line draw:style-name="gr3" draw:text-style-name="P125" svg:x1="1.0992in" svg:y1="10.9169in" svg:x2="1.0992in" svg:y2="11.5098in">
          <text:p/>
        </draw:line>
        <draw:line draw:style-name="gr3" draw:text-style-name="P125" svg:x1="3.3732in" svg:y1="10.9024in" svg:x2="3.3732in" svg:y2="11.5232in">
          <text:p/>
        </draw:line>
        <draw:line draw:style-name="gr3" draw:text-style-name="P125" svg:x1="2.9874in" svg:y1="10.9059in" svg:x2="2.9839in" svg:y2="11.5268in">
          <text:p/>
        </draw:line>
        <draw:line draw:style-name="gr3" draw:text-style-name="P125" svg:x1="2.3941in" svg:y1="10.9094in" svg:x2="2.3937in" svg:y2="11.5268in">
          <text:p/>
        </draw:line>
        <draw:line draw:style-name="gr3" draw:text-style-name="P125" svg:x1="7.5055in" svg:y1="10.913in" svg:x2="7.5055in" svg:y2="11.5059in">
          <text:p/>
        </draw:line>
        <draw:line draw:style-name="gr3" draw:text-style-name="P125" svg:x1="0.8228in" svg:y1="11.3197in" svg:x2="3.3772in" svg:y2="11.3197in">
          <text:p/>
        </draw:line>
        <draw:line draw:style-name="gr4" draw:text-style-name="P125" svg:x1="0.8228in" svg:y1="11.1224in" svg:x2="3.3772in" svg:y2="11.1224in">
          <text:p/>
        </draw:line>
        <draw:frame draw:style-name="gr5" draw:text-style-name="P127" svg:width="0.4476in" svg:height="0.2276in" svg:x="0.7484in" svg:y="11.3126in">
          <draw:text-box>
            <text:p text:style-name="P126"><text:span text:style-name="T62">Изм.</text:span></text:p>
          </draw:text-box>
        </draw:frame>
        <draw:frame draw:style-name="gr6" draw:text-style-name="P127" svg:width="0.448in" svg:height="0.2276in" svg:x="1.0622in" svg:y="11.3134in">
          <draw:text-box>
            <text:p text:style-name="P126"><text:span text:style-name="T62">Лист</text:span></text:p>
          </draw:text-box>
        </draw:frame>
        <draw:frame draw:style-name="gr7" draw:text-style-name="P127" svg:width="0.7087in" svg:height="0.2276in" svg:x="1.6122in" svg:y="11.3134in">
          <draw:text-box>
            <text:p text:style-name="P126"><text:span text:style-name="T62">№ </text:span><text:span text:style-name="T62">докум.</text:span></text:p>
          </draw:text-box>
        </draw:frame>
        <draw:frame draw:style-name="gr8" draw:text-style-name="P127" svg:width="0.5004in" svg:height="0.2276in" svg:x="2.4382in" svg:y="11.3134in">
          <draw:text-box>
            <text:p text:style-name="P126"><text:span text:style-name="T62">Подп.</text:span></text:p>
          </draw:text-box>
        </draw:frame>
        <draw:frame draw:style-name="gr6" draw:text-style-name="P127" svg:width="0.448in" svg:height="0.2276in" svg:x="2.9492in" svg:y="11.3134in">
          <draw:text-box>
            <text:p text:style-name="P126"><text:span text:style-name="T62">Дата</text:span></text:p>
          </draw:text-box>
        </draw:frame>
        <draw:line draw:style-name="gr3" draw:text-style-name="P128" svg:x1="7.5138in" svg:y1="11.1173in" svg:x2="8.1031in" svg:y2="11.1173in">
          <text:p/>
        </draw:line>
        <draw:line draw:style-name="gr3" draw:text-style-name="P128" svg:x1="1.4736in" svg:y1="10.9272in" svg:x2="1.4736in" svg:y2="11.5004in">
          <text:p/>
        </draw:line>
        <draw:frame draw:style-name="gr9" draw:text-style-name="P129" svg:width="2.5169in" svg:height="0.3941in" svg:x="4.2795in" svg:y="11.0209in">
          <draw:text-box>
            <text:p text:style-name="P126"><text:span text:style-name="T63">6.050103.4151.13.01</text:span></text:p>
          </draw:text-box>
        </draw:frame>
        <draw:frame draw:style-name="gr5" draw:text-style-name="P130" svg:width="0.4476in" svg:height="0.6106in" svg:x="7.6012in" svg:y="10.9055in">
          <draw:text-box>
            <text:p text:style-name="P126"><text:span text:style-name="T62">Лист</text:span></text:p>
            <text:p text:style-name="P126"><text:span text:style-name="T62"/></text:p>
            <text:p text:style-name="P126"><text:span text:style-name="T62"/></text:p>
            <text:p text:style-name="P126"><text:span text:style-name="T62"><text:s text:c="3"/></text:span><text:span text:style-name="T62">5</text:span></text:p>
          </draw:text-box>
        </draw:frame>
      </draw:g>
      <draw:g text:anchor-type="page" text:anchor-page-number="1" draw:z-index="4" draw:style-name="gr1">
        <draw:custom-shape draw:style-name="gr2" draw:text-style-name="P125" svg:width="7.2598in" svg:height="11.315in" svg:x="0.8016in" svg:y="0.189in">
          <text:p/>
          <draw:enhanced-geometry svg:viewBox="0 0 21600 21600" draw:type="rectangle" draw:enhanced-path="M 0 0 L 21600 0 21600 21600 0 21600 0 0 Z N"/>
        </draw:custom-shape>
        <draw:line draw:style-name="gr3" draw:text-style-name="P125" svg:x1="0.8031in" svg:y1="9.9181in" svg:x2="8.0626in" svg:y2="9.9181in">
          <text:p/>
        </draw:line>
        <draw:line draw:style-name="gr3" draw:text-style-name="P125" svg:x1="0.8in" svg:y1="10.5122in" svg:x2="8.0594in" svg:y2="10.5122in">
          <text:p/>
        </draw:line>
        <draw:line draw:style-name="gr3" draw:text-style-name="P125" svg:x1="1.078in" svg:y1="9.9201in" svg:x2="1.078in" svg:y2="10.5114in">
          <text:p/>
        </draw:line>
        <draw:line draw:style-name="gr3" draw:text-style-name="P125" svg:x1="1.4709in" svg:y1="9.9268in" svg:x2="1.4709in" svg:y2="11.5035in">
          <text:p/>
        </draw:line>
        <draw:line draw:style-name="gr3" draw:text-style-name="P125" svg:x1="3.3531in" svg:y1="9.9185in" svg:x2="3.3531in" svg:y2="11.4953in">
          <text:p/>
        </draw:line>
        <draw:line draw:style-name="gr3" draw:text-style-name="P125" svg:x1="2.9634in" svg:y1="9.9185in" svg:x2="2.9634in" svg:y2="11.4953in">
          <text:p/>
        </draw:line>
        <draw:line draw:style-name="gr3" draw:text-style-name="P125" svg:x1="2.3717in" svg:y1="9.9228in" svg:x2="2.3717in" svg:y2="11.4996in">
          <text:p/>
        </draw:line>
        <draw:line draw:style-name="gr3" draw:text-style-name="P125" svg:x1="6.1in" svg:y1="10.5134in" svg:x2="6.1in" svg:y2="11.4988in">
          <text:p/>
        </draw:line>
        <draw:line draw:style-name="gr3" draw:text-style-name="P131" svg:x1="6.1in" svg:y1="10.9122in" svg:x2="8.0618in" svg:y2="10.9122in">
          <text:p/>
        </draw:line>
        <draw:line draw:style-name="gr3" draw:text-style-name="P125" svg:x1="6.1in" svg:y1="10.7154in" svg:x2="8.0618in" svg:y2="10.7154in">
          <text:p/>
        </draw:line>
        <draw:line draw:style-name="gr3" draw:text-style-name="P125" svg:x1="6.6917in" svg:y1="10.5173in" svg:x2="6.6917in" svg:y2="10.9114in">
          <text:p/>
        </draw:line>
        <draw:line draw:style-name="gr3" draw:text-style-name="P125" svg:x1="7.3512in" svg:y1="10.5146in" svg:x2="7.3512in" svg:y2="10.9087in">
          <text:p/>
        </draw:line>
        <draw:line draw:style-name="gr3" draw:text-style-name="P125" svg:x1="0.8031in" svg:y1="10.3209in" svg:x2="3.3539in" svg:y2="10.3209in">
          <text:p/>
        </draw:line>
        <draw:line draw:style-name="gr4" draw:text-style-name="P125" svg:x1="0.8031in" svg:y1="10.124in" svg:x2="3.3539in" svg:y2="10.124in">
          <text:p/>
        </draw:line>
        <draw:line draw:style-name="gr4" draw:text-style-name="P125" svg:x1="0.8031in" svg:y1="10.7154in" svg:x2="3.3539in" svg:y2="10.7154in">
          <text:p/>
        </draw:line>
        <draw:line draw:style-name="gr4" draw:text-style-name="P125" svg:x1="0.8031in" svg:y1="10.9122in" svg:x2="3.3539in" svg:y2="10.9122in">
          <text:p/>
        </draw:line>
        <draw:line draw:style-name="gr4" draw:text-style-name="P125" svg:x1="0.8031in" svg:y1="11.1094in" svg:x2="3.3539in" svg:y2="11.1094in">
          <text:p/>
        </draw:line>
        <draw:line draw:style-name="gr4" draw:text-style-name="P125" svg:x1="0.8031in" svg:y1="11.3067in" svg:x2="3.3539in" svg:y2="11.3067in">
          <text:p/>
        </draw:line>
        <draw:frame draw:style-name="gr10" draw:text-style-name="P132" svg:width="2.5142in" svg:height="0.3913in" svg:x="4.3535in" svg:y="10.0256in">
          <draw:text-box>
            <text:p text:style-name="P126"><text:span text:style-name="T64">6.050103.4151.12.01</text:span></text:p>
          </draw:text-box>
        </draw:frame>
        <draw:frame draw:style-name="gr11" draw:text-style-name="P132" svg:width="2.4516in" svg:height="0.7878in" svg:x="3.5091in" svg:y="10.6169in">
          <draw:text-box>
            <text:p text:style-name="P133"><text:span text:style-name="T65"/></text:p>
            <text:p text:style-name="P133"><text:span text:style-name="T65">Diplom</text:span></text:p>
          </draw:text-box>
        </draw:frame>
        <draw:frame draw:style-name="gr12" draw:text-style-name="P132" svg:width="1.7248in" svg:height="0.4543in" svg:x="6.0988in" svg:y="10.9819in">
          <draw:text-box>
            <text:p text:style-name="P126"><text:span text:style-name="T64"><text:s text:c="12"/></text:span><text:span text:style-name="T64">НУК</text:span></text:p>
            <text:p text:style-name="P126"><text:span text:style-name="T62"><text:s text:c="11"/></text:span><text:span text:style-name="T62">ім. Адм. Макарова</text:span></text:p>
          </draw:text-box>
        </draw:frame>
        <draw:frame draw:style-name="gr13" draw:text-style-name="P127" svg:width="0.4067in" svg:height="0.2276in" svg:x="6.1563in" svg:y="10.5181in">
          <draw:text-box>
            <text:p text:style-name="P126"><text:span text:style-name="T62">Літ.</text:span></text:p>
          </draw:text-box>
        </draw:frame>
        <draw:frame draw:style-name="gr14" draw:text-style-name="P127" svg:width="0.4469in" svg:height="0.4831in" svg:x="6.7854in" svg:y="10.5189in">
          <draw:text-box>
            <text:p text:style-name="P126"><text:span text:style-name="T62">Арк.</text:span></text:p>
            <text:p text:style-name="P126"><text:span text:style-name="T62"/></text:p>
            <text:p text:style-name="P126"><text:span text:style-name="T62"><text:s text:c="4"/></text:span></text:p>
          </draw:text-box>
        </draw:frame>
        <draw:frame draw:style-name="gr15" draw:text-style-name="P127" svg:width="0.613in" svg:height="0.2276in" svg:x="7.4142in" svg:y="10.5189in">
          <draw:text-box>
            <text:p text:style-name="P126"><text:span text:style-name="T62">Аркушів</text:span></text:p>
          </draw:text-box>
        </draw:frame>
        <draw:frame draw:style-name="gr16" draw:text-style-name="P127" svg:width="0.4476in" svg:height="0.2276in" svg:x="0.728in" svg:y="10.3142in">
          <draw:text-box>
            <text:p text:style-name="P126"><text:span text:style-name="T62">Ізм.</text:span></text:p>
          </draw:text-box>
        </draw:frame>
        <draw:frame draw:style-name="gr16" draw:text-style-name="P127" svg:width="0.4476in" svg:height="0.2276in" svg:x="1.0417in" svg:y="10.3142in">
          <draw:text-box>
            <text:p text:style-name="P126"><text:span text:style-name="T62">Арк.</text:span></text:p>
          </draw:text-box>
        </draw:frame>
        <draw:frame draw:style-name="gr17" draw:text-style-name="P127" svg:width="0.7071in" svg:height="0.2276in" svg:x="1.5906in" svg:y="10.3142in">
          <draw:text-box>
            <text:p text:style-name="P126"><text:span text:style-name="T62">№ </text:span><text:span text:style-name="T62">докум.</text:span></text:p>
          </draw:text-box>
        </draw:frame>
        <draw:frame draw:style-name="gr18" draw:text-style-name="P127" svg:width="0.4996in" svg:height="0.2276in" svg:x="2.4154in" svg:y="10.3142in">
          <draw:text-box>
            <text:p text:style-name="P126"><text:span text:style-name="T62">Підп.</text:span></text:p>
          </draw:text-box>
        </draw:frame>
        <draw:frame draw:style-name="gr14" draw:text-style-name="P127" svg:width="0.4469in" svg:height="0.2276in" svg:x="2.926in" svg:y="10.3142in">
          <draw:text-box>
            <text:p text:style-name="P126"><text:span text:style-name="T62">Дата</text:span></text:p>
          </draw:text-box>
        </draw:frame>
        <draw:frame draw:style-name="gr19" draw:text-style-name="P130" svg:width="0.635in" svg:height="0.2276in" svg:x="0.8016in" svg:y="10.7079in">
          <draw:text-box>
            <text:p text:style-name="P126"><text:span text:style-name="T62">Студент</text:span></text:p>
          </draw:text-box>
        </draw:frame>
        <draw:frame draw:style-name="gr20" draw:text-style-name="P130" svg:width="1.5531in" svg:height="0.2276in" svg:x="0.7626in" svg:y="11.1028in">
          <draw:text-box>
            <text:p text:style-name="P126"><text:span text:style-name="T62"><text:s/></text:span><text:span text:style-name="T62">Викладач <text:s text:c="4"/>Kovalenko I.I.</text:span></text:p>
          </draw:text-box>
        </draw:frame>
        <draw:frame draw:style-name="gr21" draw:text-style-name="P130" svg:width="1.0807in" svg:height="0.2276in" svg:x="1.4091in" svg:y="10.7079in">
          <draw:text-box>
            <text:p text:style-name="P126"><text:span text:style-name="T62">НестеренкоМ.Ю.</text:span></text:p>
          </draw:text-box>
        </draw:frame>
      </draw:g>
      <draw:g text:anchor-type="page" text:anchor-page-number="6" draw:z-index="5" draw:style-name="gr1">
        <draw:custom-shape draw:style-name="gr2" draw:text-style-name="P125" svg:width="7.2697in" svg:height="11.3433in" svg:x="0.8228in" svg:y="0.1736in">
          <text:p/>
          <draw:enhanced-geometry svg:viewBox="0 0 21600 21600" draw:type="rectangle" draw:enhanced-path="M 0 0 L 21600 0 21600 21600 0 21600 0 0 Z N"/>
        </draw:custom-shape>
        <draw:line draw:style-name="gr3" draw:text-style-name="P125" svg:x1="0.8228in" svg:y1="10.9157in" svg:x2="8.0925in" svg:y2="10.9157in">
          <text:p/>
        </draw:line>
        <draw:line draw:style-name="gr3" draw:text-style-name="P125" svg:x1="1.0992in" svg:y1="10.9169in" svg:x2="1.0992in" svg:y2="11.5098in">
          <text:p/>
        </draw:line>
        <draw:line draw:style-name="gr3" draw:text-style-name="P125" svg:x1="3.3732in" svg:y1="10.9024in" svg:x2="3.3732in" svg:y2="11.5232in">
          <text:p/>
        </draw:line>
        <draw:line draw:style-name="gr3" draw:text-style-name="P125" svg:x1="2.9874in" svg:y1="10.9059in" svg:x2="2.9839in" svg:y2="11.5268in">
          <text:p/>
        </draw:line>
        <draw:line draw:style-name="gr3" draw:text-style-name="P125" svg:x1="2.3941in" svg:y1="10.9094in" svg:x2="2.3937in" svg:y2="11.5268in">
          <text:p/>
        </draw:line>
        <draw:line draw:style-name="gr3" draw:text-style-name="P125" svg:x1="7.5055in" svg:y1="10.913in" svg:x2="7.5055in" svg:y2="11.5059in">
          <text:p/>
        </draw:line>
        <draw:line draw:style-name="gr3" draw:text-style-name="P125" svg:x1="0.8228in" svg:y1="11.3197in" svg:x2="3.3772in" svg:y2="11.3197in">
          <text:p/>
        </draw:line>
        <draw:line draw:style-name="gr4" draw:text-style-name="P125" svg:x1="0.8228in" svg:y1="11.1224in" svg:x2="3.3772in" svg:y2="11.1224in">
          <text:p/>
        </draw:line>
        <draw:frame draw:style-name="gr5" draw:text-style-name="P127" svg:width="0.4476in" svg:height="0.2276in" svg:x="0.7484in" svg:y="11.3126in">
          <draw:text-box>
            <text:p text:style-name="P126"><text:span text:style-name="T62">Изм.</text:span></text:p>
          </draw:text-box>
        </draw:frame>
        <draw:frame draw:style-name="gr6" draw:text-style-name="P127" svg:width="0.448in" svg:height="0.2276in" svg:x="1.0622in" svg:y="11.3134in">
          <draw:text-box>
            <text:p text:style-name="P126"><text:span text:style-name="T62">Лист</text:span></text:p>
          </draw:text-box>
        </draw:frame>
        <draw:frame draw:style-name="gr7" draw:text-style-name="P127" svg:width="0.7087in" svg:height="0.2276in" svg:x="1.6122in" svg:y="11.3134in">
          <draw:text-box>
            <text:p text:style-name="P126"><text:span text:style-name="T62">№ </text:span><text:span text:style-name="T62">докум.</text:span></text:p>
          </draw:text-box>
        </draw:frame>
        <draw:frame draw:style-name="gr8" draw:text-style-name="P127" svg:width="0.5004in" svg:height="0.2276in" svg:x="2.4382in" svg:y="11.3134in">
          <draw:text-box>
            <text:p text:style-name="P126"><text:span text:style-name="T62">Подп.</text:span></text:p>
          </draw:text-box>
        </draw:frame>
        <draw:frame draw:style-name="gr6" draw:text-style-name="P127" svg:width="0.448in" svg:height="0.2276in" svg:x="2.9492in" svg:y="11.3134in">
          <draw:text-box>
            <text:p text:style-name="P126"><text:span text:style-name="T62">Дата</text:span></text:p>
          </draw:text-box>
        </draw:frame>
        <draw:line draw:style-name="gr3" draw:text-style-name="P128" svg:x1="7.5138in" svg:y1="11.1173in" svg:x2="8.1031in" svg:y2="11.1173in">
          <text:p/>
        </draw:line>
        <draw:line draw:style-name="gr3" draw:text-style-name="P128" svg:x1="1.4736in" svg:y1="10.9272in" svg:x2="1.4736in" svg:y2="11.5004in">
          <text:p/>
        </draw:line>
        <draw:frame draw:style-name="gr9" draw:text-style-name="P129" svg:width="2.5169in" svg:height="0.3941in" svg:x="4.2795in" svg:y="11.0209in">
          <draw:text-box>
            <text:p text:style-name="P126"><text:span text:style-name="T63">6.050103.4151.13.01</text:span></text:p>
          </draw:text-box>
        </draw:frame>
        <draw:frame draw:style-name="gr5" draw:text-style-name="P130" svg:width="0.4476in" svg:height="0.6106in" svg:x="7.6012in" svg:y="10.9055in">
          <draw:text-box>
            <text:p text:style-name="P126"><text:span text:style-name="T62">Лист</text:span></text:p>
            <text:p text:style-name="P126"><text:span text:style-name="T62"/></text:p>
            <text:p text:style-name="P126"><text:span text:style-name="T62"/></text:p>
            <text:p text:style-name="P126"><text:span text:style-name="T62"><text:s text:c="2"/></text:span><text:span text:style-name="T62">6</text:span></text:p>
          </draw:text-box>
        </draw:frame>
      </draw:g>
      <draw:g text:anchor-type="page" text:anchor-page-number="7" draw:z-index="6" draw:style-name="gr1">
        <draw:custom-shape draw:style-name="gr2" draw:text-style-name="P125" svg:width="7.2697in" svg:height="11.3433in" svg:x="0.8228in" svg:y="0.1736in">
          <text:p/>
          <draw:enhanced-geometry svg:viewBox="0 0 21600 21600" draw:type="rectangle" draw:enhanced-path="M 0 0 L 21600 0 21600 21600 0 21600 0 0 Z N"/>
        </draw:custom-shape>
        <draw:line draw:style-name="gr3" draw:text-style-name="P125" svg:x1="0.8228in" svg:y1="10.9157in" svg:x2="8.0925in" svg:y2="10.9157in">
          <text:p/>
        </draw:line>
        <draw:line draw:style-name="gr3" draw:text-style-name="P125" svg:x1="1.0992in" svg:y1="10.9169in" svg:x2="1.0992in" svg:y2="11.5098in">
          <text:p/>
        </draw:line>
        <draw:line draw:style-name="gr3" draw:text-style-name="P125" svg:x1="3.3732in" svg:y1="10.9024in" svg:x2="3.3732in" svg:y2="11.5232in">
          <text:p/>
        </draw:line>
        <draw:line draw:style-name="gr3" draw:text-style-name="P125" svg:x1="2.9874in" svg:y1="10.9059in" svg:x2="2.9839in" svg:y2="11.5268in">
          <text:p/>
        </draw:line>
        <draw:line draw:style-name="gr3" draw:text-style-name="P125" svg:x1="2.3941in" svg:y1="10.9094in" svg:x2="2.3937in" svg:y2="11.5268in">
          <text:p/>
        </draw:line>
        <draw:line draw:style-name="gr3" draw:text-style-name="P125" svg:x1="7.5055in" svg:y1="10.913in" svg:x2="7.5055in" svg:y2="11.5059in">
          <text:p/>
        </draw:line>
        <draw:line draw:style-name="gr3" draw:text-style-name="P125" svg:x1="0.8228in" svg:y1="11.3197in" svg:x2="3.3772in" svg:y2="11.3197in">
          <text:p/>
        </draw:line>
        <draw:line draw:style-name="gr4" draw:text-style-name="P125" svg:x1="0.8228in" svg:y1="11.1224in" svg:x2="3.3772in" svg:y2="11.1224in">
          <text:p/>
        </draw:line>
        <draw:frame draw:style-name="gr5" draw:text-style-name="P127" svg:width="0.4476in" svg:height="0.2276in" svg:x="0.7484in" svg:y="11.3126in">
          <draw:text-box>
            <text:p text:style-name="P126"><text:span text:style-name="T62">Изм.</text:span></text:p>
          </draw:text-box>
        </draw:frame>
        <draw:frame draw:style-name="gr6" draw:text-style-name="P127" svg:width="0.448in" svg:height="0.2276in" svg:x="1.0622in" svg:y="11.3134in">
          <draw:text-box>
            <text:p text:style-name="P126"><text:span text:style-name="T62">Лист</text:span></text:p>
          </draw:text-box>
        </draw:frame>
        <draw:frame draw:style-name="gr7" draw:text-style-name="P127" svg:width="0.7087in" svg:height="0.2276in" svg:x="1.6122in" svg:y="11.3134in">
          <draw:text-box>
            <text:p text:style-name="P126"><text:span text:style-name="T62">№ </text:span><text:span text:style-name="T62">докум.</text:span></text:p>
          </draw:text-box>
        </draw:frame>
        <draw:frame draw:style-name="gr8" draw:text-style-name="P127" svg:width="0.5004in" svg:height="0.2276in" svg:x="2.4382in" svg:y="11.3134in">
          <draw:text-box>
            <text:p text:style-name="P126"><text:span text:style-name="T62">Подп.</text:span></text:p>
          </draw:text-box>
        </draw:frame>
        <draw:frame draw:style-name="gr6" draw:text-style-name="P127" svg:width="0.448in" svg:height="0.2276in" svg:x="2.9492in" svg:y="11.3134in">
          <draw:text-box>
            <text:p text:style-name="P126"><text:span text:style-name="T62">Дата</text:span></text:p>
          </draw:text-box>
        </draw:frame>
        <draw:line draw:style-name="gr3" draw:text-style-name="P128" svg:x1="7.5138in" svg:y1="11.1173in" svg:x2="8.1031in" svg:y2="11.1173in">
          <text:p/>
        </draw:line>
        <draw:line draw:style-name="gr3" draw:text-style-name="P128" svg:x1="1.4736in" svg:y1="10.9272in" svg:x2="1.4736in" svg:y2="11.5004in">
          <text:p/>
        </draw:line>
        <draw:frame draw:style-name="gr9" draw:text-style-name="P129" svg:width="2.5169in" svg:height="0.3941in" svg:x="4.2795in" svg:y="11.0209in">
          <draw:text-box>
            <text:p text:style-name="P126"><text:span text:style-name="T63">6.050103.4151.13.01</text:span></text:p>
          </draw:text-box>
        </draw:frame>
        <draw:frame draw:style-name="gr5" draw:text-style-name="P130" svg:width="0.4476in" svg:height="0.6106in" svg:x="7.6012in" svg:y="10.9055in">
          <draw:text-box>
            <text:p text:style-name="P126"><text:span text:style-name="T62">Лист</text:span></text:p>
            <text:p text:style-name="P126"><text:span text:style-name="T62"/></text:p>
            <text:p text:style-name="P126"><text:span text:style-name="T62"/></text:p>
            <text:p text:style-name="P126"><text:span text:style-name="T62"><text:s text:c="2"/></text:span><text:span text:style-name="T62">7</text:span></text:p>
          </draw:text-box>
        </draw:frame>
      </draw:g>
      <draw:g text:anchor-type="page" text:anchor-page-number="8" draw:z-index="7" draw:style-name="gr1">
        <draw:custom-shape draw:style-name="gr2" draw:text-style-name="P125" svg:width="7.2697in" svg:height="11.3433in" svg:x="0.8228in" svg:y="0.1736in">
          <text:p/>
          <draw:enhanced-geometry svg:viewBox="0 0 21600 21600" draw:type="rectangle" draw:enhanced-path="M 0 0 L 21600 0 21600 21600 0 21600 0 0 Z N"/>
        </draw:custom-shape>
        <draw:line draw:style-name="gr3" draw:text-style-name="P125" svg:x1="0.8228in" svg:y1="10.9157in" svg:x2="8.0925in" svg:y2="10.9157in">
          <text:p/>
        </draw:line>
        <draw:line draw:style-name="gr3" draw:text-style-name="P125" svg:x1="1.0992in" svg:y1="10.9169in" svg:x2="1.0992in" svg:y2="11.5098in">
          <text:p/>
        </draw:line>
        <draw:line draw:style-name="gr3" draw:text-style-name="P125" svg:x1="3.3732in" svg:y1="10.9024in" svg:x2="3.3732in" svg:y2="11.5232in">
          <text:p/>
        </draw:line>
        <draw:line draw:style-name="gr3" draw:text-style-name="P125" svg:x1="2.9874in" svg:y1="10.9059in" svg:x2="2.9839in" svg:y2="11.5268in">
          <text:p/>
        </draw:line>
        <draw:line draw:style-name="gr3" draw:text-style-name="P125" svg:x1="2.3941in" svg:y1="10.9094in" svg:x2="2.3937in" svg:y2="11.5268in">
          <text:p/>
        </draw:line>
        <draw:line draw:style-name="gr3" draw:text-style-name="P125" svg:x1="7.5055in" svg:y1="10.913in" svg:x2="7.5055in" svg:y2="11.5059in">
          <text:p/>
        </draw:line>
        <draw:line draw:style-name="gr3" draw:text-style-name="P125" svg:x1="0.8228in" svg:y1="11.3197in" svg:x2="3.3772in" svg:y2="11.3197in">
          <text:p/>
        </draw:line>
        <draw:line draw:style-name="gr4" draw:text-style-name="P125" svg:x1="0.8228in" svg:y1="11.1224in" svg:x2="3.3772in" svg:y2="11.1224in">
          <text:p/>
        </draw:line>
        <draw:frame draw:style-name="gr5" draw:text-style-name="P127" svg:width="0.4476in" svg:height="0.2276in" svg:x="0.7484in" svg:y="11.3126in">
          <draw:text-box>
            <text:p text:style-name="P126"><text:span text:style-name="T62">Изм.</text:span></text:p>
          </draw:text-box>
        </draw:frame>
        <draw:frame draw:style-name="gr6" draw:text-style-name="P127" svg:width="0.448in" svg:height="0.2276in" svg:x="1.0622in" svg:y="11.3134in">
          <draw:text-box>
            <text:p text:style-name="P126"><text:span text:style-name="T62">Лист</text:span></text:p>
          </draw:text-box>
        </draw:frame>
        <draw:frame draw:style-name="gr7" draw:text-style-name="P127" svg:width="0.7087in" svg:height="0.2276in" svg:x="1.6122in" svg:y="11.3134in">
          <draw:text-box>
            <text:p text:style-name="P126"><text:span text:style-name="T62">№ </text:span><text:span text:style-name="T62">докум.</text:span></text:p>
          </draw:text-box>
        </draw:frame>
        <draw:frame draw:style-name="gr8" draw:text-style-name="P127" svg:width="0.5004in" svg:height="0.2276in" svg:x="2.4382in" svg:y="11.3134in">
          <draw:text-box>
            <text:p text:style-name="P126"><text:span text:style-name="T62">Подп.</text:span></text:p>
          </draw:text-box>
        </draw:frame>
        <draw:frame draw:style-name="gr6" draw:text-style-name="P127" svg:width="0.448in" svg:height="0.2276in" svg:x="2.9492in" svg:y="11.3134in">
          <draw:text-box>
            <text:p text:style-name="P126"><text:span text:style-name="T62">Дата</text:span></text:p>
          </draw:text-box>
        </draw:frame>
        <draw:line draw:style-name="gr3" draw:text-style-name="P128" svg:x1="7.5138in" svg:y1="11.1173in" svg:x2="8.1031in" svg:y2="11.1173in">
          <text:p/>
        </draw:line>
        <draw:line draw:style-name="gr3" draw:text-style-name="P128" svg:x1="1.4736in" svg:y1="10.9272in" svg:x2="1.4736in" svg:y2="11.5004in">
          <text:p/>
        </draw:line>
        <draw:frame draw:style-name="gr9" draw:text-style-name="P129" svg:width="2.5169in" svg:height="0.3941in" svg:x="4.2795in" svg:y="11.0209in">
          <draw:text-box>
            <text:p text:style-name="P126"><text:span text:style-name="T63">6.050103.4151.13.01</text:span></text:p>
          </draw:text-box>
        </draw:frame>
        <draw:frame draw:style-name="gr5" draw:text-style-name="P130" svg:width="0.4476in" svg:height="0.6106in" svg:x="7.6012in" svg:y="10.9055in">
          <draw:text-box>
            <text:p text:style-name="P126"><text:span text:style-name="T62">Лист</text:span></text:p>
            <text:p text:style-name="P126"><text:span text:style-name="T62"/></text:p>
            <text:p text:style-name="P126"><text:span text:style-name="T62"/></text:p>
            <text:p text:style-name="P126"><text:span text:style-name="T62"><text:s text:c="2"/></text:span><text:span text:style-name="T62">7</text:span></text:p>
          </draw:text-box>
        </draw:frame>
      </draw:g>
      <draw:g text:anchor-type="page" text:anchor-page-number="9" draw:z-index="8" draw:style-name="gr1">
        <draw:custom-shape draw:style-name="gr2" draw:text-style-name="P125" svg:width="7.2697in" svg:height="11.3433in" svg:x="0.8228in" svg:y="0.1736in">
          <text:p/>
          <draw:enhanced-geometry svg:viewBox="0 0 21600 21600" draw:type="rectangle" draw:enhanced-path="M 0 0 L 21600 0 21600 21600 0 21600 0 0 Z N"/>
        </draw:custom-shape>
        <draw:line draw:style-name="gr3" draw:text-style-name="P125" svg:x1="0.8228in" svg:y1="10.9157in" svg:x2="8.0925in" svg:y2="10.9157in">
          <text:p/>
        </draw:line>
        <draw:line draw:style-name="gr3" draw:text-style-name="P125" svg:x1="1.0992in" svg:y1="10.9169in" svg:x2="1.0992in" svg:y2="11.5098in">
          <text:p/>
        </draw:line>
        <draw:line draw:style-name="gr3" draw:text-style-name="P125" svg:x1="3.3732in" svg:y1="10.9024in" svg:x2="3.3732in" svg:y2="11.5232in">
          <text:p/>
        </draw:line>
        <draw:line draw:style-name="gr3" draw:text-style-name="P125" svg:x1="2.9874in" svg:y1="10.9059in" svg:x2="2.9839in" svg:y2="11.5268in">
          <text:p/>
        </draw:line>
        <draw:line draw:style-name="gr3" draw:text-style-name="P125" svg:x1="2.3941in" svg:y1="10.9094in" svg:x2="2.3937in" svg:y2="11.5268in">
          <text:p/>
        </draw:line>
        <draw:line draw:style-name="gr3" draw:text-style-name="P125" svg:x1="7.5055in" svg:y1="10.913in" svg:x2="7.5055in" svg:y2="11.5059in">
          <text:p/>
        </draw:line>
        <draw:line draw:style-name="gr3" draw:text-style-name="P125" svg:x1="0.8228in" svg:y1="11.3197in" svg:x2="3.3772in" svg:y2="11.3197in">
          <text:p/>
        </draw:line>
        <draw:line draw:style-name="gr4" draw:text-style-name="P125" svg:x1="0.8228in" svg:y1="11.1224in" svg:x2="3.3772in" svg:y2="11.1224in">
          <text:p/>
        </draw:line>
        <draw:frame draw:style-name="gr5" draw:text-style-name="P127" svg:width="0.4476in" svg:height="0.2276in" svg:x="0.7484in" svg:y="11.3126in">
          <draw:text-box>
            <text:p text:style-name="P126"><text:span text:style-name="T62">Изм.</text:span></text:p>
          </draw:text-box>
        </draw:frame>
        <draw:frame draw:style-name="gr6" draw:text-style-name="P127" svg:width="0.448in" svg:height="0.2276in" svg:x="1.0622in" svg:y="11.3134in">
          <draw:text-box>
            <text:p text:style-name="P126"><text:span text:style-name="T62">Лист</text:span></text:p>
          </draw:text-box>
        </draw:frame>
        <draw:frame draw:style-name="gr7" draw:text-style-name="P127" svg:width="0.7087in" svg:height="0.2276in" svg:x="1.6122in" svg:y="11.3134in">
          <draw:text-box>
            <text:p text:style-name="P126"><text:span text:style-name="T62">№ </text:span><text:span text:style-name="T62">докум.</text:span></text:p>
          </draw:text-box>
        </draw:frame>
        <draw:frame draw:style-name="gr8" draw:text-style-name="P127" svg:width="0.5004in" svg:height="0.2276in" svg:x="2.4382in" svg:y="11.3134in">
          <draw:text-box>
            <text:p text:style-name="P126"><text:span text:style-name="T62">Подп.</text:span></text:p>
          </draw:text-box>
        </draw:frame>
        <draw:frame draw:style-name="gr6" draw:text-style-name="P127" svg:width="0.448in" svg:height="0.2276in" svg:x="2.9492in" svg:y="11.3134in">
          <draw:text-box>
            <text:p text:style-name="P126"><text:span text:style-name="T62">Дата</text:span></text:p>
          </draw:text-box>
        </draw:frame>
        <draw:line draw:style-name="gr3" draw:text-style-name="P128" svg:x1="7.5138in" svg:y1="11.1173in" svg:x2="8.1031in" svg:y2="11.1173in">
          <text:p/>
        </draw:line>
        <draw:line draw:style-name="gr3" draw:text-style-name="P128" svg:x1="1.4736in" svg:y1="10.9272in" svg:x2="1.4736in" svg:y2="11.5004in">
          <text:p/>
        </draw:line>
        <draw:frame draw:style-name="gr9" draw:text-style-name="P129" svg:width="2.5169in" svg:height="0.3941in" svg:x="4.2795in" svg:y="11.0209in">
          <draw:text-box>
            <text:p text:style-name="P126"><text:span text:style-name="T63">6.050103.4151.13.01</text:span></text:p>
          </draw:text-box>
        </draw:frame>
        <draw:frame draw:style-name="gr5" draw:text-style-name="P130" svg:width="0.4476in" svg:height="0.6106in" svg:x="7.6012in" svg:y="10.9055in">
          <draw:text-box>
            <text:p text:style-name="P126"><text:span text:style-name="T62">Лист</text:span></text:p>
            <text:p text:style-name="P126"><text:span text:style-name="T62"/></text:p>
            <text:p text:style-name="P126"><text:span text:style-name="T62"/></text:p>
            <text:p text:style-name="P126"><text:span text:style-name="T62"><text:s text:c="2"/></text:span><text:span text:style-name="T62">7</text:span></text:p>
          </draw:text-box>
        </draw:frame>
      </draw:g>
      <draw:g text:anchor-type="page" text:anchor-page-number="10" draw:z-index="9" draw:style-name="gr1">
        <draw:custom-shape draw:style-name="gr2" draw:text-style-name="P125" svg:width="7.2697in" svg:height="11.3433in" svg:x="0.8228in" svg:y="0.1736in">
          <text:p/>
          <draw:enhanced-geometry svg:viewBox="0 0 21600 21600" draw:type="rectangle" draw:enhanced-path="M 0 0 L 21600 0 21600 21600 0 21600 0 0 Z N"/>
        </draw:custom-shape>
        <draw:line draw:style-name="gr3" draw:text-style-name="P125" svg:x1="0.8228in" svg:y1="10.9157in" svg:x2="8.0925in" svg:y2="10.9157in">
          <text:p/>
        </draw:line>
        <draw:line draw:style-name="gr3" draw:text-style-name="P125" svg:x1="1.0992in" svg:y1="10.9169in" svg:x2="1.0992in" svg:y2="11.5098in">
          <text:p/>
        </draw:line>
        <draw:line draw:style-name="gr3" draw:text-style-name="P125" svg:x1="3.3732in" svg:y1="10.9024in" svg:x2="3.3732in" svg:y2="11.5232in">
          <text:p/>
        </draw:line>
        <draw:line draw:style-name="gr3" draw:text-style-name="P125" svg:x1="2.9874in" svg:y1="10.9059in" svg:x2="2.9839in" svg:y2="11.5268in">
          <text:p/>
        </draw:line>
        <draw:line draw:style-name="gr3" draw:text-style-name="P125" svg:x1="2.3941in" svg:y1="10.9094in" svg:x2="2.3937in" svg:y2="11.5268in">
          <text:p/>
        </draw:line>
        <draw:line draw:style-name="gr3" draw:text-style-name="P125" svg:x1="7.5055in" svg:y1="10.913in" svg:x2="7.5055in" svg:y2="11.5059in">
          <text:p/>
        </draw:line>
        <draw:line draw:style-name="gr3" draw:text-style-name="P125" svg:x1="0.8228in" svg:y1="11.3197in" svg:x2="3.3772in" svg:y2="11.3197in">
          <text:p/>
        </draw:line>
        <draw:line draw:style-name="gr4" draw:text-style-name="P125" svg:x1="0.8228in" svg:y1="11.1224in" svg:x2="3.3772in" svg:y2="11.1224in">
          <text:p/>
        </draw:line>
        <draw:frame draw:style-name="gr5" draw:text-style-name="P127" svg:width="0.4476in" svg:height="0.2276in" svg:x="0.7484in" svg:y="11.3126in">
          <draw:text-box>
            <text:p text:style-name="P126"><text:span text:style-name="T62">Изм.</text:span></text:p>
          </draw:text-box>
        </draw:frame>
        <draw:frame draw:style-name="gr6" draw:text-style-name="P127" svg:width="0.448in" svg:height="0.2276in" svg:x="1.0622in" svg:y="11.3134in">
          <draw:text-box>
            <text:p text:style-name="P126"><text:span text:style-name="T62">Лист</text:span></text:p>
          </draw:text-box>
        </draw:frame>
        <draw:frame draw:style-name="gr7" draw:text-style-name="P127" svg:width="0.7087in" svg:height="0.2276in" svg:x="1.6122in" svg:y="11.3134in">
          <draw:text-box>
            <text:p text:style-name="P126"><text:span text:style-name="T62">№ </text:span><text:span text:style-name="T62">докум.</text:span></text:p>
          </draw:text-box>
        </draw:frame>
        <draw:frame draw:style-name="gr8" draw:text-style-name="P127" svg:width="0.5004in" svg:height="0.2276in" svg:x="2.4382in" svg:y="11.3134in">
          <draw:text-box>
            <text:p text:style-name="P126"><text:span text:style-name="T62">Подп.</text:span></text:p>
          </draw:text-box>
        </draw:frame>
        <draw:frame draw:style-name="gr6" draw:text-style-name="P127" svg:width="0.448in" svg:height="0.2276in" svg:x="2.9492in" svg:y="11.3134in">
          <draw:text-box>
            <text:p text:style-name="P126"><text:span text:style-name="T62">Дата</text:span></text:p>
          </draw:text-box>
        </draw:frame>
        <draw:line draw:style-name="gr3" draw:text-style-name="P128" svg:x1="7.5138in" svg:y1="11.1173in" svg:x2="8.1031in" svg:y2="11.1173in">
          <text:p/>
        </draw:line>
        <draw:line draw:style-name="gr3" draw:text-style-name="P128" svg:x1="1.4736in" svg:y1="10.9272in" svg:x2="1.4736in" svg:y2="11.5004in">
          <text:p/>
        </draw:line>
        <draw:frame draw:style-name="gr9" draw:text-style-name="P129" svg:width="2.5169in" svg:height="0.3941in" svg:x="4.2795in" svg:y="11.0209in">
          <draw:text-box>
            <text:p text:style-name="P126"><text:span text:style-name="T63">6.050103.4151.13.01</text:span></text:p>
          </draw:text-box>
        </draw:frame>
        <draw:frame draw:style-name="gr5" draw:text-style-name="P130" svg:width="0.4476in" svg:height="0.6106in" svg:x="7.6012in" svg:y="10.9055in">
          <draw:text-box>
            <text:p text:style-name="P126"><text:span text:style-name="T62">Лист</text:span></text:p>
            <text:p text:style-name="P126"><text:span text:style-name="T62"/></text:p>
            <text:p text:style-name="P126"><text:span text:style-name="T62"/></text:p>
            <text:p text:style-name="P126"><text:span text:style-name="T62"><text:s text:c="2"/></text:span><text:span text:style-name="T62">7</text:span></text:p>
          </draw:text-box>
        </draw:frame>
      </draw:g>
      <draw:g text:anchor-type="page" text:anchor-page-number="11" draw:z-index="10" draw:style-name="gr1">
        <draw:custom-shape draw:style-name="gr2" draw:text-style-name="P125" svg:width="7.2697in" svg:height="11.3433in" svg:x="0.8228in" svg:y="0.1736in">
          <text:p/>
          <draw:enhanced-geometry svg:viewBox="0 0 21600 21600" draw:type="rectangle" draw:enhanced-path="M 0 0 L 21600 0 21600 21600 0 21600 0 0 Z N"/>
        </draw:custom-shape>
        <draw:line draw:style-name="gr3" draw:text-style-name="P125" svg:x1="0.8228in" svg:y1="10.9157in" svg:x2="8.0925in" svg:y2="10.9157in">
          <text:p/>
        </draw:line>
        <draw:line draw:style-name="gr3" draw:text-style-name="P125" svg:x1="1.0992in" svg:y1="10.9169in" svg:x2="1.0992in" svg:y2="11.5098in">
          <text:p/>
        </draw:line>
        <draw:line draw:style-name="gr3" draw:text-style-name="P125" svg:x1="3.3732in" svg:y1="10.9024in" svg:x2="3.3732in" svg:y2="11.5232in">
          <text:p/>
        </draw:line>
        <draw:line draw:style-name="gr3" draw:text-style-name="P125" svg:x1="2.9874in" svg:y1="10.9059in" svg:x2="2.9839in" svg:y2="11.5268in">
          <text:p/>
        </draw:line>
        <draw:line draw:style-name="gr3" draw:text-style-name="P125" svg:x1="2.3941in" svg:y1="10.9094in" svg:x2="2.3937in" svg:y2="11.5268in">
          <text:p/>
        </draw:line>
        <draw:line draw:style-name="gr3" draw:text-style-name="P125" svg:x1="7.5055in" svg:y1="10.913in" svg:x2="7.5055in" svg:y2="11.5059in">
          <text:p/>
        </draw:line>
        <draw:line draw:style-name="gr3" draw:text-style-name="P125" svg:x1="0.8228in" svg:y1="11.3197in" svg:x2="3.3772in" svg:y2="11.3197in">
          <text:p/>
        </draw:line>
        <draw:line draw:style-name="gr4" draw:text-style-name="P125" svg:x1="0.8228in" svg:y1="11.1224in" svg:x2="3.3772in" svg:y2="11.1224in">
          <text:p/>
        </draw:line>
        <draw:frame draw:style-name="gr5" draw:text-style-name="P127" svg:width="0.4476in" svg:height="0.2276in" svg:x="0.7484in" svg:y="11.3126in">
          <draw:text-box>
            <text:p text:style-name="P126"><text:span text:style-name="T62">Изм.</text:span></text:p>
          </draw:text-box>
        </draw:frame>
        <draw:frame draw:style-name="gr6" draw:text-style-name="P127" svg:width="0.448in" svg:height="0.2276in" svg:x="1.0622in" svg:y="11.3134in">
          <draw:text-box>
            <text:p text:style-name="P126"><text:span text:style-name="T62">Лист</text:span></text:p>
          </draw:text-box>
        </draw:frame>
        <draw:frame draw:style-name="gr7" draw:text-style-name="P127" svg:width="0.7087in" svg:height="0.2276in" svg:x="1.6122in" svg:y="11.3134in">
          <draw:text-box>
            <text:p text:style-name="P126"><text:span text:style-name="T62">№ </text:span><text:span text:style-name="T62">докум.</text:span></text:p>
          </draw:text-box>
        </draw:frame>
        <draw:frame draw:style-name="gr8" draw:text-style-name="P127" svg:width="0.5004in" svg:height="0.2276in" svg:x="2.4382in" svg:y="11.3134in">
          <draw:text-box>
            <text:p text:style-name="P126"><text:span text:style-name="T62">Подп.</text:span></text:p>
          </draw:text-box>
        </draw:frame>
        <draw:frame draw:style-name="gr6" draw:text-style-name="P127" svg:width="0.448in" svg:height="0.2276in" svg:x="2.9492in" svg:y="11.3134in">
          <draw:text-box>
            <text:p text:style-name="P126"><text:span text:style-name="T62">Дата</text:span></text:p>
          </draw:text-box>
        </draw:frame>
        <draw:line draw:style-name="gr3" draw:text-style-name="P128" svg:x1="7.5138in" svg:y1="11.1173in" svg:x2="8.1031in" svg:y2="11.1173in">
          <text:p/>
        </draw:line>
        <draw:line draw:style-name="gr3" draw:text-style-name="P128" svg:x1="1.4736in" svg:y1="10.9272in" svg:x2="1.4736in" svg:y2="11.5004in">
          <text:p/>
        </draw:line>
        <draw:frame draw:style-name="gr9" draw:text-style-name="P129" svg:width="2.5169in" svg:height="0.3941in" svg:x="4.2795in" svg:y="11.0209in">
          <draw:text-box>
            <text:p text:style-name="P126"><text:span text:style-name="T63">6.050103.4151.13.01</text:span></text:p>
          </draw:text-box>
        </draw:frame>
        <draw:frame draw:style-name="gr5" draw:text-style-name="P130" svg:width="0.4476in" svg:height="0.6106in" svg:x="7.6012in" svg:y="10.9055in">
          <draw:text-box>
            <text:p text:style-name="P126"><text:span text:style-name="T62">Лист</text:span></text:p>
            <text:p text:style-name="P126"><text:span text:style-name="T62"/></text:p>
            <text:p text:style-name="P126"><text:span text:style-name="T62"/></text:p>
            <text:p text:style-name="P126"><text:span text:style-name="T62"><text:s text:c="2"/></text:span><text:span text:style-name="T62">7</text:span></text:p>
          </draw:text-box>
        </draw:frame>
      </draw:g>
      <text:h text:style-name="P119" text:outline-level="1"/>
      <text:h text:style-name="P120" text:outline-level="1">Додаток<text:span text:style-name="T12"> Г. Титульний аркуш</text:span></text:h>
      <text:p text:style-name="P53">Міністерство освіти і науки, молоді та спорту України</text:p>
      <text:p text:style-name="P58"/>
      <text:p text:style-name="P54">НАЦІОНАЛЬНИЙ УНІВЕРСИТЕТ КОРАБЛЕБУДУВАННЯ</text:p>
      <text:p text:style-name="P55">імені адмірала Макарова</text:p>
      <text:p text:style-name="P59"/>
      <text:p text:style-name="P59"/>
      <text:p text:style-name="P62"><text:tab/><text:tab/><text:tab/><text:tab/><text:tab/><text:tab/><text:tab/><text:tab/>Кафедра ПЗАС</text:p>
      <text:p text:style-name="P61"><text:tab/><text:tab/><text:tab/><text:tab/><text:tab/><text:tab/><text:tab/>"<text:span text:style-name="T12">Допущений до захисту"</text:span></text:p>
      <text:p text:style-name="P57"><text:tab/><text:tab/><text:tab/><text:tab/><text:tab/><text:tab/><text:tab/>Завідуючий кафедрою</text:p>
      <text:p text:style-name="P63"/>
      <text:p text:style-name="P60">“____”____________201<text:span text:style-name="T12">2 </text:span>р.</text:p>
      <text:p text:style-name="P64"/>
      <text:p text:style-name="P68">ДИПЛОМН<text:span text:style-name="T13">А РОБОТА</text:span></text:p>
      <text:p text:style-name="P56">за напрямом<text:span text:style-name="T27"> </text:span>підготовки 6.050103 – “Програмна інженерія”</text:p>
      <text:p text:style-name="P65"/>
      <text:p text:style-name="P65"/>
      <text:p text:style-name="P69"><draw:line text:anchor-type="char" draw:z-index="13" draw:style-name="gr31" draw:text-style-name="P137" svg:x1="1.9465in" svg:y1="0.2209in" svg:x2="5.9465in" svg:y2="0.2209in"><text:p/></draw:line><draw:line text:anchor-type="char" draw:z-index="14" draw:style-name="gr31" draw:text-style-name="P137" svg:x1="1.1965in" svg:y1="0.5909in" svg:x2="5.9465in" svg:y2="0.5909in"><text:p/></draw:line><text:span text:style-name="T28">Тема </text:span><text:span text:style-name="T29">Програмне забезпечення для моделювання мережевого трафіку</text:span></text:p>
      <text:p text:style-name="P66"/>
      <text:p text:style-name="P66"/>
      <text:p text:style-name="P66"/>
      <text:p text:style-name="P67">Розрахунково-пояснювальна записка</text:p>
      <text:p text:style-name="P67"/>
      <text:p text:style-name="P67"/>
      <text:p text:style-name="P51">Керівник: Завідуючий кафедрою ПЗАС Приходько С.Б.</text:p>
      <text:p text:style-name="P52">Виконавець: Студент групи 6151 Нікітін Є.О.</text:p>
      <text:p text:style-name="P70"><text:span text:style-name="T3">Завдання на дипломну роботу; </text:span><text:span text:style-name="T30">Завдання на дипломну роботу оформлюється на бланку, наведеному у додатку А. У ньому вказується тема роботи з посиланням на наказ про її затвердження, основні вихідні дані, найменування розроблюваних графічних документів і спеціальних розділів, календарний план. </text:span></text:p>
      <text:p text:style-name="P72">Анотація (українською, російською, англійською мовами); </text:p>
      <text:p text:style-name="P74">В анотації коротко вказуються об'єкт і мета розробки, використані методи, досягнуті результати, а також обсяг пояснювальної записки. Анотація наводиться українською, російською та англійською мовами.</text:p>
      <text:p text:style-name="P77"><text:span text:style-name="T4">Наприклад, анотація може бути такою. </text:span><text:span text:style-name="T32">В роботі розроблено проект програмного забезпечення для обліку продукції на складі. Робота виконана на 90 сторінках друкованого тексту, містить 13 рисунків, 10 таблиць, 6 додатків і список використаних джерел з 25 найменувань</text:span><text:span text:style-name="T4">.</text:span></text:p>
      <text:p text:style-name="P72">Зміст; </text:p>
      <text:p text:style-name="P72">Перелік умовних позначень, символів, одиниць та термінів (за необхідності); </text:p>
      <text:p text:style-name="P79">У цьому розділі наводяться з детальною розшифровкою специфічні позначення, одиниці вимірювання, скорочення і терміни, які використані в тексті пояснювальної записки. Перелік умовних позначень, символів, одиниць і термінів <text:s/>наводиться за необхідності.</text:p>
      <text:p text:style-name="P72">Вступ; </text:p>
      <text:p text:style-name="P18"><text:span text:style-name="T3">Тема</text:span><text:span text:style-name="T4">:</text:span></text:p>
      <text:p text:style-name="P18">Разработка ПО вероятностного вывода в организационных задачах судоремонта</text:p>
      <text:p text:style-name="P45"><text:span text:style-name="T56">– задачі, які вирішуються у роботі</text:span><text:span text:style-name="T57">для досягнення поставленої мети;</text:span><text:span text:style-name="T56">;</text:span> </text:p>
      <text:p text:style-name="P44">– взаємозв'язок з іншими роботами та апробацію (впровадження) роботи.<text:span text:style-name="T55">(у разі наявності)</text:span></text:p>
      <text:p text:style-name="Text_20_body">Останнім часом <text:span text:style-name="T43">значно зросла потреба в автоматизації судноремонтних підприємств та розробки систем підтримки прийняття рішення </text:span><text:span text:style-name="T46">в цій галузі</text:span><text:span text:style-name="T43">. Така потреба виникла внаслідок зниження державних замовлень на побудову суден, тенденції до зростання обсягів судноремонтного виробництва в Україні та розвитком сучасних інформаційних технологій.</text:span><text:span text:style-name="T36"> </text:span><text:span text:style-name="T15">В умовах гострої галузевої конкуренції підприємства прагнуть збільшити ефективність виконання замовлень для підвищення рівня своєї привабливості для потенційного замовника чи інвестора.</text:span><text:span text:style-name="T36">[1]</text:span></text:p>
      <text:p text:style-name="Text_20_body"><text:span text:style-name="T44">Процес судноремонту являє собою складний технологічний процес, </text:span><text:bookmark-start text:name="__DdeLink__3617_725944953"/><text:span text:style-name="T44">на який впливає велика кількість факторів: вартість ремонтних робіт, термін тр</text:span><text:bookmark-end text:name="__DdeLink__3617_725944953"/><text:span text:style-name="T44">ивалості ремонту, якість ремонту, наявність необхідних виробничих потужностей і персоналу, </text:span><text:span text:style-name="T45">та</text:span><text:span text:style-name="T44"> ряд інших.</text:span></text:p>
      <text:p text:style-name="Text_20_body"><text:span text:style-name="T53">Це висуває завдання аналізу, прогнозування та передбачення впливу перерахованих факторів з метою ефективного вирішення низки організаційних заходів, що передують безпосередньому виконанню судноремонтних робіт. Так, наприклад, при прийнятті рішення на укладення контракту, суднову компанію (Замовник), насамперед, </text:span><text:span text:style-name="T54">будуть </text:span><text:span text:style-name="T53">цікавити такі фактори, як вартість ремонтних робіт, терміни </text:span><text:span text:style-name="T54">їх </text:span><text:span text:style-name="T53">виконання, якість ремонту та ін. З іншого боку, судноремонтне підприємство (Виконавець) перед прийняттям рішення про виконання ремонтного замовлення має оцінити свої можливості в плані наявності необхідних виробничих потужностей і персоналу, запасів необхідних матеріалів і комплектуючих виробів, нормативно-технічної документації, необхідності залучення контрагентів (підрядників) та ін.</text:span></text:p>
      <text:p text:style-name="Text_20_body"><text:soft-page-break/><text:span text:style-name="T48">Вже і</text:span><text:span text:style-name="T47">снують деякі потужні програмні продукти, які дозволяють автоматизувати бізнес-задачі підприємств, </text:span><text:span text:style-name="T48">наприклад “Парус”, “Галактика”, “1С Предприятие”. </text:span><text:span text:style-name="T49">Проте, </text:span><text:span text:style-name="T50">недоліком цих систем є відсутність модулів підтримки прийняття рішень, що </text:span><text:span text:style-name="T51">обмежує їх функції з управління виробництвом. </text:span><text:span text:style-name="T52">У зв'язку з цим, створення спеціалізованих систем підтримки прийняття рішень (СППР) судноремонтних підприємств, являє собою актуальну практичну задачу.</text:span></text:p>
      <text:p text:style-name="P20"><text:span text:style-name="T58">Метою даної дипломної роботи є розробка </text:span><text:span text:style-name="T59">системи підтримки прийняття рішення з використанням ймовірносного виводу за допомогою дерев ймовірності</text:span><text:span text:style-name="T58"> в организац</text:span><text:span text:style-name="T59">ійни</text:span><text:span text:style-name="T58">х задачах суд</text:span><text:span text:style-name="T59">н</text:span><text:span text:style-name="T58">оремонт</text:span><text:span text:style-name="T59">у.</text:span></text:p>
      <text:p text:style-name="P115"/>
      <text:p text:style-name="P24"><text:span text:style-name="T60">1 Аналіз предметної галузі </text:span><text:span text:style-name="T61">і постановка задачі</text:span></text:p>
      <text:p text:style-name="P116">Аналіз предметної галузі повинен містити викладення даних про предмет дослідження або розробки випускної роботи бакалавра, які дозволяють створити уявлення про вибрану проблему. Для повного уявлення вибраної теми необхідно визначити та провести оцінку стану проблеми, розглянути існуючі рішення або напрямки їх вирішення.</text:p>
      <text:p text:style-name="P98">Аналіз предметної галузі і постановка задачі; </text:p>
      <text:p text:style-name="P86">Цей розділ повинен включати два підрозділи: </text:p>
      <text:list xml:id="list8889594698384617872" text:style-name="WW8Num1">
        <text:list-item>
          <text:p text:style-name="P103">опис та аналіз предметної галузі; </text:p>
        </text:list-item>
        <text:list-item>
          <text:p text:style-name="P103">постановка задачі; </text:p>
        </text:list-item>
      </text:list>
      <text:p text:style-name="P86">У першому підрозділі: </text:p>
      <text:p text:style-name="P86">а) здійснюється вивчення та стислий опис предметної галузі;</text:p>
      <text:p text:style-name="P86">б) розробляється модель предметної галузі - опис об’єктів реального світу; </text:p>
      <text:p text:style-name="P86">в) наводиться опис існуючих методів і технологій розв’язання задачі з теми розробки;</text:p>
      <text:p text:style-name="P86">г) аналізуються труднощі і недоліки, які можуть бути усунені або зменшені за рахунок використання сучасних інформаційних технологій (за потреби наводиться ілюстрування принциповими схемами організаційних структур), інформаційних потоків, документообігу, як існуючих, так і пропонованих автором роботи для вирішення розглянутих проблем. </text:p>
      <text:p text:style-name="P86">У другому підрозділі: </text:p>
      <text:p text:style-name="P86">а) на основі попереднього аналізу формулюються і обґрунтовуються конкретні цілі і завдання дипломної роботи з урахуванням реальних можливостей і термінів виконання; </text:p>
      <text:p text:style-name="P86">б) наводиться опис застосовуваних математичних та інших методів, а<text:span text:style-name="T34"> </text:span>також пов'язані з цим допущення і обмеження; </text:p>
      <text:p text:style-name="P86">в) проводиться визначення вимог до програмного забезпечення; </text:p>
      <text:p text:style-name="P86">г) здійснюється аналіз вимог, концептуалізація системи (формалізація вимог до ПЗ) та документування вимог;</text:p>
      <text:p text:style-name="P86">В разі використання структурної методології для аналізу вимог до ПЗ застосовуються діаграми потоків даних.</text:p>
      <text:p text:style-name="P86">При використанні об'єктно-орієнтованої методології для побудови моделі предметної галузі застосовується діаграма класів. Для визначення та аналізу вимог до ПЗ розробляється діаграма варіантів використання (Use Case), виконується структуризація варіантів використання та їх специфікація. </text:p>
      <text:p text:style-name="P86">Специфікація варіантів використання повинна відображати: </text:p>
      <text:list xml:id="list3659322803562504349" text:style-name="WW8Num25">
        <text:list-item>
          <text:p text:style-name="P104">Назву варіанту використання;</text:p>
        </text:list-item>
        <text:list-item>
          <text:p text:style-name="P104">Короткий опис (мету варіанту використання);</text:p>
        </text:list-item>
        <text:list-item>
          <text:p text:style-name="P104">Суб'єктів, які беруть участь у варіанті використання;</text:p>
        </text:list-item>
        <text:list-item>
          <text:p text:style-name="P104">Передумови, необхідні для ініціювання прецеденту (початковий стан);</text:p>
        </text:list-item>
        <text:list-item>
          <text:p text:style-name="P104">Деталізований опис потоку подій, який включає:</text:p>
          <text:list>
            <text:list-item>
              <text:p text:style-name="P104">Основний сценарій - описується типова послідовність дій, яка веде до успішного завершення сценарію і задовольняє потреби всіх зацікавлених осіб;</text:p>
            </text:list-item>
            <text:list-item>
              <text:p text:style-name="P104">Альтернативний потік - тут вказуються всі інші сценарії або гілки, що призводять до успішного або невдалого завершення прецеденту;</text:p>
            </text:list-item>
          </text:list>
        </text:list-item>
        <text:list-item>
          <text:p text:style-name="P104"><text:soft-page-break/>Післяумову варіанта використання (кінцевий стан).</text:p>
        </text:list-item>
      </text:list>
      <text:p text:style-name="P85">Для верифікації вимог доцільно створити горизонтальний прототип (одноразовий користувальницький інтерфейс).</text:p>
      <text:p text:style-name="P85">В даному підрозділі рекомендується привести тільки основні необхідні для розуміння постановки задачі вимоги (а саме вимоги до функціональних характеристик, вимоги до складу та параметрів технічних засобів, вимоги до інформаційної та програмної сумісності).</text:p>
      <text:p text:style-name="P86">Наприклад: Виходячи з аналізу предметної галузі (назва галузі вказується конкретна) сформулюємо наступну постановку задачі: розробити проект програмного забезпечення (конкретна назва ПЗ, що розробляється), яке задовольняє наступним вимогам (перераховуються вимоги до функціональних характеристик, вимоги до складу та параметрів технічних засобів, вимоги до інформаційної та програмної сумісності).</text:p>
      <text:p text:style-name="P99">Детальний виклад вимог повинен бути оформлений у вигляді документа «Технічне завдання» (відповідно до ЕСПД ГОСТ 19.201-78) і розміщений в Додатку до пояснювальної записки.</text:p>
      <text:p text:style-name="P19"><text:span text:style-name="T19">Процес с</text:span><text:span text:style-name="T20">у</text:span><text:span text:style-name="T19">дноремонту</text:span></text:p>
      <text:p text:style-name="P117">Ремонт судна — це комплекс організаційних і технічних заходів, спрямованих на підтримку або відновлення властивостей корабля, його зброї та технічних засобів силами особового складу, суднових майстерень або судноремонтних заводів. Розрізняють такі види ремонту кораблів: аварійний, гарантійний, доковий, межпоходовий, навігаційний, планово-попереджувальний, середній та поточний. </text:p>
      <text:p text:style-name="P6"><text:span text:style-name="T21">Деякі ремонтні роботи проводяться безпосередньо на самому судні, </text:span><text:span text:style-name="T24">наприклад, доковий ремонт, в якому виконується</text:span><text:span text:style-name="T22"> </text:span><text:span text:style-name="T23">відновлення засобів захисту корпусу від корозії і обростання, провод</text:span><text:span text:style-name="T21">женн</text:span><text:span text:style-name="T23">я необхідн</text:span><text:span text:style-name="T21">их</text:span><text:span text:style-name="T23"> огляд</text:span><text:span text:style-name="T21">ів</text:span><text:span text:style-name="T23"> і опосвідчення, а також усу</text:span><text:span text:style-name="T21">нення</text:span><text:span text:style-name="T23"> виявле</text:span><text:span text:style-name="T21">них</text:span><text:span text:style-name="T23"> дефект</text:span><text:span text:style-name="T21">ів</text:span><text:span text:style-name="T23"> підводної частини корпусу, движительно-рульового комплексу, донно-бортової апаратури та інших частин підводної частини корпусу, ремонт яких на плаву не може бути проведений.</text:span></text:p>
      <text:p text:style-name="P5"><text:span text:style-name="T25">Деякі ж можуть виконуватись за межами самого судна. </text:span><text:span text:style-name="T26">В такому випадку</text:span><text:span text:style-name="T25"> </text:span><text:span text:style-name="T26">т</text:span><text:span text:style-name="T16">ехнологічний процес ремонту судна — це частина виробничого процесу, пов’язана з транспортуванням виробу з судна, розбиранням його на складальні одиниці і деталі, виготовленням нових і відновленням дефектних деталей, складанням і монтажем виробу на судні.</text:span><text:span text:style-name="T17">[3]</text:span><text:span text:style-name="T16"> </text:span></text:p>
      <text:p text:style-name="P118"/>
      <text:p text:style-name="P118"/>
      <text:p text:style-name="P4">Следует отметить, что в настоящее время интенсивно развивается сценарный <text:soft-page-break/>подход для принятия решений в условиях риска на основе вероятностного вывода на деревьях вероятностей. Такой подход может быть положен в основу построения СППР в организационных задачах судоремонта.</text:p>
      <text:p text:style-name="P4">Для принятия решений в условиях риска могут использоваться модели, представленные деревьями вероятностей, на которых решаются задачи вероятностного вывода. Предварительно каждый рискообразующий фактор, представляющий систему случайных событий, графически отображается в форме дерева распределения (рис.1). Каждая ветвь дерева распределения отображает одно случайное событие и вероятность (р) его осуществления. Комбинации таких деревьев, полученные их объединением, приводят к дереву вероятностей (рис.2), которое представляет собой древовидный граф. Каждый узел (вершина) такого графа связан с одной полной системой случайных событий. Каждое событие и вероятность его осуществления отображается ветвью дерева, выходящей из соответствующего узла. Каждый путь на дереве от корневого узла до конечной позиции отображает одну из возможных комбинаций событий, которая называется сценарием.</text:p>
      <text:p text:style-name="P8"><draw:g text:anchor-type="paragraph" draw:z-index="15" draw:style-name="gr22"><draw:g draw:style-name="gr23"><draw:g draw:style-name="gr23"><draw:custom-shape draw:style-name="gr24" draw:text-style-name="P134" xml:id="id35" draw:id="id35" svg:width="0.1504in" svg:height="0.1567in" svg:x="1.4307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36" draw:id="id36" draw:type="line" svg:x1="1.8079in" svg:y1="0.8571in" svg:x2="2.5642in" svg:y2="0.8571in" svg:d="m4592 2177h1921" svg:viewBox="0 0 1923 2"><text:p/></draw:connector><draw:connector draw:style-name="gr25" draw:text-style-name="P134" draw:type="line" svg:x1="1.5591in" svg:y1="0.6701in" svg:x2="1.8075in" svg:y2="0.8571in" draw:start-shape="id35" draw:start-glue-point="9" draw:end-shape="id36" draw:end-glue-point="2" svg:d="m3960 1702 631 475" svg:viewBox="0 0 633 476"><text:p/></draw:connector><draw:connector draw:style-name="gr25" draw:text-style-name="P134" xml:id="id37" draw:id="id37" draw:type="line" svg:x1="1.8028in" svg:y1="0.3256in" svg:x2="2.5528in" svg:y2="0.3256in" svg:d="m4579 827h1905" svg:viewBox="0 0 1907 2"><text:p/></draw:connector><draw:connector draw:style-name="gr25" draw:text-style-name="P134" draw:type="line" svg:x1="1.5591in" svg:y1="0.5598in" svg:x2="1.8028in" svg:y2="0.3256in" draw:start-shape="id35" draw:start-glue-point="11" draw:end-shape="id37" draw:end-glue-point="2" svg:d="m3960 1422 619-595" svg:viewBox="0 0 621 596"><text:p/></draw:connector></draw:g><draw:frame draw:style-name="gr26" draw:text-style-name="P135" svg:width="0.835in" svg:height="0.4571in" svg:x="1.75in" svg:y="0.3571in"><draw:text-box><text:p text:style-name="P126"><text:span text:style-name="T66">Стоимость</text:span></text:p><text:p text:style-name="P126"><text:span text:style-name="T66">ремонта</text:span></text:p></draw:text-box></draw:frame><draw:frame draw:style-name="gr27" draw:text-style-name="P136" svg:width="0.7886in" svg:height="0.3661in" svg:x="1.7705in" svg:y="0.0075in"><draw:text-box><text:p text:style-name="P126"><text:span text:style-name="T67">Приемлемая</text:span></text:p><text:p text:style-name="P126"><text:span text:style-name="T68">Р1 = 0.1</text:span></text:p></draw:text-box></draw:frame><draw:frame draw:style-name="gr27" draw:text-style-name="P136" svg:width="0.8949in" svg:height="0.3661in" svg:x="1.7669in" svg:y="0.8102in"><draw:text-box><text:p text:style-name="P126"><text:span text:style-name="T67">Неприемлемая</text:span></text:p><text:p text:style-name="P126"><text:span text:style-name="T68">Р2 = 0.9</text:span></text:p></draw:text-box></draw:frame><draw:frame draw:style-name="gr27" draw:text-style-name="P136" svg:width="0.8949in" svg:height="0.3661in" svg:x="1.7669in" svg:y="0.8102in"><draw:text-box><text:p text:style-name="P126"><text:span text:style-name="T67">Неприемлемая</text:span></text:p><text:p text:style-name="P126"><text:span text:style-name="T68">Р2 = 0.9</text:span></text:p></draw:text-box></draw:frame></draw:g><draw:g draw:style-name="gr23"><draw:g draw:style-name="gr23"><draw:custom-shape draw:style-name="gr24" draw:text-style-name="P134" xml:id="id38" draw:id="id38" svg:width="0.1504in" svg:height="0.1504in" svg:x="2.8217in" svg:y="0.524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39" draw:id="id39" draw:type="line" svg:x1="3.1988in" svg:y1="0.8319in" svg:x2="3.9551in" svg:y2="0.8319in" svg:d="m8125 2113h1921" svg:viewBox="0 0 1923 2"><text:p/></draw:connector><draw:connector draw:style-name="gr25" draw:text-style-name="P134" draw:type="line" svg:x1="2.95in" svg:y1="0.6528in" svg:x2="3.1984in" svg:y2="0.8319in" draw:start-shape="id38" draw:start-glue-point="9" draw:end-shape="id39" draw:end-glue-point="2" svg:d="m7493 1658 631 455" svg:viewBox="0 0 633 457"><text:p/></draw:connector><draw:connector draw:style-name="gr25" draw:text-style-name="P134" xml:id="id40" draw:id="id40" draw:type="line" svg:x1="3.1933in" svg:y1="0.3217in" svg:x2="3.9433in" svg:y2="0.3217in" svg:d="m8111 817h1905" svg:viewBox="0 0 1907 2"><text:p/></draw:connector><draw:connector draw:style-name="gr25" draw:text-style-name="P134" draw:type="line" svg:x1="2.95in" svg:y1="0.5457in" svg:x2="3.1929in" svg:y2="0.3217in" draw:start-shape="id38" draw:start-glue-point="11" draw:end-shape="id40" draw:end-glue-point="2" svg:d="m7493 1386 617-569" svg:viewBox="0 0 619 572"><text:p/></draw:connector></draw:g><draw:frame draw:style-name="gr27" draw:text-style-name="P136" svg:width="0.7886in" svg:height="0.3661in" svg:x="3.0961in" svg:y="0.0063in"><draw:text-box><text:p text:style-name="P126"><text:span text:style-name="T67">Приемлемая</text:span></text:p><text:p text:style-name="P126"><text:span text:style-name="T68">Р3 = 0.3</text:span></text:p></draw:text-box></draw:frame><draw:frame draw:style-name="gr27" draw:text-style-name="P136" svg:width="0.8949in" svg:height="0.3661in" svg:x="3.1106in" svg:y="0.7756in"><draw:text-box><text:p text:style-name="P126"><text:span text:style-name="T67">Неприемлемая</text:span></text:p><text:p text:style-name="P126"><text:span text:style-name="T68">Р4 = 0.7</text:span></text:p></draw:text-box></draw:frame><draw:frame draw:style-name="gr26" draw:text-style-name="P135" svg:width="1.148in" svg:height="0.4571in" svg:x="3.0945in" svg:y="0.3827in"><draw:text-box><text:p text:style-name="P126"><text:span text:style-name="T66">Длительность</text:span></text:p><text:p text:style-name="P126"><text:span text:style-name="T66">ремонта</text:span></text:p></draw:text-box></draw:frame></draw:g><draw:g draw:style-name="gr23"><draw:g draw:style-name="gr23"><draw:custom-shape draw:style-name="gr24" draw:text-style-name="P134" xml:id="id41" draw:id="id41" svg:width="0.1504in" svg:height="0.1504in" svg:x="4.2587in" svg:y="0.518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42" draw:id="id42" draw:type="line" svg:x1="4.6362in" svg:y1="0.8264in" svg:x2="5.3909in" svg:y2="0.8264in" svg:d="m11776 2099h1917" svg:viewBox="0 0 1919 2"><text:p/></draw:connector><draw:connector draw:style-name="gr25" draw:text-style-name="P134" draw:type="line" svg:x1="4.387in" svg:y1="0.6472in" svg:x2="4.6366in" svg:y2="0.8264in" draw:start-shape="id41" draw:start-glue-point="9" draw:end-shape="id42" draw:end-glue-point="2" svg:d="m11143 1644 634 455" svg:viewBox="0 0 635 457"><text:p/></draw:connector><draw:connector draw:style-name="gr25" draw:text-style-name="P134" xml:id="id43" draw:id="id43" draw:type="line" svg:x1="4.6307in" svg:y1="0.3161in" svg:x2="5.3807in" svg:y2="0.3161in" svg:d="m11762 803h1905" svg:viewBox="0 0 1907 2"><text:p/></draw:connector><draw:connector draw:style-name="gr25" draw:text-style-name="P134" draw:type="line" svg:x1="4.387in" svg:y1="0.5402in" svg:x2="4.6311in" svg:y2="0.3161in" draw:start-shape="id41" draw:start-glue-point="11" draw:end-shape="id43" draw:end-glue-point="2" svg:d="m11143 1372 620-569" svg:viewBox="0 0 621 572"><text:p/></draw:connector></draw:g><draw:frame draw:style-name="gr27" draw:text-style-name="P136" svg:width="0.8949in" svg:height="0.3661in" svg:x="4.5646in" svg:y="0.802in"><draw:text-box><text:p text:style-name="P126"><text:span text:style-name="T67">Неприемлемая</text:span></text:p><text:p text:style-name="P126"><text:span text:style-name="T68">Р6 = 0.9</text:span></text:p></draw:text-box></draw:frame><draw:frame draw:style-name="gr27" draw:text-style-name="P136" svg:width="0.7886in" svg:height="0.3661in" svg:x="4.5689in" svg:y="0in"><draw:text-box><text:p text:style-name="P126"><text:span text:style-name="T67">Приемлемая</text:span></text:p><text:p text:style-name="P126"><text:span text:style-name="T68">Р1 = 0.1</text:span></text:p></draw:text-box></draw:frame><draw:frame draw:style-name="gr26" draw:text-style-name="P135" svg:width="0.8343in" svg:height="0.4571in" svg:x="4.5969in" svg:y="0.3075in"><draw:text-box><text:p text:style-name="P126"><text:span text:style-name="T66">Качество</text:span></text:p><text:p text:style-name="P126"><text:span text:style-name="T66">ремонта</text:span></text:p></draw:text-box></draw:frame></draw:g></draw:g>Рисунок 1 – Деревья распределения систем случайных рискообразующих событий</text:p>
      <text:p text:style-name="P10"><draw:g text:anchor-type="paragraph" draw:z-index="16" draw:style-name="gr22"><draw:custom-shape draw:style-name="gr24" draw:text-style-name="P134" xml:id="id45" draw:id="id45" svg:width="0.1504in" svg:height="0.1559in" svg:x="0.9299in" svg:y="2.35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46" draw:id="id46" draw:type="line" svg:x1="1.4165in" svg:y1="3.5067in" svg:x2="2.4866in" svg:y2="3.5197in" draw:end-shape="id44" draw:end-glue-point="6" svg:d="m3598 8907 2718 33" svg:viewBox="0 0 2720 35"><text:p/></draw:connector><draw:connector draw:style-name="gr25" draw:text-style-name="P134" draw:type="line" svg:x1="1.0583in" svg:y1="2.4874in" svg:x2="1.4165in" svg:y2="3.5071in" draw:start-shape="id45" draw:start-glue-point="9" draw:end-shape="id46" draw:end-glue-point="2" svg:d="m2688 6318 910 2590" svg:viewBox="0 0 912 2591"><text:p/></draw:connector><draw:connector draw:style-name="gr25" draw:text-style-name="P134" xml:id="id48" draw:id="id48" draw:type="line" svg:x1="1.4272in" svg:y1="1.1953in" svg:x2="2.4866in" svg:y2="1.1972in" draw:end-shape="id47" draw:end-glue-point="6" svg:d="m3625 3036 2691 5" svg:viewBox="0 0 2693 7"><text:p/></draw:connector><draw:connector draw:style-name="gr25" draw:text-style-name="P134" draw:type="line" svg:x1="1.0583in" svg:y1="2.3764in" svg:x2="1.4272in" svg:y2="1.1953in" draw:start-shape="id45" draw:start-glue-point="11" draw:end-shape="id48" draw:end-glue-point="2" svg:d="m2688 6036 937-3000" svg:viewBox="0 0 938 3002"><text:p/></draw:connector><draw:frame draw:style-name="gr28" draw:text-style-name="P135" svg:width="0.835in" svg:height="0.4343in" svg:x="1.2492in" svg:y="2.2047in"><draw:text-box><text:p text:style-name="P126"><text:span text:style-name="T66">Стоимость</text:span></text:p><text:p text:style-name="P126"><text:span text:style-name="T66">ремонта</text:span></text:p></draw:text-box></draw:frame><draw:frame draw:style-name="gr27" draw:text-style-name="P136" svg:width="0.9949in" svg:height="0.3661in" svg:x="1.4138in" svg:y="0.8039in"><draw:text-box><text:p text:style-name="P126"><text:span text:style-name="T67">Приемлемая (а1)</text:span></text:p><text:p text:style-name="P126"><text:span text:style-name="T68">Р(а1) = 0.1</text:span></text:p></draw:text-box></draw:frame><draw:frame draw:style-name="gr27" draw:text-style-name="P136" svg:width="1.1016in" svg:height="0.3661in" svg:x="1.3992in" svg:y="3.5154in"><draw:text-box><text:p text:style-name="P126"><text:span text:style-name="T67">Неприемлемая (а2)</text:span></text:p><text:p text:style-name="P126"><text:span text:style-name="T68">Р(а2) = 0.9</text:span></text:p></draw:text-box></draw:frame><draw:custom-shape draw:style-name="gr24" draw:text-style-name="P134" xml:id="id47" draw:id="id47" svg:width="0.1504in" svg:height="0.1504in" svg:x="2.487in" svg:y="1.12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50" draw:id="id50" draw:type="line" svg:x1="2.9063in" svg:y1="1.7472in" svg:x2="3.8937in" svg:y2="1.7429in" draw:end-shape="id49" draw:end-glue-point="3" svg:d="m7382 4438 2508-11" svg:viewBox="0 0 2510 12"><text:p/></draw:connector><draw:connector draw:style-name="gr25" draw:text-style-name="P134" draw:type="line" svg:x1="2.6154in" svg:y1="1.2508in" svg:x2="2.9063in" svg:y2="1.7472in" draw:start-shape="id47" draw:start-glue-point="9" draw:end-shape="id50" draw:end-glue-point="2" svg:d="m6643 3177 739 1261" svg:viewBox="0 0 741 1263"><text:p/></draw:connector><draw:connector draw:style-name="gr25" draw:text-style-name="P134" xml:id="id52" draw:id="id52" draw:type="line" svg:x1="2.8961in" svg:y1="0.5598in" svg:x2="3.8941in" svg:y2="0.5626in" draw:end-shape="id51" draw:end-glue-point="3" svg:d="m7356 1422 2535 7" svg:viewBox="0 0 2536 9"><text:p/></draw:connector><draw:connector draw:style-name="gr25" draw:text-style-name="P134" draw:type="line" svg:x1="2.6154in" svg:y1="1.1437in" svg:x2="2.8957in" svg:y2="0.5598in" draw:start-shape="id47" draw:start-glue-point="11" draw:end-shape="id52" draw:end-glue-point="2" svg:d="m6643 2905 712-1483" svg:viewBox="0 0 714 1485"><text:p/></draw:connector><draw:frame draw:style-name="gr27" draw:text-style-name="P136" svg:width="0.9949in" svg:height="0.3661in" svg:x="2.8488in" svg:y="0.2201in"><draw:text-box><text:p text:style-name="P126"><text:span text:style-name="T67">Приемлемая (а3)</text:span></text:p><text:p text:style-name="P126"><text:span text:style-name="T68">Р(а3) = 0.3</text:span></text:p></draw:text-box></draw:frame><draw:frame draw:style-name="gr27" draw:text-style-name="P136" svg:width="1.1079in" svg:height="0.3661in" svg:x="2.8535in" svg:y="1.7673in"><draw:text-box><text:p text:style-name="P126"><text:span text:style-name="T67">Неприемлемая </text:span><text:span text:style-name="T68">(а4)</text:span></text:p><text:p text:style-name="P126"><text:span text:style-name="T68"><text:s/></text:span><text:span text:style-name="T68">Р(а4) = 0.7</text:span></text:p></draw:text-box></draw:frame><draw:frame draw:style-name="gr26" draw:text-style-name="P135" svg:width="1.148in" svg:height="0.4571in" svg:x="2.7827in" svg:y="0.9457in"><draw:text-box><text:p text:style-name="P126"><text:span text:style-name="T66">Длительность</text:span></text:p><text:p text:style-name="P126"><text:span text:style-name="T66">ремонта</text:span></text:p></draw:text-box></draw:frame><draw:g draw:style-name="gr23" xml:id="id51" draw:id="id51"><draw:custom-shape draw:style-name="gr24" draw:text-style-name="P134" xml:id="id53" draw:id="id53" svg:width="0.1504in" svg:height="0.1504in" svg:x="3.8937in" svg:y="0.510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54" draw:id="id54" draw:type="line" svg:x1="4.2709in" svg:y1="0.8181in" svg:x2="5.0256in" svg:y2="0.8181in" svg:d="m10848 2078h1917" svg:viewBox="0 0 1919 2"><text:p/></draw:connector><draw:connector draw:style-name="gr25" draw:text-style-name="P134" draw:type="line" svg:x1="4.0224in" svg:y1="0.639in" svg:x2="4.2713in" svg:y2="0.8181in" draw:start-shape="id53" draw:start-glue-point="9" draw:end-shape="id54" draw:end-glue-point="2" svg:d="m10217 1623 632 455" svg:viewBox="0 0 633 457"><text:p/></draw:connector><draw:connector draw:style-name="gr25" draw:text-style-name="P134" xml:id="id55" draw:id="id55" draw:type="line" svg:x1="4.2654in" svg:y1="0.3067in" svg:x2="5.0154in" svg:y2="0.3067in" svg:d="m10834 779h1905" svg:viewBox="0 0 1907 2"><text:p/></draw:connector><draw:connector draw:style-name="gr25" draw:text-style-name="P134" draw:type="line" svg:x1="4.0224in" svg:y1="0.5315in" svg:x2="4.2657in" svg:y2="0.3067in" draw:start-shape="id53" draw:start-glue-point="11" draw:end-shape="id55" draw:end-glue-point="2" svg:d="m10217 1350 618-571" svg:viewBox="0 0 619 573"><text:p/></draw:connector></draw:g><draw:frame draw:style-name="gr27" draw:text-style-name="P136" svg:width="1.6335in" svg:height="0.2335in" svg:x="4.1992in" svg:y="0.7937in"><draw:text-box><text:p text:style-name="P126"><text:span text:style-name="T67">Неприемлемое (а8) р(а8)</text:span><text:span text:style-name="T68"> = 0.9</text:span></text:p></draw:text-box></draw:frame><draw:frame draw:style-name="gr27" draw:text-style-name="P136" svg:width="1.5543in" svg:height="0.2335in" svg:x="4.2035in" svg:y="0.0701in"><draw:text-box><text:p text:style-name="P126"><text:span text:style-name="T67">Приемлемое (а7), р(а7)</text:span><text:span text:style-name="T68"> = 0.1</text:span></text:p></draw:text-box></draw:frame><draw:frame draw:style-name="gr26" draw:text-style-name="P135" svg:width="0.8343in" svg:height="0.4571in" svg:x="4.2319in" svg:y="0.2984in"><draw:text-box><text:p text:style-name="P126"><text:span text:style-name="T66">Качество</text:span></text:p><text:p text:style-name="P126"><text:span text:style-name="T66">ремонта</text:span></text:p></draw:text-box></draw:frame><draw:frame draw:style-name="gr27" draw:text-style-name="P136" svg:width="0.6843in" svg:height="0.3677in" svg:x="5.2752in" svg:y="0.3953in"><draw:text-box><text:p text:style-name="P126"><text:span text:style-name="T67">Р1 = 0.003</text:span></text:p><text:p text:style-name="P126"><text:span text:style-name="T67">Р2 = 0.027</text:span></text:p></draw:text-box></draw:frame><draw:frame draw:style-name="gr27" draw:text-style-name="P136" svg:width="0.3287in" svg:height="0.2335in" svg:x="4.9343in" svg:y="0.6366in"><draw:text-box><text:p text:style-name="P126"><text:span text:style-name="T67">(2)</text:span></text:p></draw:text-box></draw:frame><draw:frame draw:style-name="gr29" draw:text-style-name="P136" svg:width="0.0421in" svg:height="0.5016in" svg:x="5.0752in" svg:y="0.2303in"><draw:text-box><text:p text:style-name="P126"><text:span text:style-name="T67">(1)</text:span></text:p></draw:text-box></draw:frame><draw:g draw:style-name="gr23" xml:id="id49" draw:id="id49"><draw:custom-shape draw:style-name="gr24" draw:text-style-name="P134" xml:id="id56" draw:id="id56" svg:width="0.1504in" svg:height="0.1504in" svg:x="3.8937in" svg:y="1.6917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57" draw:id="id57" draw:type="line" svg:x1="4.2709in" svg:y1="1.9984in" svg:x2="5.0256in" svg:y2="1.9984in" svg:d="m10848 5076h1917" svg:viewBox="0 0 1919 2"><text:p/></draw:connector><draw:connector draw:style-name="gr25" draw:text-style-name="P134" draw:type="line" svg:x1="4.0224in" svg:y1="1.8201in" svg:x2="4.2713in" svg:y2="1.9984in" draw:start-shape="id56" draw:start-glue-point="9" draw:end-shape="id57" draw:end-glue-point="2" svg:d="m10217 4623 632 453" svg:viewBox="0 0 633 455"><text:p/></draw:connector><draw:connector draw:style-name="gr25" draw:text-style-name="P134" xml:id="id58" draw:id="id58" draw:type="line" svg:x1="4.2661in" svg:y1="1.4882in" svg:x2="5.0161in" svg:y2="1.4882in" svg:d="m10836 3780h1905" svg:viewBox="0 0 1907 2"><text:p/></draw:connector><draw:connector draw:style-name="gr25" draw:text-style-name="P134" draw:type="line" svg:x1="4.0224in" svg:y1="1.7134in" svg:x2="4.2665in" svg:y2="1.4882in" draw:start-shape="id56" draw:start-glue-point="11" draw:end-shape="id58" draw:end-glue-point="2" svg:d="m10217 4352 620-572" svg:viewBox="0 0 621 573"><text:p/></draw:connector></draw:g><draw:frame draw:style-name="gr27" draw:text-style-name="P136" svg:width="1.7449in" svg:height="0.2335in" svg:x="4.2106in" svg:y="1.9854in"><draw:text-box><text:p text:style-name="P126"><text:span text:style-name="T67">Неприемлемое (а10) р(а10)</text:span><text:span text:style-name="T68"> = 0.3</text:span></text:p></draw:text-box></draw:frame><draw:frame draw:style-name="gr27" draw:text-style-name="P136" svg:width="1.5543in" svg:height="0.2335in" svg:x="4.2043in" svg:y="1.2512in"><draw:text-box><text:p text:style-name="P126"><text:span text:style-name="T67">Приемлемое (а9), р(а9)</text:span><text:span text:style-name="T68"> = 0.7</text:span></text:p></draw:text-box></draw:frame><draw:frame draw:style-name="gr26" draw:text-style-name="P135" svg:width="0.835in" svg:height="0.4571in" svg:x="4.2319in" svg:y="1.4799in"><draw:text-box><text:p text:style-name="P126"><text:span text:style-name="T66">Качество</text:span></text:p><text:p text:style-name="P126"><text:span text:style-name="T66">ремонта</text:span></text:p></draw:text-box></draw:frame><draw:frame draw:style-name="gr27" draw:text-style-name="P136" svg:width="0.6843in" svg:height="0.3677in" svg:x="5.2756in" svg:y="1.5764in"><draw:text-box><text:p text:style-name="P126"><text:span text:style-name="T67">Р3 = 0.007</text:span></text:p><text:p text:style-name="P126"><text:span text:style-name="T67">Р4 = 0.063</text:span></text:p></draw:text-box></draw:frame><draw:frame draw:style-name="gr27" draw:text-style-name="P136" svg:width="0.3287in" svg:height="0.2335in" svg:x="4.9343in" svg:y="1.8181in"><draw:text-box><text:p text:style-name="P126"><text:span text:style-name="T67">(4)</text:span></text:p></draw:text-box></draw:frame><draw:frame draw:style-name="gr30" draw:text-style-name="P136" svg:width="0.0287in" svg:height="0.5016in" svg:x="5.0756in" svg:y="1.3618in"><draw:text-box><text:p text:style-name="P126"><text:span text:style-name="T67">(3)</text:span></text:p></draw:text-box></draw:frame><draw:g draw:style-name="gr23" xml:id="id67" draw:id="id67"><draw:custom-shape draw:style-name="gr24" draw:text-style-name="P134" xml:id="id59" draw:id="id59" svg:width="0.1504in" svg:height="0.1504in" svg:x="3.8937in" svg:y="2.8335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60" draw:id="id60" draw:type="line" svg:x1="4.2709in" svg:y1="3.1402in" svg:x2="5.0256in" svg:y2="3.1402in" svg:d="m10848 7976h1917" svg:viewBox="0 0 1919 2"><text:p/></draw:connector><draw:connector draw:style-name="gr25" draw:text-style-name="P134" draw:type="line" svg:x1="4.0224in" svg:y1="2.9618in" svg:x2="4.2713in" svg:y2="3.1402in" draw:start-shape="id59" draw:start-glue-point="9" draw:end-shape="id60" draw:end-glue-point="2" svg:d="m10217 7523 632 453" svg:viewBox="0 0 633 455"><text:p/></draw:connector><draw:connector draw:style-name="gr25" draw:text-style-name="P134" xml:id="id61" draw:id="id61" draw:type="line" svg:x1="4.2661in" svg:y1="2.6299in" svg:x2="5.0161in" svg:y2="2.6299in" svg:d="m10836 6680h1905" svg:viewBox="0 0 1907 2"><text:p/></draw:connector><draw:connector draw:style-name="gr25" draw:text-style-name="P134" draw:type="line" svg:x1="4.0224in" svg:y1="2.8547in" svg:x2="4.2665in" svg:y2="2.6299in" draw:start-shape="id59" draw:start-glue-point="11" draw:end-shape="id61" draw:end-glue-point="2" svg:d="m10217 7251 620-571" svg:viewBox="0 0 621 573"><text:p/></draw:connector></draw:g><draw:frame draw:style-name="gr27" draw:text-style-name="P136" svg:width="1.7449in" svg:height="0.2335in" svg:x="4.2in" svg:y="3.1165in"><draw:text-box><text:p text:style-name="P126"><text:span text:style-name="T67">Неприемлемое (а12) р(а12)</text:span><text:span text:style-name="T68"> = 0.9</text:span></text:p></draw:text-box></draw:frame><draw:frame draw:style-name="gr27" draw:text-style-name="P136" svg:width="1.6657in" svg:height="0.2335in" svg:x="4.2043in" svg:y="2.3929in"><draw:text-box><text:p text:style-name="P126"><text:span text:style-name="T67">Приемлемое (а11), р(а11)</text:span><text:span text:style-name="T68"> = 0.1</text:span></text:p></draw:text-box></draw:frame><draw:frame draw:style-name="gr26" draw:text-style-name="P135" svg:width="0.835in" svg:height="0.4571in" svg:x="4.2319in" svg:y="2.6217in"><draw:text-box><text:p text:style-name="P126"><text:span text:style-name="T66">Качество</text:span></text:p><text:p text:style-name="P126"><text:span text:style-name="T66">ремонта</text:span></text:p></draw:text-box></draw:frame><draw:frame draw:style-name="gr27" draw:text-style-name="P136" svg:width="0.6843in" svg:height="0.3677in" svg:x="5.2756in" svg:y="2.7181in"><draw:text-box><text:p text:style-name="P126"><text:span text:style-name="T67">Р5 = 0.027</text:span></text:p><text:p text:style-name="P126"><text:span text:style-name="T67">Р6 = 0.243</text:span></text:p></draw:text-box></draw:frame><draw:frame draw:style-name="gr27" draw:text-style-name="P136" svg:width="0.3287in" svg:height="0.2335in" svg:x="4.9343in" svg:y="2.9598in"><draw:text-box><text:p text:style-name="P126"><text:span text:style-name="T67">(6)</text:span></text:p></draw:text-box></draw:frame><draw:frame draw:style-name="gr29" draw:text-style-name="P136" svg:width="0.0413in" svg:height="0.5016in" svg:x="5.0756in" svg:y="2.5535in"><draw:text-box><text:p text:style-name="P126"><text:span text:style-name="T67">(5)</text:span></text:p></draw:text-box></draw:frame><draw:g draw:style-name="gr23" xml:id="id65" draw:id="id65"><draw:custom-shape draw:style-name="gr24" draw:text-style-name="P134" xml:id="id62" draw:id="id62" svg:width="0.1504in" svg:height="0.1504in" svg:x="3.8937in" svg:y="4.013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63" draw:id="id63" draw:type="line" svg:x1="4.2709in" svg:y1="4.3217in" svg:x2="5.0256in" svg:y2="4.3217in" svg:d="m10848 10977h1917" svg:viewBox="0 0 1919 2"><text:p/></draw:connector><draw:connector draw:style-name="gr25" draw:text-style-name="P134" draw:type="line" svg:x1="4.0224in" svg:y1="4.1421in" svg:x2="4.2713in" svg:y2="4.3213in" draw:start-shape="id62" draw:start-glue-point="9" draw:end-shape="id63" draw:end-glue-point="2" svg:d="m10217 10521 632 455" svg:viewBox="0 0 633 457"><text:p/></draw:connector><draw:connector draw:style-name="gr25" draw:text-style-name="P134" xml:id="id64" draw:id="id64" draw:type="line" svg:x1="4.2661in" svg:y1="3.811in" svg:x2="5.0161in" svg:y2="3.811in" svg:d="m10836 9680h1905" svg:viewBox="0 0 1907 2"><text:p/></draw:connector><draw:connector draw:style-name="gr25" draw:text-style-name="P134" draw:type="line" svg:x1="4.0224in" svg:y1="4.0354in" svg:x2="4.2665in" svg:y2="3.811in" draw:start-shape="id62" draw:start-glue-point="11" draw:end-shape="id64" draw:end-glue-point="2" svg:d="m10217 10250 620-570" svg:viewBox="0 0 621 572"><text:p/></draw:connector></draw:g><draw:frame draw:style-name="gr27" draw:text-style-name="P136" svg:width="1.7449in" svg:height="0.2335in" svg:x="4.2in" svg:y="4.298in"><draw:text-box><text:p text:style-name="P126"><text:span text:style-name="T67">Неприемлемое (а14) р(а14)</text:span><text:span text:style-name="T68"> = 0.9</text:span></text:p></draw:text-box></draw:frame><draw:frame draw:style-name="gr27" draw:text-style-name="P136" svg:width="1.6657in" svg:height="0.2335in" svg:x="4.2043in" svg:y="3.5346in"><draw:text-box><text:p text:style-name="P126"><text:span text:style-name="T67">Приемлемое (а13), р(а13)</text:span><text:span text:style-name="T68"> = 0.1</text:span></text:p></draw:text-box></draw:frame><draw:frame draw:style-name="gr26" draw:text-style-name="P135" svg:width="0.835in" svg:height="0.4571in" svg:x="4.2319in" svg:y="3.8028in"><draw:text-box><text:p text:style-name="P126"><text:span text:style-name="T66">Качество</text:span></text:p><text:p text:style-name="P126"><text:span text:style-name="T66">ремонта</text:span></text:p></draw:text-box></draw:frame><draw:frame draw:style-name="gr27" draw:text-style-name="P136" svg:width="0.6843in" svg:height="0.3677in" svg:x="5.2756in" svg:y="3.8984in"><draw:text-box><text:p text:style-name="P126"><text:span text:style-name="T67">Р7 = 0.063</text:span></text:p><text:p text:style-name="P126"><text:span text:style-name="T67">Р8 = 0.567</text:span></text:p></draw:text-box></draw:frame><draw:frame draw:style-name="gr27" draw:text-style-name="P136" svg:width="0.3287in" svg:height="0.2335in" svg:x="4.9343in" svg:y="4.1402in"><draw:text-box><text:p text:style-name="P126"><text:span text:style-name="T67">(8)</text:span></text:p></draw:text-box></draw:frame><draw:frame draw:style-name="gr29" draw:text-style-name="P136" svg:width="0.0413in" svg:height="0.5016in" svg:x="5.0756in" svg:y="3.7339in"><draw:text-box><text:p text:style-name="P126"><text:span text:style-name="T67">(7)</text:span></text:p></draw:text-box></draw:frame><draw:custom-shape draw:style-name="gr24" draw:text-style-name="P134" xml:id="id44" draw:id="id44" svg:width="0.1504in" svg:height="0.1504in" svg:x="2.487in" svg:y="3.445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66" draw:id="id66" draw:type="line" svg:x1="2.9063in" svg:y1="4.0685in" svg:x2="3.8937in" svg:y2="4.0657in" draw:end-shape="id65" draw:end-glue-point="3" svg:d="m7382 10334 2508-7" svg:viewBox="0 0 2510 9"><text:p/></draw:connector><draw:connector draw:style-name="gr25" draw:text-style-name="P134" draw:type="line" svg:x1="2.6154in" svg:y1="3.5736in" svg:x2="2.9063in" svg:y2="4.0689in" draw:start-shape="id44" draw:start-glue-point="9" draw:end-shape="id66" draw:end-glue-point="2" svg:d="m6643 9077 739 1258" svg:viewBox="0 0 741 1259"><text:p/></draw:connector><draw:connector draw:style-name="gr25" draw:text-style-name="P134" xml:id="id68" draw:id="id68" draw:type="line" svg:x1="2.8961in" svg:y1="2.8827in" svg:x2="3.8941in" svg:y2="2.8846in" draw:end-shape="id67" draw:end-glue-point="3" svg:d="m7356 7322 2535 5" svg:viewBox="0 0 2536 7"><text:p/></draw:connector><draw:connector draw:style-name="gr25" draw:text-style-name="P134" draw:type="line" svg:x1="2.6154in" svg:y1="3.4665in" svg:x2="2.8957in" svg:y2="2.8827in" draw:start-shape="id44" draw:start-glue-point="11" draw:end-shape="id68" draw:end-glue-point="2" svg:d="m6643 8805 712-1483" svg:viewBox="0 0 714 1485"><text:p/></draw:connector><draw:frame draw:style-name="gr27" draw:text-style-name="P136" svg:width="0.9949in" svg:height="0.3661in" svg:x="2.8902in" svg:y="2.5421in"><draw:text-box><text:p text:style-name="P126"><text:span text:style-name="T67">Приемлемая (а5)</text:span></text:p><text:p text:style-name="P126"><text:span text:style-name="T68">Р(а5) = 0.3</text:span></text:p></draw:text-box></draw:frame><draw:frame draw:style-name="gr26" draw:text-style-name="P135" svg:width="1.148in" svg:height="0.4571in" svg:x="2.7827in" svg:y="3.2685in"><draw:text-box><text:p text:style-name="P126"><text:span text:style-name="T66">Длительность</text:span></text:p><text:p text:style-name="P126"><text:span text:style-name="T66">ремонта</text:span></text:p></draw:text-box></draw:frame><draw:frame draw:style-name="gr27" draw:text-style-name="P136" svg:width="1.1016in" svg:height="0.3661in" svg:x="2.8902in" svg:y="4.039in"><draw:text-box><text:p text:style-name="P126"><text:span text:style-name="T67">Неприемлемая (а6)</text:span></text:p><text:p text:style-name="P126"><text:span text:style-name="T68">Р(а6) = 0.7</text:span></text:p></draw:text-box></draw:frame></draw:g><text:soft-page-break/>Рисунок 2 – Исходное дерево вероятностей</text:p>
      <text:p text:style-name="P12"><text:span text:style-name="T9">Дерево вероятностей на рис.2 представляет 8 возможных сценариев. </text:span><text:span text:style-name="T10">Поскольку каждый сценарий образует одна возможная комбинация событий, по одному из каждой полной системы </text:span><text:span text:style-name="T10">событий, общее число сценариев может быть подчинено еще до конструирования дерева вероятностей как </text:span></text:p>
      <text:p text:style-name="P16">Вероятности осуществления событий могут быть получены двумя способами: объективными, на основе частотного подхода, использующего статистические данные (отношение количества определенного исхода к общему числу исходов) о прошлых реализациях событий на судоремонтном предприятии за определенный период времени; субъективным, в основе которого лежат процедуры получения и обработки экспертных оценок.</text:p>
      <text:p text:style-name="P15"/>
      <text:p text:style-name="P22"/>
      <text:p text:style-name="P47">В отрасли судоремонта компании сталкиваются с проблемой анализа, прогнозирования некоторых факторов: стоимости ремонтных работ, длительности ремонта, наличие необходимых мощностей для осуществления ремонта и другие. Данная система предназначена для поддержки принятия решения лица, принимающего решение, с использованием сценарного подхода для принятия решения в условиях риска на основе вероятностного вывода на деревьях вероятностей.</text:p>
      <text:p text:style-name="P47"/>
      <text:p text:style-name="P43">1.2 Назначение разработки</text:p>
      <text:p text:style-name="P31"/>
      <text:p text:style-name="P33">----</text:p>
      <text:p text:style-name="P33"/>
      <text:p text:style-name="P43">1.3 Требования к функциональным характеристикам</text:p>
      <text:p text:style-name="P33"/>
      <text:p text:style-name="P35">на основании статистических данных о прошлых реализациях событий на судоремонтном предприятии, и на основании факторов: стоимости, длительности и качества ремонта </text:p>
      <text:p text:style-name="P50"/>
      <text:p text:style-name="P37"/>
      <text:p text:style-name="P39">Оценить или назначить значения вероятностей событий проявления рискообразующих факторов, определяющих выполнение судоремонтных работ:</text:p>
      <text:list xml:id="list8145559408722605702" text:style-name="L1">
        <text:list-item>
          <text:p text:style-name="P121">частотный метод определения вероятностей на основе статистического материала ранее выполненных работ</text:p>
        </text:list-item>
        <text:list-item>
          <text:p text:style-name="P121">экспертный метод назначения вероятностных оценок. Определение обобщенной экспертной оценки(найти в Интернет А.И. Орлов “Экспертные оценки”)</text:p>
        </text:list-item>
        <text:list-item>
          <text:p text:style-name="P123">обеспечение расчетов вероятностного вывода с использованием основных формул теории вероятностей, обеспечивающих расчет сценариев</text:p>
        </text:list-item>
        <text:list-item>
          <text:p text:style-name="P123">выбор или ранжирование полученных сценариев:</text:p>
        </text:list-item>
      </text:list>
      <table:table table:name="Table2" table:style-name="Table2">
        <table:table-column table:style-name="Table2.A" table:number-columns-repeated="5"/>
        <table:table-row>
          <table:table-cell table:style-name="Table2.A1" office:value-type="string">
            <text:p text:style-name="P27">Сценарий</text:p>
          </table:table-cell>
          <table:table-cell table:style-name="Table2.A1" office:value-type="string">
            <text:p text:style-name="P29">“<text:span text:style-name="T8">Стоимость”</text:span></text:p>
          </table:table-cell>
          <table:table-cell table:style-name="Table2.A1" office:value-type="string">
            <text:p text:style-name="P29">“<text:span text:style-name="T8">Длительность”</text:span></text:p>
          </table:table-cell>
          <table:table-cell table:style-name="Table2.A1" office:value-type="string">
            <text:p text:style-name="P27">“Качество”</text:p>
          </table:table-cell>
          <table:table-cell table:style-name="Table2.E1" office:value-type="string">
            <text:p text:style-name="P27">Вероятностная оценка сценария</text:p>
          </table:table-cell>
        </table:table-row>
        <table:table-row>
          <table:table-cell table:style-name="Table2.A2" office:value-type="string">
            <text:p text:style-name="P27">С1</text:p>
          </table:table-cell>
          <table:table-cell table:style-name="Table2.A2" office:value-type="string">
            <text:p text:style-name="P27">Прием.</text:p>
          </table:table-cell>
          <table:table-cell table:style-name="Table2.A2" office:value-type="string">
            <text:p text:style-name="P27">Прием.</text:p>
          </table:table-cell>
          <table:table-cell table:style-name="Table2.A2" office:value-type="string">
            <text:p text:style-name="P27">Прием.</text:p>
          </table:table-cell>
          <table:table-cell table:style-name="Table2.E2" office:value-type="string">
            <text:p text:style-name="P29"/>
          </table:table-cell>
        </table:table-row>
        <table:table-row>
          <table:table-cell table:style-name="Table2.A2" office:value-type="string">
            <text:p text:style-name="P27">С2</text:p>
          </table:table-cell>
          <table:table-cell table:style-name="Table2.A2" office:value-type="string">
            <text:p text:style-name="P27">Прием.</text:p>
          </table:table-cell>
          <table:table-cell table:style-name="Table2.A2" office:value-type="string">
            <text:p text:style-name="P27">Неприем.</text:p>
          </table:table-cell>
          <table:table-cell table:style-name="Table2.A2" office:value-type="string">
            <text:p text:style-name="P27">Прием</text:p>
          </table:table-cell>
          <table:table-cell table:style-name="Table2.E2" office:value-type="string">
            <text:p text:style-name="P29"/>
          </table:table-cell>
        </table:table-row>
        <table:table-row>
          <table:table-cell table:style-name="Table2.A2" office:value-type="string">
            <text:p text:style-name="P29">….</text:p>
          </table:table-cell>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cell table:style-name="Table2.E2" office:value-type="string">
            <text:p text:style-name="P29"/>
          </table:table-cell>
        </table:table-row>
        <table:table-row>
          <table:table-cell table:style-name="Table2.A2" office:value-type="string">
            <text:p text:style-name="P27">С8</text:p>
          </table:table-cell>
          <table:table-cell table:style-name="Table2.A2" office:value-type="string">
            <text:p text:style-name="P29">….</text:p>
          </table:table-cell>
          <table:table-cell table:style-name="Table2.A2" office:value-type="string">
            <text:p text:style-name="P29">….</text:p>
          </table:table-cell>
          <table:table-cell table:style-name="Table2.A2" office:value-type="string">
            <text:p text:style-name="P29">….</text:p>
          </table:table-cell>
          <table:table-cell table:style-name="Table2.E2" office:value-type="string">
            <text:p text:style-name="P29">….</text:p>
          </table:table-cell>
        </table:table-row>
      </table:table>
      <text:p text:style-name="P87"/>
      <text:p text:style-name="P92"><text:span text:style-name="T33">Розділи основної частини</text:span><text:span text:style-name="T31"> </text:span>містять викладення виконаної роботи з конкретними результатами. Розділи основної частини мають нумерацію (число без крапки). Кожний розділ може поділятися на підрозділи, які мають подвійну нумерацію – два числа, які відокремлені один від одного крапкою (перше число – номер розділу, а друге – номер підрозділу у цьому розділі). Кожний підрозділ може поділятися на пункти, які мають потрійну нумерацію – три числа, які відокремлені один від одного крапкою (перше число – номер розділу, друге – номер підрозділу у цьому розділі, а третє – номер пункту у цьому підрозділі). В розділи основної частини рекомендується включити наступні розділи: </text:p>
      <text:p text:style-name="P89">Розділ 1. Аналіз предметної галузі та постановка задачі;</text:p>
      <text:p text:style-name="P89">Розділ <text:s/>2. Проект програмного забезпечення;</text:p>
      <text:p text:style-name="P89">Розділ 3. Результати розробки;</text:p>
      <text:p text:style-name="P89">Спеціальні розділи.</text:p>
      <text:p text:style-name="P80">Рекомендується використовувати єдину методологію при виконанні всіх етапів роботи (наприклад, структурну або об'єктно-орієнтовану). У разі застосування об'єктно-орієнтованої методології [7], рекомендується використовувати засоби UML [8]. Доцільності використання комбінації методологій повинна обґрунтовуватися. </text:p>
      <text:p text:style-name="P73"/>
      <text:p text:style-name="P82">- Проект програмного забезпечення (якщо дипломна робота є дослідницькою, то цей розділ іменується відповідно до теми);</text:p>
      <text:p text:style-name="P88">2.1.6.2 <text:s/>Проект програмного забезпечення </text:p>
      <text:p text:style-name="P75">Вимоги цього розділу відносяться до дипломних робіт, темою яких є розробка ПЗ. Зміст і обсяг дипломних робіт дослідницького характеру визначаються рішенням кафедри. </text:p>
      <text:p text:style-name="P75">Розділ "Проект програмного забезпечення" повинен містити багаторівневе представлення розробленого програмного забезпечення, що надає можливість членам кафедральної комісії, рецензенту та ДЕК осягнути представлену роботу і оцінити кваліфікацію автора.</text:p>
      <text:p text:style-name="P75">Повинно бути, принаймні, три рівня подання: </text:p>
      <text:list xml:id="list8648867777151307056" text:style-name="WW8Num34">
        <text:list-item>
          <text:p text:style-name="P105"><text:s/>зовнішні специфікації ПЗ (ескізний проект); </text:p>
        </text:list-item>
        <text:list-item>
          <text:p text:style-name="P105"><text:s/>рівень структури програмного забезпечення (технічний проект); </text:p>
        </text:list-item>
        <text:list-item>
          <text:p text:style-name="P105"><text:s/>рівень реалізації програмних модулів (робочий проект). </text:p>
        </text:list-item>
      </text:list>
      <text:p text:style-name="P75">Слід використовувати всі істотні для розуміння проекту ПЗ аспекти подання: </text:p>
      <text:list xml:id="list5877358694760196513" text:style-name="WW8Num23">
        <text:list-item>
          <text:p text:style-name="P106"><text:s/>структуру програми; </text:p>
        </text:list-item>
        <text:list-item>
          <text:p text:style-name="P106"><text:s/>структури даних; </text:p>
        </text:list-item>
        <text:list-item>
          <text:p text:style-name="P106"><text:s/>потоки даних; </text:p>
        </text:list-item>
        <text:list-item>
          <text:p text:style-name="P106"><text:s/>управління; </text:p>
        </text:list-item>
        <text:list-item>
          <text:p text:style-name="P106">стани програми при виконанні. </text:p>
        </text:list-item>
      </text:list>
      <text:p text:style-name="P75">Для цього потрібно використовувати загальноприйняті засоби: схеми, діаграми, засоби запису алгоритмів і позначення. Застосування введених автором або маловідомих засобів має бути обґрунтовано специфікою завдання, в іншому випадку це свідчить про не кваліфікованість автора. Якщо такі засоби використовуються обґрунтовано, необхідно наводити достатні для їх розуміння пояснення. </text:p>
      <text:p text:style-name="P75">У пояснювальній записці повинен бути представлений остаточний варіант <text:soft-page-break/>проекту, що пройшов верифікацію. Ітерації, що виконувалися в процесі розробки, можуть бути представлені альтернативними варіантами рішень з обґрунтуванням остаточного вибору. </text:p>
      <text:p text:style-name="P75">Представлена в розділі інформація повинна давати можливість перевірити відповідність проекту ПЗ вимогам технічного завдання (постановці задачі).</text:p>
      <text:p text:style-name="P75">Як правило, якщо при виконанні роботи не була визначена доцільність іншого варіанту, цей розділ повинен включати підрозділи, відповідно етапам розробки, передбаченим ЕСПД [1]: </text:p>
      <text:list xml:id="list1196069039374186991" text:style-name="WW8Num39">
        <text:list-item>
          <text:p text:style-name="P107">ескізний проект; </text:p>
        </text:list-item>
        <text:list-item>
          <text:p text:style-name="P107">технічний проект; </text:p>
        </text:list-item>
        <text:list-item>
          <text:p text:style-name="P107">робочий проект. </text:p>
        </text:list-item>
      </text:list>
      <text:p text:style-name="P75">У підрозділі «ескізний проект» представляються результати зовнішнього проектування програмного забезпечення. Розробляються структури вхідних та вихідних даних, потоки і інтерфейси їхнього введення і виведення. Розробляються загальна технологія розв'язання задачі з використанням обчислювальної техніки і необхідна для цього інформаційна модель. </text:p>
      <text:p text:style-name="P75">У разі застосування структурної методології [2-4] (наприклад, відповідно методів Йордана, Константайна, Сарсона), для представлення прийнятих рішень можуть бути використані: </text:p>
      <text:list xml:id="list1408228323207257116" text:style-name="WW8Num12">
        <text:list-item>
          <text:p text:style-name="P108">контекстна діаграма потоків даних (потоки даних, що забезпечують взаємодію із зовнішніми сутностями при вирішенні задачі); </text:p>
        </text:list-item>
        <text:list-item>
          <text:p text:style-name="P108">загальна інформаційна модель;</text:p>
        </text:list-item>
        <text:list-item>
          <text:p text:style-name="P108">діаграма станів (сценарії вирішення завдання); </text:p>
        </text:list-item>
        <text:list-item>
          <text:p text:style-name="P108">схеми екранних форм, систем меню, діалогів і т.п. для проектування зовнішнього інтерфейсу. </text:p>
        </text:list-item>
      </text:list>
      <text:p text:style-name="P75">Можливе використання інших методів і відповідних їм нотацій (SADT Росса [5], IDEFO, HIPO [3], методу Джексона і структурних діаграм Джексона [6], Варньє - Орра [3] тощо). </text:p>
      <text:p text:style-name="P75">Об'єктно-орієнтована методологія включає наступні етапи:</text:p>
      <text:p text:style-name="P75"><text:soft-page-break/>1) Концептуалізація системи (формалізація первинних вимог до ПЗ);</text:p>
      <text:p text:style-name="P75">2) Аналіз або конструювання аналітичної моделі (це стисла та точна абстракція того, що саме повинна робити система, а не те, яким чином це буде зроблено), яка складається з двох частин:</text:p>
      <text:p text:style-name="P84"><text:span text:style-name="T12">- моделі предметної галузі (</text:span><text:span text:style-name="T35">domain</text:span><text:span text:style-name="T12"> </text:span><text:span text:style-name="T35">model</text:span><text:span text:style-name="T12">) – опису об’єктів реального світу;</text:span></text:p>
      <text:p text:style-name="P84"><text:span text:style-name="T12">- моделі додатку (</text:span><text:span text:style-name="T35">application</text:span><text:span text:style-name="T12"> </text:span><text:span text:style-name="T35">model</text:span><text:span text:style-name="T12">) – опис частин ПЗ (додатку), які бачить користувач.</text:span></text:p>
      <text:p text:style-name="P75">3) Проектування (продумують стратегію рішення задачі на верхньому рівні, визначаючи архітектуру системи; визначають політики, які будуть основою для прийняття рішень на наступних етапах проектування; обирають параметри, за якими буде проводитися оптимізація; пропонується стратегічний підхід до задачі; проводять попередній розподіл ресурсів).</text:p>
      <text:p text:style-name="P75">4) Проектування класів (уточнюють аналітичну модель у відповідності зі стратегію проектування; розробляють об’єкти предметної галузі і об’єкти моделі додатку, використовуючи однакові об’єктно-орієнтовані концепції і позначення; визначають, які структури даних і алгоритми потрібні для реалізації кожного класу).</text:p>
      <text:p text:style-name="P75">5) Реалізація (переклад класів і відношень, утворених на попередньому етапі, на конкретну мову програмування, відтворенням їх у базі даних або в апаратному забезпеченні).</text:p>
      <text:p text:style-name="P75">Побудову моделі починають з уточнення варіантів використанням с застосуванням діаграм послідовності і діяльності. Розробляється інформаційна модель.</text:p>
      <text:p text:style-name="P75">Для формалізації подання сценарію варіантів використання можуть використовуватися діаграми діяльності, або, в більш складних випадках, діаграми станів UML. </text:p>
      <text:p text:style-name="P75">У проекті користувальницького інтерфейсу визначаються: </text:p>
      <text:list xml:id="list1658296905024886514" text:style-name="WW8Num2">
        <text:list-item>
          <text:p text:style-name="P109">елементи призначеного для користувача інтерфейсу, необхідні акторам для виконання варіанти використання; </text:p>
        </text:list-item>
        <text:list-item>
          <text:p text:style-name="P109"><text:s/>зв'язок елементів інтерфейсу один з одним; </text:p>
        </text:list-item>
        <text:list-item>
          <text:p text:style-name="P109"><text:soft-page-break/>застосування елементів інтерфейсу в різних варіантах використання; </text:p>
        </text:list-item>
        <text:list-item>
          <text:p text:style-name="P109">інформаційна модель може бути представлена діаграмами класів UML або «сутність-зв'язок».</text:p>
        </text:list-item>
      </text:list>
      <text:p text:style-name="P75">У підрозділі «технічний проект» програмне забезпечення подається як система, що складається з досить простих для реалізації елементів (модулів), визначаються зв'язки між модулями за даними і управлінням, що забезпечує функціонування всієї системи відповідно до вимог, а також логічні моделі структур даних. Слід навести обґрунтування нетривіальних проектних рішень і вибору алгоритмів вирішення окремих завдань. </text:p>
      <text:p text:style-name="P75">У разі застосування структурної методології, відповідно до методів Йордона, Константайн, Сарсона, декомпозиція програмного забезпечення виконується з використанням діаграм потоків даних. Декомпозиція проводиться до рівня специфікації програмних модулів, які можуть бути реалізовані в певній системі програмування.</text:p>
      <text:p text:style-name="P75">Специфікація модуля повинна включати:</text:p>
      <text:list xml:id="list6542718210144927814" text:style-name="WW8Num9">
        <text:list-item>
          <text:p text:style-name="P110">вхідні дані;</text:p>
        </text:list-item>
        <text:list-item>
          <text:p text:style-name="P110">вихідні дані;</text:p>
        </text:list-item>
        <text:list-item>
          <text:p text:style-name="P110">зовнішні ефекти (звукові сигнали, зображення на екрані, звернення до зовнішніх пристроїв тощо);</text:p>
        </text:list-item>
        <text:list-item>
          <text:p text:style-name="P110">метод (або якщо метод не є тривіальним, принциповий алгоритм) отримання вихідних даних на основі вхідних;</text:p>
        </text:list-item>
        <text:list-item>
          <text:p text:style-name="P110">умови, за яких модуль повинен виконуватися (прапори, доступність файлів даних, початкові значення, робота зовнішніх пристроїв тощо); </text:p>
        </text:list-item>
        <text:list-item>
          <text:p text:style-name="P110">обмеження параметрів розв'язуваної задачі (діапазони значень, обсяги даних, тимчасові обмеження тощо);</text:p>
        </text:list-item>
        <text:list-item>
          <text:p text:style-name="P110">взаємодія з іншими модулями.</text:p>
        </text:list-item>
      </text:list>
      <text:p text:style-name="P75">У специфікації модуля можуть бути включені тести, складені за методологією «чорного ящика», що дозволяють перевірити відповідність його реалізації специфікації.</text:p>
      <text:p text:style-name="P75"><text:soft-page-break/>Логічні моделі структур даних повинні забезпечувати можливість реалізувати інформаційні моделі, представлених в попередніх підрозділах, в певній системі програмування (ієрархічні, реляційна, мережеві, моделі баз даних, масиви, списки, графи).</text:p>
      <text:p text:style-name="P75">При використанні інших структурних методологій наводиться еквівалентне подання проектної інформації відповідними засобами.</text:p>
      <text:p text:style-name="P75">У разі застосування об'єктно-орієнтованої методології, в цьому підрозділі наводяться статичні та динамічні моделі програмного забезпечення.</text:p>
      <text:p text:style-name="P75">Статична модель представляється діаграмами класів і специфікаціями класів. Специфікація класу включає:</text:p>
      <text:list xml:id="list6099690443790556857" text:style-name="WW8Num31">
        <text:list-item>
          <text:p text:style-name="P111">ім'я;</text:p>
        </text:list-item>
        <text:list-item>
          <text:p text:style-name="P111">відповідальність (призначення) класу;</text:p>
        </text:list-item>
        <text:list-item>
          <text:p text:style-name="P111">атрибути (властивості);</text:p>
        </text:list-item>
        <text:list-item>
          <text:p text:style-name="P111">операції зі специфікаціями нетривіальних специфікацій;</text:p>
        </text:list-item>
        <text:list-item>
          <text:p text:style-name="P111">діаграму станів (при складному поведінці об'єктів класу).</text:p>
        </text:list-item>
      </text:list>
      <text:p text:style-name="P75">Динамічна модель представляється коопераціями, які є реалізаціями варіантів використання та відповідними діаграмами взаємодії.</text:p>
      <text:p text:style-name="P75">Логічні моделі структур даних представляються діаграмами класів або «сутність-зв'язок».</text:p>
      <text:p text:style-name="P75">У підрозділі «робочий проект» представляються реалізації структур<text:span text:style-name="T34"> </text:span>даних і модулів ПЗ обраною мовою програмування.</text:p>
      <text:p text:style-name="P75">Може бути наведено обґрунтування вибору мови і системи програмування, яке повинно містити порівняльний аналіз різних варіантів вибору для конкретних умов даної розробки, а не являти собою рекламне перерахування переваг інструментальних засобів.</text:p>
      <text:p text:style-name="P75">При великому обсязі вихідних текстів на мові програмування рекомендується наводити в даному підрозділі окремі ключові для вирішення завдання фрагменти − описи даних і програмні модулі, що дозволяють оцінити стиль програмування та рівень розробки (до 10 стор). Повністю розроблені <text:soft-page-break/>вихідні тексти ПЗ наводяться у додатку.</text:p>
      <text:p text:style-name="P75">У разі застосування структурної методології, наводяться реалізація основних типів структурованих даних, фізична модель бази даних, глобальні дані.</text:p>
      <text:p text:style-name="P75">Логічними модулями є підпрограми (процедури, функції), які повинні надаватись зі своїми паспортами, які містять наступну інформацію:</text:p>
      <text:list xml:id="list5967817638051394593" text:style-name="WW8Num3">
        <text:list-item>
          <text:p text:style-name="P113">ім'я та призначення модуля, яку специфікацію технічного проекту він реалізує;</text:p>
        </text:list-item>
        <text:list-item>
          <text:p text:style-name="P114">виклик модуля, вміст його параметрів і глобальні дані, діапазони допустимих значень;</text:p>
        </text:list-item>
        <text:list-item>
          <text:p text:style-name="P112">умови необхідні для правильної трансляції (якщо є);</text:p>
        </text:list-item>
        <text:list-item>
          <text:p text:style-name="P112">умови необхідні для правильного виконання (якщо є);</text:p>
        </text:list-item>
        <text:list-item>
          <text:p text:style-name="P114">набір тестів для контролю правильності модуля і технологія виконання тестових прогонів.</text:p>
        </text:list-item>
      </text:list>
      <text:p text:style-name="P75">Тести для модулів повинно бути розроблено на основі ефективних методів [2,9]. Проектування тестів виконується за методами «чорного ящика» (якщо не були розроблені для цього модулі в технічному проекті) і "білого ящика", а потім формується набір як об'єднання цих множин.</text:p>
      <text:p text:style-name="P75">У разі застосування об'єктно-орієнтованої методології, в підрозділі наводяться:</text:p>
      <text:list xml:id="list118257917312622907" text:style-name="WW8Num27">
        <text:list-item>
          <text:p text:style-name="P100">діаграми компонентів;</text:p>
        </text:list-item>
        <text:list-item>
          <text:p text:style-name="P100">діаграма розміщення [8];</text:p>
        </text:list-item>
        <text:list-item>
          <text:p text:style-name="P101">реалізації основних класів з наборами тестів, розробленими згідно методології об'єктно-орієнтованого тестування, і описом технології тестування [2].</text:p>
        </text:list-item>
        <text:list-item>
          <text:p text:style-name="P102"/>
        </text:list-item>
      </text:list>
      <text:p text:style-name="P82">- Результати розробки;</text:p>
      <text:p text:style-name="P76">Розділ повинен містити загальний опис отриманих при виконанні дипломної <text:s/>роботи результатів. У ньому наводяться відомості про ті частини роботи, які не отримали докладного висвітлення в основних розділах через обмеження обсягу, характеризується ступінь реалізації функцій та інших вимог, визначених технічним завданням.</text:p>
      <text:p text:style-name="P76">У розділі також наводяться кількісні та якісні характеристики розробленого програмного забезпечення: обсяг вихідного та виконуваного коду, технічні ресурси, що вимагаються, часові характеристики, продуктивність, та ін. Якщо ПЗ вже впроваджено, наводяться відомості про місце і результати його апробації або впровадження.</text:p>
      <text:p text:style-name="P78">При описі результатів допускаються посилання на документи, що наводяться в додатках.</text:p>
      <text:p text:style-name="P82"/>
      <text:p text:style-name="P71">- Спеціальні розділи;</text:p>
      <text:p text:style-name="P78">До спеціальних розділів відносяться <text:span text:style-name="T37">розділ з охорони праці. </text:span>Зміст і обсяг спеціального розділу визначається консультантами, але він змістовно повинен бути пов'язаним безпосередньо з виконаною розробкою.</text:p>
      <text:p text:style-name="P82">- Висновки;</text:p>
      <text:p text:style-name="P78">Розділ повинен містити констатацію того, чи досягнута ціль роботи, чи вирішені задачі, які були визначені у вступі. Крім того, тут наводять висновки по роботі та відомості про апробацію або впровадження результатів роботи (у разі наявності), пропозиції щодо їх подальшого використання, оцінку техніко-економічної та соціальної ефективності впровадження ПЗ.</text:p>
      <text:p text:style-name="P82">- Список використаних джерел;</text:p>
      <text:p text:style-name="P90">Список повинен відповідати стандартам [19,20] і містити такі відомості:</text:p>
      <text:p text:style-name="P90">а) для книг – прізвища та ініціали авторів, повна назва книги, номер тому, місце видання, видавництво та рік видання, загальна кількість сторінок;</text:p>
      <text:p text:style-name="P90">б) для журнальних статей – прізвища та ініціали авторів, повна назва статті, повна назва журналу, рік видання, номер тому, номер випуску, сторінки, зайняті статтею;</text:p>
      <text:p text:style-name="P90">в) для статей із збірників – прізвища та ініціали авторів, повна назва статті, назва збірника, місце видання, видавництво, рік видання, кому належить, номер або випуск, сторінки, зайняті статтею.</text:p>
      <text:p text:style-name="P91">В випадку, якщо необхідно посилатися на електроні ресурси, корисним буде стандарт <text:span text:style-name="T38">[21</text:span>]. В додатку Г наведено приклади оформлення елементів списку літератури.</text:p>
      <text:p text:style-name="P23"><text:span text:style-name="T3">Л</text:span><text:span text:style-name="T2">итература:</text:span></text:p>
      <text:p text:style-name="P17"><text:span text:style-name="T3">1. </text:span><text:span text:style-name="T2">Принятие решений. Формалізація моделі прийняття рішень для управління судноремонтом. Терещенкова О.В., Пуляєва Г.В., Камінська Н.Г. Науковий вісник Херсонської державної морської академії <text:s/>№ 1 (6), 2012</text:span></text:p>
      <text:p text:style-name="P93"><text:span text:style-name="T2">2. </text:span><text:span text:style-name="T14">Применение комбинированных сетевых методов планирования в судноремонтной отрасли. Бень А.П., Терещенкова О.В.</text:span></text:p>
      <text:p text:style-name="P95"><text:span text:style-name="T18">3. Сборник методических указаний к практическим работам для курсантов специальности 240500 «Эксплуатация судовых энергетических установок»Автор: Женочин Я. С. Рецензент: канд. техн. наук, доцент кафедры “Механика” КГАРФ Лебедева А. П.</text:span><text:span text:style-name="T42">Организация и технология судоремонта: Сборник методических указаний к практическим работам</text:span></text:p>
      <text:p text:style-name="P97"><text:span text:style-name="T1">Автор/создатель:</text:span> Женочин Я.С.</text:p>
      <text:p text:style-name="P96"><text:span text:style-name="T39">Год:</text:span><text:span text:style-name="T41"> </text:span><text:span text:style-name="T40">2000 </text:span></text:p>
      <text:p text:style-name="P94"/>
      <text:p text:style-name="P83">- Додатки.</text:p>
      <text:p text:style-name="P76">У розділі "Програми" наводяться наступні документи, що оформляються у відповідності до вимог ЕСПД:</text:p>
      <text:p text:style-name="P76">технічне завдання [10];</text:p>
      <text:p text:style-name="P76">вихідні тексти програмних модулів з коментарями достатніми для розуміння [11];</text:p>
      <text:p text:style-name="P76">опис застосування (варіативно) [13];</text:p>
      <text:p text:style-name="P76">інструкції програмісту, оператору і користувачеві (необхідність визначається класом розробленого ПЗ), які допускається об'єднати;</text:p>
      <text:p text:style-name="P76">програма та методика випробувань [14].</text:p>
      <text:p text:style-name="P76">Крім того, до пояснювальної записки можуть додаватися інші розроблені при виконанні і необхідні для розуміння дипломної роботи документи.</text:p>
      <text:p text:style-name="P76">Як правило, передбачається проведення випробувань готового програмного засобу (включаючи документацію) з метою перевірки відповідності вимогам Технічного завдання. Представлення інших видів випробувань, якщо вони є більш <text:soft-page-break/>актуальними для конкретного ПЗ, повинно бути узгоджено з керівником роботи. Вид випробувань повинен бути чітко відображений в розділах документа: "Об'єкт випробувань", "Мета випробувань", "Вимоги до програми" та "Вимоги до програмної документації". Документ "Програма і методика випробувань" повинен розроблятися з урахуванням вимог стандарту [14].</text:p>
      <text:p text:style-name="P76">У розділі "Засоби і порядок випробувань" повинні бути вказані технічні та програмні засоби, що використовуються під час випробувань, а також порядок проведення випробувань. Порядок випробувань встановлює повний перелік передбачених тестів і послідовність їх проведення.</text:p>
      <text:p text:style-name="P76">У розділі "Методи випробувань" повинні бути приведені описи використовуваних методів для випробувань, передбачених у попередньому розділі. Описи методів повинні включати систематичні тести, розроблені відповідно вибраній методології. Повинні бути наведені процедури перевірки із зазначенням очікуваних при правильній роботі ПЗ результатів. При необхідності можуть бути включені контрольні роздруківки тестових прикладів, таблиці, графіки і т.ін.</text:p>
      <text:p text:style-name="P81">При великому обсязі потрібних тестів у цьому розділі може бути наведено опис методів тільки декількох (в обсязі до 5 сторінок) основних для даного ПЗ випробувань.</text:p>
      <text:p text:style-name="P25"><text:span text:style-name="T3">Тема</text:span><text:span text:style-name="T4">:</text:span></text:p>
      <text:p text:style-name="P40">Разработка ПО вероятностного вывода в организационных задачах судоремонта</text:p>
      <text:p text:style-name="P40"/>
      <text:p text:style-name="P41">1 Анализ требований к ПО</text:p>
      <text:p text:style-name="P41">1.1 Введение</text:p>
      <text:p text:style-name="P1">В последние годы, вследствие отсутствия государственных заказов на постройку судов, в деятельности судостроительных предприятий наметилась тенденция к выполнению судоремонтных работ.</text:p>
      <text:p text:style-name="P1">Процесс судоремонта представляет собой сложный технологический процесс, подверженный влиянию большого числа рискообразующих факторов: стоимость ремонтных работ, сроки продолжительности ремонта, качество ремонта, наличие необходимых производственных мощностей и персонала, и ряд других.</text:p>
      <text:p text:style-name="P2"><text:span text:style-name="T5">Это выдвигает задачи анализа, прогнозирования и предвидения воздействия перечисленных факторов с целью эффективного решения ряда организационных мероприятий, предшествующих непосредственному выполнению судоремонтных работ. Так, например, при принятии решения на заключение контракта, судовую компанию (Заказчик), прежде всего, будут интересовать такие факторы, как стоимость ремонтных работ, сроки выполнения работ, качество ремонта и др. С другой стороны, судоремонтное предприятие (Исполнитель) перед принятием решения о выполнении ремонтного заказа должно оценить свои возможности в плане наличия необходимых производственных мощностей и персонала, запасов необходимых материалов и комплектующих изделий, нормативно-технической документации, необходимости привлечения контрагентов </text:span><text:span text:style-name="T6">(подрядчиков) </text:span><text:span text:style-name="T5">и др.</text:span></text:p>
      <text:p text:style-name="P2"><text:span text:style-name="T6">Для учета многообразия факторов, влияющих на ход судоремонтного процесса, уже созданы различные информационные системы (“1С Предприятие”, “Галактика”, “Парус”, “Marine 2000” и др.). Однако недостатком таких систем является отсутствие модулей поддержки принятия решений, что ограничивает их функции по управлению производством. </text:span><text:span text:style-name="T7">В связи с этим, создание специализированных систем поддержки принятия решений (СППР) судоремонтных предприятий, представляет собой актуальную научную и </text:span><text:soft-page-break/><text:span text:style-name="T7">практическую задачу.</text:span></text:p>
      <text:p text:style-name="P3"/>
      <text:p text:style-name="P3">Следует отметить, что в настоящее время интенсивно развивается сценарный подход для принятия решений в условиях риска на основе вероятностного вывода на деревьях вероятностей. Такой подход может быть положен в основу построения СППР в организационных задачах судоремонта.</text:p>
      <text:p text:style-name="P3">Для принятия решений в условиях риска могут использоваться модели, представленные деревьями вероятностей, на которых решаются задачи вероятностного вывода. Предварительно каждый рискообразующий фактор, представляющий систему случайных событий, графически отображается в форме дерева распределения (рис.1). Каждая ветвь дерева распределения отображает одно случайное событие и вероятность (р) его осуществления. Комбинации таких деревьев, полученные их объединением, приводят к дереву вероятностей (рис.2), которое представляет собой древовидный граф. Каждый узел (вершина) такого графа связан с одной полной системой случайных событий. Каждое событие и вероятность его осуществления отображается ветвью дерева, выходящей из соответствующего узла. Каждый путь на дереве от корневого узла до конечной позиции отображает одну из возможных комбинаций событий, которая называется сценарием.</text:p>
      <text:p text:style-name="P7"><draw:g text:anchor-type="paragraph" draw:z-index="11" draw:style-name="gr22"><draw:g draw:style-name="gr23"><draw:g draw:style-name="gr23"><draw:custom-shape draw:style-name="gr24" draw:text-style-name="P134" xml:id="id1" draw:id="id1" svg:width="0.1504in" svg:height="0.1567in" svg:x="1.4307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2" draw:id="id2" draw:type="line" svg:x1="1.8079in" svg:y1="0.8571in" svg:x2="2.5642in" svg:y2="0.8571in" svg:d="m4592 2177h1921" svg:viewBox="0 0 1923 2"><text:p/></draw:connector><draw:connector draw:style-name="gr25" draw:text-style-name="P134" draw:type="line" svg:x1="1.5591in" svg:y1="0.6701in" svg:x2="1.8075in" svg:y2="0.8571in" draw:start-shape="id1" draw:start-glue-point="9" draw:end-shape="id2" draw:end-glue-point="2" svg:d="m3960 1702 631 475" svg:viewBox="0 0 633 476"><text:p/></draw:connector><draw:connector draw:style-name="gr25" draw:text-style-name="P134" xml:id="id3" draw:id="id3" draw:type="line" svg:x1="1.8028in" svg:y1="0.3256in" svg:x2="2.5528in" svg:y2="0.3256in" svg:d="m4579 827h1905" svg:viewBox="0 0 1907 2"><text:p/></draw:connector><draw:connector draw:style-name="gr25" draw:text-style-name="P134" draw:type="line" svg:x1="1.5591in" svg:y1="0.5598in" svg:x2="1.8028in" svg:y2="0.3256in" draw:start-shape="id1" draw:start-glue-point="11" draw:end-shape="id3" draw:end-glue-point="2" svg:d="m3960 1422 619-595" svg:viewBox="0 0 621 596"><text:p/></draw:connector></draw:g><draw:frame draw:style-name="gr26" draw:text-style-name="P135" svg:width="0.835in" svg:height="0.4571in" svg:x="1.75in" svg:y="0.3571in"><draw:text-box><text:p text:style-name="P126"><text:span text:style-name="T66">Стоимость</text:span></text:p><text:p text:style-name="P126"><text:span text:style-name="T66">ремонта</text:span></text:p></draw:text-box></draw:frame><draw:frame draw:style-name="gr27" draw:text-style-name="P136" svg:width="0.7886in" svg:height="0.3661in" svg:x="1.7705in" svg:y="0.0075in"><draw:text-box><text:p text:style-name="P126"><text:span text:style-name="T67">Приемлемая</text:span></text:p><text:p text:style-name="P126"><text:span text:style-name="T68">Р1 = 0.1</text:span></text:p></draw:text-box></draw:frame><draw:frame draw:style-name="gr27" draw:text-style-name="P136" svg:width="0.8949in" svg:height="0.3661in" svg:x="1.7669in" svg:y="0.8102in"><draw:text-box><text:p text:style-name="P126"><text:span text:style-name="T67">Неприемлемая</text:span></text:p><text:p text:style-name="P126"><text:span text:style-name="T68">Р2 = 0.9</text:span></text:p></draw:text-box></draw:frame><draw:frame draw:style-name="gr27" draw:text-style-name="P136" svg:width="0.8949in" svg:height="0.3661in" svg:x="1.7669in" svg:y="0.8102in"><draw:text-box><text:p text:style-name="P126"><text:span text:style-name="T67">Неприемлемая</text:span></text:p><text:p text:style-name="P126"><text:span text:style-name="T68">Р2 = 0.9</text:span></text:p></draw:text-box></draw:frame></draw:g><draw:g draw:style-name="gr23"><draw:g draw:style-name="gr23"><draw:custom-shape draw:style-name="gr24" draw:text-style-name="P134" xml:id="id4" draw:id="id4" svg:width="0.1504in" svg:height="0.1504in" svg:x="2.8217in" svg:y="0.524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5" draw:id="id5" draw:type="line" svg:x1="3.1988in" svg:y1="0.8319in" svg:x2="3.9551in" svg:y2="0.8319in" svg:d="m8125 2113h1921" svg:viewBox="0 0 1923 2"><text:p/></draw:connector><draw:connector draw:style-name="gr25" draw:text-style-name="P134" draw:type="line" svg:x1="2.95in" svg:y1="0.6528in" svg:x2="3.1984in" svg:y2="0.8319in" draw:start-shape="id4" draw:start-glue-point="9" draw:end-shape="id5" draw:end-glue-point="2" svg:d="m7493 1658 631 455" svg:viewBox="0 0 633 457"><text:p/></draw:connector><draw:connector draw:style-name="gr25" draw:text-style-name="P134" xml:id="id6" draw:id="id6" draw:type="line" svg:x1="3.1933in" svg:y1="0.3217in" svg:x2="3.9433in" svg:y2="0.3217in" svg:d="m8111 817h1905" svg:viewBox="0 0 1907 2"><text:p/></draw:connector><draw:connector draw:style-name="gr25" draw:text-style-name="P134" draw:type="line" svg:x1="2.95in" svg:y1="0.5457in" svg:x2="3.1929in" svg:y2="0.3217in" draw:start-shape="id4" draw:start-glue-point="11" draw:end-shape="id6" draw:end-glue-point="2" svg:d="m7493 1386 617-569" svg:viewBox="0 0 619 572"><text:p/></draw:connector></draw:g><draw:frame draw:style-name="gr27" draw:text-style-name="P136" svg:width="0.7886in" svg:height="0.3661in" svg:x="3.0961in" svg:y="0.0063in"><draw:text-box><text:p text:style-name="P126"><text:span text:style-name="T67">Приемлемая</text:span></text:p><text:p text:style-name="P126"><text:span text:style-name="T68">Р3 = 0.3</text:span></text:p></draw:text-box></draw:frame><draw:frame draw:style-name="gr27" draw:text-style-name="P136" svg:width="0.8949in" svg:height="0.3661in" svg:x="3.1106in" svg:y="0.7756in"><draw:text-box><text:p text:style-name="P126"><text:span text:style-name="T67">Неприемлемая</text:span></text:p><text:p text:style-name="P126"><text:span text:style-name="T68">Р4 = 0.7</text:span></text:p></draw:text-box></draw:frame><draw:frame draw:style-name="gr26" draw:text-style-name="P135" svg:width="1.148in" svg:height="0.4571in" svg:x="3.0945in" svg:y="0.3827in"><draw:text-box><text:p text:style-name="P126"><text:span text:style-name="T66">Длительность</text:span></text:p><text:p text:style-name="P126"><text:span text:style-name="T66">ремонта</text:span></text:p></draw:text-box></draw:frame></draw:g><draw:g draw:style-name="gr23"><draw:g draw:style-name="gr23"><draw:custom-shape draw:style-name="gr24" draw:text-style-name="P134" xml:id="id7" draw:id="id7" svg:width="0.1504in" svg:height="0.1504in" svg:x="4.2587in" svg:y="0.518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8" draw:id="id8" draw:type="line" svg:x1="4.6362in" svg:y1="0.8264in" svg:x2="5.3909in" svg:y2="0.8264in" svg:d="m11776 2099h1917" svg:viewBox="0 0 1919 2"><text:p/></draw:connector><draw:connector draw:style-name="gr25" draw:text-style-name="P134" draw:type="line" svg:x1="4.387in" svg:y1="0.6472in" svg:x2="4.6366in" svg:y2="0.8264in" draw:start-shape="id7" draw:start-glue-point="9" draw:end-shape="id8" draw:end-glue-point="2" svg:d="m11143 1644 634 455" svg:viewBox="0 0 635 457"><text:p/></draw:connector><draw:connector draw:style-name="gr25" draw:text-style-name="P134" xml:id="id9" draw:id="id9" draw:type="line" svg:x1="4.6307in" svg:y1="0.3161in" svg:x2="5.3807in" svg:y2="0.3161in" svg:d="m11762 803h1905" svg:viewBox="0 0 1907 2"><text:p/></draw:connector><draw:connector draw:style-name="gr25" draw:text-style-name="P134" draw:type="line" svg:x1="4.387in" svg:y1="0.5402in" svg:x2="4.6311in" svg:y2="0.3161in" draw:start-shape="id7" draw:start-glue-point="11" draw:end-shape="id9" draw:end-glue-point="2" svg:d="m11143 1372 620-569" svg:viewBox="0 0 621 572"><text:p/></draw:connector></draw:g><draw:frame draw:style-name="gr27" draw:text-style-name="P136" svg:width="0.8949in" svg:height="0.3661in" svg:x="4.5646in" svg:y="0.802in"><draw:text-box><text:p text:style-name="P126"><text:span text:style-name="T67">Неприемлемая</text:span></text:p><text:p text:style-name="P126"><text:span text:style-name="T68">Р6 = 0.9</text:span></text:p></draw:text-box></draw:frame><draw:frame draw:style-name="gr27" draw:text-style-name="P136" svg:width="0.7886in" svg:height="0.3661in" svg:x="4.5689in" svg:y="0in"><draw:text-box><text:p text:style-name="P126"><text:span text:style-name="T67">Приемлемая</text:span></text:p><text:p text:style-name="P126"><text:span text:style-name="T68">Р1 = 0.1</text:span></text:p></draw:text-box></draw:frame><draw:frame draw:style-name="gr26" draw:text-style-name="P135" svg:width="0.8343in" svg:height="0.4571in" svg:x="4.5969in" svg:y="0.3075in"><draw:text-box><text:p text:style-name="P126"><text:span text:style-name="T66">Качество</text:span></text:p><text:p text:style-name="P126"><text:span text:style-name="T66">ремонта</text:span></text:p></draw:text-box></draw:frame></draw:g></draw:g><text:soft-page-break/>Рисунок 1 – Деревья распределения систем случайных рискообразующих событий</text:p>
      <text:p text:style-name="P9"><draw:g text:anchor-type="paragraph" draw:z-index="12" draw:style-name="gr22"><draw:custom-shape draw:style-name="gr24" draw:text-style-name="P134" xml:id="id11" draw:id="id11" svg:width="0.1504in" svg:height="0.1559in" svg:x="0.9299in" svg:y="2.35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12" draw:id="id12" draw:type="line" svg:x1="1.4165in" svg:y1="3.5067in" svg:x2="2.4866in" svg:y2="3.5197in" draw:end-shape="id10" draw:end-glue-point="6" svg:d="m3598 8907 2718 33" svg:viewBox="0 0 2720 35"><text:p/></draw:connector><draw:connector draw:style-name="gr25" draw:text-style-name="P134" draw:type="line" svg:x1="1.0583in" svg:y1="2.4874in" svg:x2="1.4165in" svg:y2="3.5071in" draw:start-shape="id11" draw:start-glue-point="9" draw:end-shape="id12" draw:end-glue-point="2" svg:d="m2688 6318 910 2590" svg:viewBox="0 0 912 2591"><text:p/></draw:connector><draw:connector draw:style-name="gr25" draw:text-style-name="P134" xml:id="id14" draw:id="id14" draw:type="line" svg:x1="1.4272in" svg:y1="1.1953in" svg:x2="2.4866in" svg:y2="1.1972in" draw:end-shape="id13" draw:end-glue-point="6" svg:d="m3625 3036 2691 5" svg:viewBox="0 0 2693 7"><text:p/></draw:connector><draw:connector draw:style-name="gr25" draw:text-style-name="P134" draw:type="line" svg:x1="1.0583in" svg:y1="2.3764in" svg:x2="1.4272in" svg:y2="1.1953in" draw:start-shape="id11" draw:start-glue-point="11" draw:end-shape="id14" draw:end-glue-point="2" svg:d="m2688 6036 937-3000" svg:viewBox="0 0 938 3002"><text:p/></draw:connector><draw:frame draw:style-name="gr28" draw:text-style-name="P135" svg:width="0.835in" svg:height="0.4343in" svg:x="1.2492in" svg:y="2.2047in"><draw:text-box><text:p text:style-name="P126"><text:span text:style-name="T66">Стоимость</text:span></text:p><text:p text:style-name="P126"><text:span text:style-name="T66">ремонта</text:span></text:p></draw:text-box></draw:frame><draw:frame draw:style-name="gr27" draw:text-style-name="P136" svg:width="0.9949in" svg:height="0.3661in" svg:x="1.4138in" svg:y="0.8039in"><draw:text-box><text:p text:style-name="P126"><text:span text:style-name="T67">Приемлемая (а1)</text:span></text:p><text:p text:style-name="P126"><text:span text:style-name="T68">Р(а1) = 0.1</text:span></text:p></draw:text-box></draw:frame><draw:frame draw:style-name="gr27" draw:text-style-name="P136" svg:width="1.1016in" svg:height="0.3661in" svg:x="1.3992in" svg:y="3.5154in"><draw:text-box><text:p text:style-name="P126"><text:span text:style-name="T67">Неприемлемая (а2)</text:span></text:p><text:p text:style-name="P126"><text:span text:style-name="T68">Р(а2) = 0.9</text:span></text:p></draw:text-box></draw:frame><draw:custom-shape draw:style-name="gr24" draw:text-style-name="P134" xml:id="id13" draw:id="id13" svg:width="0.1504in" svg:height="0.1504in" svg:x="2.487in" svg:y="1.12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16" draw:id="id16" draw:type="line" svg:x1="2.9063in" svg:y1="1.7472in" svg:x2="3.8937in" svg:y2="1.7429in" draw:end-shape="id15" draw:end-glue-point="3" svg:d="m7382 4438 2508-11" svg:viewBox="0 0 2510 12"><text:p/></draw:connector><draw:connector draw:style-name="gr25" draw:text-style-name="P134" draw:type="line" svg:x1="2.6154in" svg:y1="1.2508in" svg:x2="2.9063in" svg:y2="1.7472in" draw:start-shape="id13" draw:start-glue-point="9" draw:end-shape="id16" draw:end-glue-point="2" svg:d="m6643 3177 739 1261" svg:viewBox="0 0 741 1263"><text:p/></draw:connector><draw:connector draw:style-name="gr25" draw:text-style-name="P134" xml:id="id18" draw:id="id18" draw:type="line" svg:x1="2.8961in" svg:y1="0.5598in" svg:x2="3.8933in" svg:y2="0.5626in" draw:end-shape="id17" draw:end-glue-point="3" svg:d="m7356 1422 2533 7" svg:viewBox="0 0 2535 9"><text:p/></draw:connector><draw:connector draw:style-name="gr25" draw:text-style-name="P134" draw:type="line" svg:x1="2.6154in" svg:y1="1.1437in" svg:x2="2.8957in" svg:y2="0.5598in" draw:start-shape="id13" draw:start-glue-point="11" draw:end-shape="id18" draw:end-glue-point="2" svg:d="m6643 2905 712-1483" svg:viewBox="0 0 714 1485"><text:p/></draw:connector><draw:frame draw:style-name="gr27" draw:text-style-name="P136" svg:width="0.9949in" svg:height="0.3661in" svg:x="2.8488in" svg:y="0.2201in"><draw:text-box><text:p text:style-name="P126"><text:span text:style-name="T67">Приемлемая (а3)</text:span></text:p><text:p text:style-name="P126"><text:span text:style-name="T68">Р(а3) = 0.3</text:span></text:p></draw:text-box></draw:frame><draw:frame draw:style-name="gr27" draw:text-style-name="P136" svg:width="1.1079in" svg:height="0.3661in" svg:x="2.8535in" svg:y="1.7673in"><draw:text-box><text:p text:style-name="P126"><text:span text:style-name="T67">Неприемлемая </text:span><text:span text:style-name="T68">(а4)</text:span></text:p><text:p text:style-name="P126"><text:span text:style-name="T68"><text:s/></text:span><text:span text:style-name="T68">Р(а4) = 0.7</text:span></text:p></draw:text-box></draw:frame><draw:frame draw:style-name="gr26" draw:text-style-name="P135" svg:width="1.148in" svg:height="0.4571in" svg:x="2.7827in" svg:y="0.9457in"><draw:text-box><text:p text:style-name="P126"><text:span text:style-name="T66">Длительность</text:span></text:p><text:p text:style-name="P126"><text:span text:style-name="T66">ремонта</text:span></text:p></draw:text-box></draw:frame><draw:g draw:style-name="gr23" xml:id="id17" draw:id="id17"><draw:custom-shape draw:style-name="gr24" draw:text-style-name="P134" xml:id="id19" draw:id="id19" svg:width="0.1504in" svg:height="0.1504in" svg:x="3.8933in" svg:y="0.510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20" draw:id="id20" draw:type="line" svg:x1="4.2709in" svg:y1="0.8181in" svg:x2="5.0256in" svg:y2="0.8181in" svg:d="m10848 2078h1917" svg:viewBox="0 0 1919 2"><text:p/></draw:connector><draw:connector draw:style-name="gr25" draw:text-style-name="P134" draw:type="line" svg:x1="4.0217in" svg:y1="0.639in" svg:x2="4.2709in" svg:y2="0.8181in" draw:start-shape="id19" draw:start-glue-point="9" draw:end-shape="id20" draw:end-glue-point="2" svg:d="m10215 1623 633 455" svg:viewBox="0 0 635 457"><text:p/></draw:connector><draw:connector draw:style-name="gr25" draw:text-style-name="P134" xml:id="id21" draw:id="id21" draw:type="line" svg:x1="4.2654in" svg:y1="0.3067in" svg:x2="5.0154in" svg:y2="0.3067in" svg:d="m10834 779h1905" svg:viewBox="0 0 1907 2"><text:p/></draw:connector><draw:connector draw:style-name="gr25" draw:text-style-name="P134" draw:type="line" svg:x1="4.0217in" svg:y1="0.5315in" svg:x2="4.2654in" svg:y2="0.3067in" draw:start-shape="id19" draw:start-glue-point="11" draw:end-shape="id21" draw:end-glue-point="2" svg:d="m10215 1350 619-571" svg:viewBox="0 0 621 573"><text:p/></draw:connector></draw:g><draw:frame draw:style-name="gr27" draw:text-style-name="P136" svg:width="1.6335in" svg:height="0.2335in" svg:x="4.1992in" svg:y="0.7937in"><draw:text-box><text:p text:style-name="P126"><text:span text:style-name="T67">Неприемлемое (а8) р(а8)</text:span><text:span text:style-name="T68"> = 0.9</text:span></text:p></draw:text-box></draw:frame><draw:frame draw:style-name="gr27" draw:text-style-name="P136" svg:width="1.5543in" svg:height="0.2335in" svg:x="4.2035in" svg:y="0.0701in"><draw:text-box><text:p text:style-name="P126"><text:span text:style-name="T67">Приемлемое (а7), р(а7)</text:span><text:span text:style-name="T68"> = 0.1</text:span></text:p></draw:text-box></draw:frame><draw:frame draw:style-name="gr26" draw:text-style-name="P135" svg:width="0.8343in" svg:height="0.4571in" svg:x="4.2315in" svg:y="0.2984in"><draw:text-box><text:p text:style-name="P126"><text:span text:style-name="T66">Качество</text:span></text:p><text:p text:style-name="P126"><text:span text:style-name="T66">ремонта</text:span></text:p></draw:text-box></draw:frame><draw:frame draw:style-name="gr27" draw:text-style-name="P136" svg:width="0.6843in" svg:height="0.3677in" svg:x="5.2752in" svg:y="0.3953in"><draw:text-box><text:p text:style-name="P126"><text:span text:style-name="T67">Р1 = 0.003</text:span></text:p><text:p text:style-name="P126"><text:span text:style-name="T67">Р2 = 0.027</text:span></text:p></draw:text-box></draw:frame><draw:frame draw:style-name="gr27" draw:text-style-name="P136" svg:width="0.3287in" svg:height="0.2335in" svg:x="4.9343in" svg:y="0.6366in"><draw:text-box><text:p text:style-name="P126"><text:span text:style-name="T67">(2)</text:span></text:p></draw:text-box></draw:frame><draw:frame draw:style-name="gr29" draw:text-style-name="P136" svg:width="0.0421in" svg:height="0.5016in" svg:x="5.0752in" svg:y="0.2303in"><draw:text-box><text:p text:style-name="P126"><text:span text:style-name="T67">(1)</text:span></text:p></draw:text-box></draw:frame><draw:g draw:style-name="gr23" xml:id="id15" draw:id="id15"><draw:custom-shape draw:style-name="gr24" draw:text-style-name="P134" xml:id="id22" draw:id="id22" svg:width="0.1504in" svg:height="0.1504in" svg:x="3.8937in" svg:y="1.6917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23" draw:id="id23" draw:type="line" svg:x1="4.2709in" svg:y1="1.9984in" svg:x2="5.0256in" svg:y2="1.9984in" svg:d="m10848 5076h1917" svg:viewBox="0 0 1919 2"><text:p/></draw:connector><draw:connector draw:style-name="gr25" draw:text-style-name="P134" draw:type="line" svg:x1="4.0224in" svg:y1="1.8201in" svg:x2="4.2713in" svg:y2="1.9984in" draw:start-shape="id22" draw:start-glue-point="9" draw:end-shape="id23" draw:end-glue-point="2" svg:d="m10217 4623 632 453" svg:viewBox="0 0 633 455"><text:p/></draw:connector><draw:connector draw:style-name="gr25" draw:text-style-name="P134" xml:id="id24" draw:id="id24" draw:type="line" svg:x1="4.2661in" svg:y1="1.4882in" svg:x2="5.0161in" svg:y2="1.4882in" svg:d="m10836 3780h1905" svg:viewBox="0 0 1907 2"><text:p/></draw:connector><draw:connector draw:style-name="gr25" draw:text-style-name="P134" draw:type="line" svg:x1="4.0224in" svg:y1="1.7134in" svg:x2="4.2665in" svg:y2="1.4882in" draw:start-shape="id22" draw:start-glue-point="11" draw:end-shape="id24" draw:end-glue-point="2" svg:d="m10217 4352 620-572" svg:viewBox="0 0 621 573"><text:p/></draw:connector></draw:g><draw:frame draw:style-name="gr27" draw:text-style-name="P136" svg:width="1.7449in" svg:height="0.2335in" svg:x="4.2106in" svg:y="1.9854in"><draw:text-box><text:p text:style-name="P126"><text:span text:style-name="T67">Неприемлемое (а10) р(а10)</text:span><text:span text:style-name="T68"> = 0.3</text:span></text:p></draw:text-box></draw:frame><draw:frame draw:style-name="gr27" draw:text-style-name="P136" svg:width="1.5543in" svg:height="0.2335in" svg:x="4.2043in" svg:y="1.2512in"><draw:text-box><text:p text:style-name="P126"><text:span text:style-name="T67">Приемлемое (а9), р(а9)</text:span><text:span text:style-name="T68"> = 0.7</text:span></text:p></draw:text-box></draw:frame><draw:frame draw:style-name="gr26" draw:text-style-name="P135" svg:width="0.835in" svg:height="0.4571in" svg:x="4.2315in" svg:y="1.4799in"><draw:text-box><text:p text:style-name="P126"><text:span text:style-name="T66">Качество</text:span></text:p><text:p text:style-name="P126"><text:span text:style-name="T66">ремонта</text:span></text:p></draw:text-box></draw:frame><draw:frame draw:style-name="gr27" draw:text-style-name="P136" svg:width="0.6843in" svg:height="0.3677in" svg:x="5.2756in" svg:y="1.5764in"><draw:text-box><text:p text:style-name="P126"><text:span text:style-name="T67">Р3 = 0.007</text:span></text:p><text:p text:style-name="P126"><text:span text:style-name="T67">Р4 = 0.063</text:span></text:p></draw:text-box></draw:frame><draw:frame draw:style-name="gr27" draw:text-style-name="P136" svg:width="0.3287in" svg:height="0.2335in" svg:x="4.9343in" svg:y="1.8181in"><draw:text-box><text:p text:style-name="P126"><text:span text:style-name="T67">(4)</text:span></text:p></draw:text-box></draw:frame><draw:frame draw:style-name="gr30" draw:text-style-name="P136" svg:width="0.0287in" svg:height="0.5016in" svg:x="5.0756in" svg:y="1.3618in"><draw:text-box><text:p text:style-name="P126"><text:span text:style-name="T67">(3)</text:span></text:p></draw:text-box></draw:frame><draw:g draw:style-name="gr23" xml:id="id33" draw:id="id33"><draw:custom-shape draw:style-name="gr24" draw:text-style-name="P134" xml:id="id25" draw:id="id25" svg:width="0.1504in" svg:height="0.1504in" svg:x="3.8937in" svg:y="2.8335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26" draw:id="id26" draw:type="line" svg:x1="4.2709in" svg:y1="3.1402in" svg:x2="5.0256in" svg:y2="3.1402in" svg:d="m10848 7976h1917" svg:viewBox="0 0 1919 2"><text:p/></draw:connector><draw:connector draw:style-name="gr25" draw:text-style-name="P134" draw:type="line" svg:x1="4.0224in" svg:y1="2.9618in" svg:x2="4.2713in" svg:y2="3.1402in" draw:start-shape="id25" draw:start-glue-point="9" draw:end-shape="id26" draw:end-glue-point="2" svg:d="m10217 7523 632 453" svg:viewBox="0 0 633 455"><text:p/></draw:connector><draw:connector draw:style-name="gr25" draw:text-style-name="P134" xml:id="id27" draw:id="id27" draw:type="line" svg:x1="4.2661in" svg:y1="2.6299in" svg:x2="5.0161in" svg:y2="2.6299in" svg:d="m10836 6680h1905" svg:viewBox="0 0 1907 2"><text:p/></draw:connector><draw:connector draw:style-name="gr25" draw:text-style-name="P134" draw:type="line" svg:x1="4.0224in" svg:y1="2.8547in" svg:x2="4.2665in" svg:y2="2.6299in" draw:start-shape="id25" draw:start-glue-point="11" draw:end-shape="id27" draw:end-glue-point="2" svg:d="m10217 7251 620-571" svg:viewBox="0 0 621 573"><text:p/></draw:connector></draw:g><draw:frame draw:style-name="gr27" draw:text-style-name="P136" svg:width="1.7449in" svg:height="0.2335in" svg:x="4.2in" svg:y="3.1165in"><draw:text-box><text:p text:style-name="P126"><text:span text:style-name="T67">Неприемлемое (а12) р(а12)</text:span><text:span text:style-name="T68"> = 0.9</text:span></text:p></draw:text-box></draw:frame><draw:frame draw:style-name="gr27" draw:text-style-name="P136" svg:width="1.6657in" svg:height="0.2335in" svg:x="4.2043in" svg:y="2.3929in"><draw:text-box><text:p text:style-name="P126"><text:span text:style-name="T67">Приемлемое (а11), р(а11)</text:span><text:span text:style-name="T68"> = 0.1</text:span></text:p></draw:text-box></draw:frame><draw:frame draw:style-name="gr26" draw:text-style-name="P135" svg:width="0.835in" svg:height="0.4571in" svg:x="4.2315in" svg:y="2.6217in"><draw:text-box><text:p text:style-name="P126"><text:span text:style-name="T66">Качество</text:span></text:p><text:p text:style-name="P126"><text:span text:style-name="T66">ремонта</text:span></text:p></draw:text-box></draw:frame><draw:frame draw:style-name="gr27" draw:text-style-name="P136" svg:width="0.6843in" svg:height="0.3677in" svg:x="5.2756in" svg:y="2.7181in"><draw:text-box><text:p text:style-name="P126"><text:span text:style-name="T67">Р5 = 0.027</text:span></text:p><text:p text:style-name="P126"><text:span text:style-name="T67">Р6 = 0.243</text:span></text:p></draw:text-box></draw:frame><draw:frame draw:style-name="gr27" draw:text-style-name="P136" svg:width="0.3287in" svg:height="0.2335in" svg:x="4.9343in" svg:y="2.9598in"><draw:text-box><text:p text:style-name="P126"><text:span text:style-name="T67">(6)</text:span></text:p></draw:text-box></draw:frame><draw:frame draw:style-name="gr29" draw:text-style-name="P136" svg:width="0.0413in" svg:height="0.5016in" svg:x="5.0756in" svg:y="2.5535in"><draw:text-box><text:p text:style-name="P126"><text:span text:style-name="T67">(5)</text:span></text:p></draw:text-box></draw:frame><draw:g draw:style-name="gr23" xml:id="id31" draw:id="id31"><draw:custom-shape draw:style-name="gr24" draw:text-style-name="P134" xml:id="id28" draw:id="id28" svg:width="0.1504in" svg:height="0.1504in" svg:x="3.8937in" svg:y="4.013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29" draw:id="id29" draw:type="line" svg:x1="4.2709in" svg:y1="4.3217in" svg:x2="5.0256in" svg:y2="4.3217in" svg:d="m10848 10977h1917" svg:viewBox="0 0 1919 2"><text:p/></draw:connector><draw:connector draw:style-name="gr25" draw:text-style-name="P134" draw:type="line" svg:x1="4.0224in" svg:y1="4.1421in" svg:x2="4.2713in" svg:y2="4.3213in" draw:start-shape="id28" draw:start-glue-point="9" draw:end-shape="id29" draw:end-glue-point="2" svg:d="m10217 10521 632 455" svg:viewBox="0 0 633 457"><text:p/></draw:connector><draw:connector draw:style-name="gr25" draw:text-style-name="P134" xml:id="id30" draw:id="id30" draw:type="line" svg:x1="4.2661in" svg:y1="3.811in" svg:x2="5.0161in" svg:y2="3.811in" svg:d="m10836 9680h1905" svg:viewBox="0 0 1907 2"><text:p/></draw:connector><draw:connector draw:style-name="gr25" draw:text-style-name="P134" draw:type="line" svg:x1="4.0224in" svg:y1="4.0354in" svg:x2="4.2665in" svg:y2="3.811in" draw:start-shape="id28" draw:start-glue-point="11" draw:end-shape="id30" draw:end-glue-point="2" svg:d="m10217 10250 620-570" svg:viewBox="0 0 621 572"><text:p/></draw:connector></draw:g><draw:frame draw:style-name="gr27" draw:text-style-name="P136" svg:width="1.7449in" svg:height="0.2335in" svg:x="4.2in" svg:y="4.298in"><draw:text-box><text:p text:style-name="P126"><text:span text:style-name="T67">Неприемлемое (а14) р(а14)</text:span><text:span text:style-name="T68"> = 0.9</text:span></text:p></draw:text-box></draw:frame><draw:frame draw:style-name="gr27" draw:text-style-name="P136" svg:width="1.6657in" svg:height="0.2335in" svg:x="4.2043in" svg:y="3.5346in"><draw:text-box><text:p text:style-name="P126"><text:span text:style-name="T67">Приемлемое (а13), р(а13)</text:span><text:span text:style-name="T68"> = 0.1</text:span></text:p></draw:text-box></draw:frame><draw:frame draw:style-name="gr26" draw:text-style-name="P135" svg:width="0.835in" svg:height="0.4571in" svg:x="4.2315in" svg:y="3.8028in"><draw:text-box><text:p text:style-name="P126"><text:span text:style-name="T66">Качество</text:span></text:p><text:p text:style-name="P126"><text:span text:style-name="T66">ремонта</text:span></text:p></draw:text-box></draw:frame><draw:frame draw:style-name="gr27" draw:text-style-name="P136" svg:width="0.6843in" svg:height="0.3677in" svg:x="5.2756in" svg:y="3.8984in"><draw:text-box><text:p text:style-name="P126"><text:span text:style-name="T67">Р7 = 0.063</text:span></text:p><text:p text:style-name="P126"><text:span text:style-name="T67">Р8 = 0.567</text:span></text:p></draw:text-box></draw:frame><draw:frame draw:style-name="gr27" draw:text-style-name="P136" svg:width="0.3287in" svg:height="0.2335in" svg:x="4.9343in" svg:y="4.1402in"><draw:text-box><text:p text:style-name="P126"><text:span text:style-name="T67">(8)</text:span></text:p></draw:text-box></draw:frame><draw:frame draw:style-name="gr29" draw:text-style-name="P136" svg:width="0.0413in" svg:height="0.5016in" svg:x="5.0756in" svg:y="3.7339in"><draw:text-box><text:p text:style-name="P126"><text:span text:style-name="T67">(7)</text:span></text:p></draw:text-box></draw:frame><draw:custom-shape draw:style-name="gr24" draw:text-style-name="P134" xml:id="id10" draw:id="id10" svg:width="0.1504in" svg:height="0.1504in" svg:x="2.487in" svg:y="3.445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5" draw:text-style-name="P134" xml:id="id32" draw:id="id32" draw:type="line" svg:x1="2.9063in" svg:y1="4.0685in" svg:x2="3.8937in" svg:y2="4.0657in" draw:end-shape="id31" draw:end-glue-point="3" svg:d="m7382 10334 2508-7" svg:viewBox="0 0 2510 9"><text:p/></draw:connector><draw:connector draw:style-name="gr25" draw:text-style-name="P134" draw:type="line" svg:x1="2.6154in" svg:y1="3.5736in" svg:x2="2.9063in" svg:y2="4.0689in" draw:start-shape="id10" draw:start-glue-point="9" draw:end-shape="id32" draw:end-glue-point="2" svg:d="m6643 9077 739 1258" svg:viewBox="0 0 741 1259"><text:p/></draw:connector><draw:connector draw:style-name="gr25" draw:text-style-name="P134" xml:id="id34" draw:id="id34" draw:type="line" svg:x1="2.8961in" svg:y1="2.8827in" svg:x2="3.8941in" svg:y2="2.8846in" draw:end-shape="id33" draw:end-glue-point="3" svg:d="m7356 7322 2535 5" svg:viewBox="0 0 2536 7"><text:p/></draw:connector><draw:connector draw:style-name="gr25" draw:text-style-name="P134" draw:type="line" svg:x1="2.6154in" svg:y1="3.4665in" svg:x2="2.8957in" svg:y2="2.8827in" draw:start-shape="id10" draw:start-glue-point="11" draw:end-shape="id34" draw:end-glue-point="2" svg:d="m6643 8805 712-1483" svg:viewBox="0 0 714 1485"><text:p/></draw:connector><draw:frame draw:style-name="gr27" draw:text-style-name="P136" svg:width="0.9949in" svg:height="0.3661in" svg:x="2.8902in" svg:y="2.5421in"><draw:text-box><text:p text:style-name="P126"><text:span text:style-name="T67">Приемлемая (а5)</text:span></text:p><text:p text:style-name="P126"><text:span text:style-name="T68">Р(а5) = 0.3</text:span></text:p></draw:text-box></draw:frame><draw:frame draw:style-name="gr26" draw:text-style-name="P135" svg:width="1.148in" svg:height="0.4571in" svg:x="2.7827in" svg:y="3.2685in"><draw:text-box><text:p text:style-name="P126"><text:span text:style-name="T66">Длительность</text:span></text:p><text:p text:style-name="P126"><text:span text:style-name="T66">ремонта</text:span></text:p></draw:text-box></draw:frame><draw:frame draw:style-name="gr27" draw:text-style-name="P136" svg:width="1.1016in" svg:height="0.3661in" svg:x="2.8902in" svg:y="4.039in"><draw:text-box><text:p text:style-name="P126"><text:span text:style-name="T67">Неприемлемая (а6)</text:span></text:p><text:p text:style-name="P126"><text:span text:style-name="T68">Р(а6) = 0.7</text:span></text:p></draw:text-box></draw:frame></draw:g>Рисунок 2 – Исходное дерево вероятностей</text:p>
      <text:p text:style-name="P11"><text:span text:style-name="T9">Дерево вероятностей на рис.2 представляет 8 возможных сценариев. </text:span><text:span text:style-name="T10">Поскольку каждый сценарий образует одна возможная комбинация событий, по одному из каждой полной системы событий, общее число сценариев может быть подчинено еще до конструирования дерева </text:span><text:span text:style-name="T10">вероятностей как </text:span></text:p>
      <text:p text:style-name="P13"><text:span text:style-name="T9">Вероятности осуществления событий могут быть получены двумя способами: объективными, на основе частотного подхода, использующего статистические данные (отношение количества определенного исхода к общему числу исходов) </text:span><text:span text:style-name="T11">о прошлых реализациях событий на судоремонтном предприятии за определенный период времени; субъективным, в основе которого лежат </text:span><text:soft-page-break/><text:span text:style-name="T11">процедуры получения и обработки экспертных оценок.</text:span></text:p>
      <text:p text:style-name="P14"/>
      <text:p text:style-name="P21"/>
      <text:p text:style-name="P46">В отрасли судоремонта компании сталкиваются с проблемой анализа, прогнозирования некоторых факторов: стоимости ремонтных работ, длительности ремонта, наличие необходимых мощностей для осуществления ремонта и другие. Данная система предназначена для поддержки принятия решения лица, принимающего решение, с использованием сценарного подхода для принятия решения в условиях риска на основе вероятностного вывода на деревьях вероятностей.</text:p>
      <text:p text:style-name="P46"/>
      <text:p text:style-name="P42">1.2 Назначение разработки</text:p>
      <text:p text:style-name="P30"/>
      <text:p text:style-name="P32">----</text:p>
      <text:p text:style-name="P32"/>
      <text:p text:style-name="P42">1.3 Требования к функциональным характеристикам</text:p>
      <text:p text:style-name="P32"/>
      <text:p text:style-name="P34">на основании статистических данных о прошлых реализациях событий на судоремонтном предприятии, и на основании факторов: стоимости, длительности и качества ремонта </text:p>
      <text:p text:style-name="P49"/>
      <text:p text:style-name="P36"/>
      <text:p text:style-name="P38">Оценить или назначить значения вероятностей событий проявления рискообразующих факторов, определяющих выполнение судоремонтных работ:</text:p>
      <text:list xml:id="list906761843486979323" text:style-name="L2">
        <text:list-item>
          <text:p text:style-name="P122">частотный метод определения вероятностей на основе статистического материала ранее выполненных работ</text:p>
        </text:list-item>
        <text:list-item>
          <text:p text:style-name="P122">экспертный метод назначения вероятностных оценок. Определение обобщенной экспертной оценки(найти в Интернет А.И. Орлов “Экспертные оценки”)</text:p>
        </text:list-item>
        <text:list-item>
          <text:p text:style-name="P124">обеспечение расчетов вероятностного вывода с использованием основных формул теории вероятностей, обеспечивающих расчет сценариев</text:p>
        </text:list-item>
        <text:list-item>
          <text:p text:style-name="P124">выбор или ранжирование полученных сценариев:</text:p>
        </text:list-item>
      </text:list>
      <table:table table:name="Table1" table:style-name="Table1">
        <table:table-column table:style-name="Table1.A" table:number-columns-repeated="5"/>
        <table:table-row>
          <table:table-cell table:style-name="Table1.A1" office:value-type="string">
            <text:p text:style-name="P26">Сценарий</text:p>
          </table:table-cell>
          <table:table-cell table:style-name="Table1.A1" office:value-type="string">
            <text:p text:style-name="P28">“<text:span text:style-name="T8">Стоимость”</text:span></text:p>
          </table:table-cell>
          <table:table-cell table:style-name="Table1.A1" office:value-type="string">
            <text:p text:style-name="P28">“<text:span text:style-name="T8">Длительность”</text:span></text:p>
          </table:table-cell>
          <table:table-cell table:style-name="Table1.A1" office:value-type="string">
            <text:p text:style-name="P26">“Качество”</text:p>
          </table:table-cell>
          <table:table-cell table:style-name="Table1.E1" office:value-type="string">
            <text:p text:style-name="P26">Вероятностная оценка сценария</text:p>
          </table:table-cell>
        </table:table-row>
        <table:table-row>
          <table:table-cell table:style-name="Table1.A2" office:value-type="string">
            <text:p text:style-name="P26">С1</text:p>
          </table:table-cell>
          <table:table-cell table:style-name="Table1.A2" office:value-type="string">
            <text:p text:style-name="P26">Прием.</text:p>
          </table:table-cell>
          <table:table-cell table:style-name="Table1.A2" office:value-type="string">
            <text:p text:style-name="P26">Прием.</text:p>
          </table:table-cell>
          <table:table-cell table:style-name="Table1.A2" office:value-type="string">
            <text:p text:style-name="P26">Прием.</text:p>
          </table:table-cell>
          <table:table-cell table:style-name="Table1.E2" office:value-type="string">
            <text:p text:style-name="P28"/>
          </table:table-cell>
        </table:table-row>
        <table:table-row>
          <table:table-cell table:style-name="Table1.A2" office:value-type="string">
            <text:p text:style-name="P26">С2</text:p>
          </table:table-cell>
          <table:table-cell table:style-name="Table1.A2" office:value-type="string">
            <text:p text:style-name="P26">Прием.</text:p>
          </table:table-cell>
          <table:table-cell table:style-name="Table1.A2" office:value-type="string">
            <text:p text:style-name="P26">Неприем.</text:p>
          </table:table-cell>
          <table:table-cell table:style-name="Table1.A2" office:value-type="string">
            <text:p text:style-name="P26">Прием</text:p>
          </table:table-cell>
          <table:table-cell table:style-name="Table1.E2" office:value-type="string">
            <text:p text:style-name="P28"/>
          </table:table-cell>
        </table:table-row>
        <table:table-row>
          <table:table-cell table:style-name="Table1.A2" office:value-type="string">
            <text:p text:style-name="P28">….</text:p>
          </table:table-cell>
          <table:table-cell table:style-name="Table1.A2" office:value-type="string">
            <text:p text:style-name="P28"/>
          </table:table-cell>
          <table:table-cell table:style-name="Table1.A2" office:value-type="string">
            <text:p text:style-name="P28"/>
          </table:table-cell>
          <table:table-cell table:style-name="Table1.A2" office:value-type="string">
            <text:p text:style-name="P28"/>
          </table:table-cell>
          <table:table-cell table:style-name="Table1.E2" office:value-type="string">
            <text:p text:style-name="P28"/>
          </table:table-cell>
        </table:table-row>
        <table:table-row>
          <table:table-cell table:style-name="Table1.A2" office:value-type="string">
            <text:p text:style-name="P26">С8</text:p>
          </table:table-cell>
          <table:table-cell table:style-name="Table1.A2" office:value-type="string">
            <text:p text:style-name="P28">….</text:p>
          </table:table-cell>
          <table:table-cell table:style-name="Table1.A2" office:value-type="string">
            <text:p text:style-name="P28">….</text:p>
          </table:table-cell>
          <table:table-cell table:style-name="Table1.A2" office:value-type="string">
            <text:p text:style-name="P28">….</text:p>
          </table:table-cell>
          <table:table-cell table:style-name="Table1.E2" office:value-type="string">
            <text:p text:style-name="P28">….</text:p>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tahoma" svg:font-family="tahoma, arial, sans-serif"/>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ohit Hindi1" svg:font-family="'Lohit Hindi'" style:font-family-generic="modern" style:font-pitch="fixed"/>
    <style:font-face style:name="Arial1" svg:font-family="Arial" style:font-family-generic="roman" style:font-pitch="variable"/>
    <style:font-face style:name="Arial Unicode MS1" svg:font-family="'Arial Unicode MS'"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Nimbus Roman No9 L" svg:font-family="'Nimbus Roman No9 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 draw:display-name="Hatch 11"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 draw:display-name="Hatch 12"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 draw:display-name="Hatch 13"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 draw:display-name="Hatch 14"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 draw:display-name="Hatch 15"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39" draw:display-name="Hatch 339" draw:style="single" draw:color="#000000" draw:distance="0.0043in" draw:rotation="0"/>
    <draw:hatch draw:name="Hatch_20_34" draw:display-name="Hatch 34"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 draw:display-name="Hatch 35"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 draw:display-name="Hatch 36" draw:style="single" draw:color="#000000" draw:distance="0.0043in" draw:rotation="0"/>
    <draw:hatch draw:name="Hatch_20_360" draw:display-name="Hatch 360"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 draw:display-name="Hatch 41"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 draw:display-name="Hatch 42"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 draw:display-name="Hatch 43"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 draw:display-name="Hatch 44"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 draw:display-name="Hatch 45"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 draw:display-name="Hatch 46"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 draw:display-name="Hatch 47"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 draw:display-name="Hatch 48"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hatch draw:name="Hatch_20_486" draw:display-name="Hatch 486" draw:style="single" draw:color="#000000" draw:distance="0.0043in" draw:rotation="0"/>
    <draw:hatch draw:name="Hatch_20_487" draw:display-name="Hatch 487" draw:style="single" draw:color="#000000" draw:distance="0.0043in" draw:rotation="0"/>
    <draw:hatch draw:name="Hatch_20_488" draw:display-name="Hatch 488" draw:style="single" draw:color="#000000" draw:distance="0.0043in" draw:rotation="0"/>
    <draw:hatch draw:name="Hatch_20_489" draw:display-name="Hatch 489" draw:style="single" draw:color="#000000" draw:distance="0.0043in" draw:rotation="0"/>
    <draw:hatch draw:name="Hatch_20_49" draw:display-name="Hatch 49" draw:style="single" draw:color="#000000" draw:distance="0.0043in" draw:rotation="0"/>
    <draw:hatch draw:name="Hatch_20_490" draw:display-name="Hatch 490" draw:style="single" draw:color="#000000" draw:distance="0.0043in" draw:rotation="0"/>
    <draw:hatch draw:name="Hatch_20_491" draw:display-name="Hatch 491" draw:style="single" draw:color="#000000" draw:distance="0.0043in" draw:rotation="0"/>
    <draw:hatch draw:name="Hatch_20_492" draw:display-name="Hatch 492" draw:style="single" draw:color="#000000" draw:distance="0.0043in" draw:rotation="0"/>
    <draw:hatch draw:name="Hatch_20_493" draw:display-name="Hatch 493" draw:style="single" draw:color="#000000" draw:distance="0.0043in" draw:rotation="0"/>
    <draw:hatch draw:name="Hatch_20_494" draw:display-name="Hatch 494" draw:style="single" draw:color="#000000" draw:distance="0.0043in" draw:rotation="0"/>
    <draw:hatch draw:name="Hatch_20_495" draw:display-name="Hatch 495" draw:style="single" draw:color="#000000" draw:distance="0.0043in" draw:rotation="0"/>
    <draw:hatch draw:name="Hatch_20_496" draw:display-name="Hatch 496" draw:style="single" draw:color="#000000" draw:distance="0.0043in" draw:rotation="0"/>
    <draw:hatch draw:name="Hatch_20_497" draw:display-name="Hatch 497" draw:style="single" draw:color="#000000" draw:distance="0.0043in" draw:rotation="0"/>
    <draw:hatch draw:name="Hatch_20_498" draw:display-name="Hatch 498" draw:style="single" draw:color="#000000" draw:distance="0.0043in" draw:rotation="0"/>
    <draw:hatch draw:name="Hatch_20_499" draw:display-name="Hatch 49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00" draw:display-name="Hatch 500" draw:style="single" draw:color="#000000" draw:distance="0.0043in" draw:rotation="0"/>
    <draw:hatch draw:name="Hatch_20_501" draw:display-name="Hatch 501" draw:style="single" draw:color="#000000" draw:distance="0.0043in" draw:rotation="0"/>
    <draw:hatch draw:name="Hatch_20_502" draw:display-name="Hatch 502" draw:style="single" draw:color="#000000" draw:distance="0.0043in" draw:rotation="0"/>
    <draw:hatch draw:name="Hatch_20_503" draw:display-name="Hatch 503" draw:style="single" draw:color="#000000" draw:distance="0.0043in" draw:rotation="0"/>
    <draw:hatch draw:name="Hatch_20_504" draw:display-name="Hatch 504" draw:style="single" draw:color="#000000" draw:distance="0.0043in" draw:rotation="0"/>
    <draw:hatch draw:name="Hatch_20_505" draw:display-name="Hatch 505" draw:style="single" draw:color="#000000" draw:distance="0.0043in" draw:rotation="0"/>
    <draw:hatch draw:name="Hatch_20_506" draw:display-name="Hatch 506" draw:style="single" draw:color="#000000" draw:distance="0.0043in" draw:rotation="0"/>
    <draw:hatch draw:name="Hatch_20_507" draw:display-name="Hatch 507" draw:style="single" draw:color="#000000" draw:distance="0.0043in" draw:rotation="0"/>
    <draw:hatch draw:name="Hatch_20_508" draw:display-name="Hatch 508" draw:style="single" draw:color="#000000" draw:distance="0.0043in" draw:rotation="0"/>
    <draw:hatch draw:name="Hatch_20_509" draw:display-name="Hatch 509" draw:style="single" draw:color="#000000" draw:distance="0.0043in" draw:rotation="0"/>
    <draw:hatch draw:name="Hatch_20_51" draw:display-name="Hatch 51" draw:style="single" draw:color="#000000" draw:distance="0.0043in" draw:rotation="0"/>
    <draw:hatch draw:name="Hatch_20_510" draw:display-name="Hatch 510" draw:style="single" draw:color="#000000" draw:distance="0.0043in" draw:rotation="0"/>
    <draw:hatch draw:name="Hatch_20_511" draw:display-name="Hatch 511" draw:style="single" draw:color="#000000" draw:distance="0.0043in" draw:rotation="0"/>
    <draw:hatch draw:name="Hatch_20_512" draw:display-name="Hatch 512" draw:style="single" draw:color="#000000" draw:distance="0.0043in" draw:rotation="0"/>
    <draw:hatch draw:name="Hatch_20_513" draw:display-name="Hatch 513" draw:style="single" draw:color="#000000" draw:distance="0.0043in" draw:rotation="0"/>
    <draw:hatch draw:name="Hatch_20_514" draw:display-name="Hatch 514" draw:style="single" draw:color="#000000" draw:distance="0.0043in" draw:rotation="0"/>
    <draw:hatch draw:name="Hatch_20_515" draw:display-name="Hatch 515" draw:style="single" draw:color="#000000" draw:distance="0.0043in" draw:rotation="0"/>
    <draw:hatch draw:name="Hatch_20_516" draw:display-name="Hatch 516" draw:style="single" draw:color="#000000" draw:distance="0.0043in" draw:rotation="0"/>
    <draw:hatch draw:name="Hatch_20_517" draw:display-name="Hatch 517" draw:style="single" draw:color="#000000" draw:distance="0.0043in" draw:rotation="0"/>
    <draw:hatch draw:name="Hatch_20_518" draw:display-name="Hatch 518" draw:style="single" draw:color="#000000" draw:distance="0.0043in" draw:rotation="0"/>
    <draw:hatch draw:name="Hatch_20_519" draw:display-name="Hatch 519" draw:style="single" draw:color="#000000" draw:distance="0.0043in" draw:rotation="0"/>
    <draw:hatch draw:name="Hatch_20_52" draw:display-name="Hatch 52" draw:style="single" draw:color="#000000" draw:distance="0.0043in" draw:rotation="0"/>
    <draw:hatch draw:name="Hatch_20_520" draw:display-name="Hatch 520" draw:style="single" draw:color="#000000" draw:distance="0.0043in" draw:rotation="0"/>
    <draw:hatch draw:name="Hatch_20_521" draw:display-name="Hatch 521" draw:style="single" draw:color="#000000" draw:distance="0.0043in" draw:rotation="0"/>
    <draw:hatch draw:name="Hatch_20_522" draw:display-name="Hatch 522" draw:style="single" draw:color="#000000" draw:distance="0.0043in" draw:rotation="0"/>
    <draw:hatch draw:name="Hatch_20_523" draw:display-name="Hatch 523" draw:style="single" draw:color="#000000" draw:distance="0.0043in" draw:rotation="0"/>
    <draw:hatch draw:name="Hatch_20_524" draw:display-name="Hatch 524" draw:style="single" draw:color="#000000" draw:distance="0.0043in" draw:rotation="0"/>
    <draw:hatch draw:name="Hatch_20_525" draw:display-name="Hatch 525" draw:style="single" draw:color="#000000" draw:distance="0.0043in" draw:rotation="0"/>
    <draw:hatch draw:name="Hatch_20_526" draw:display-name="Hatch 526" draw:style="single" draw:color="#000000" draw:distance="0.0043in" draw:rotation="0"/>
    <draw:hatch draw:name="Hatch_20_527" draw:display-name="Hatch 527" draw:style="single" draw:color="#000000" draw:distance="0.0043in" draw:rotation="0"/>
    <draw:hatch draw:name="Hatch_20_528" draw:display-name="Hatch 528" draw:style="single" draw:color="#000000" draw:distance="0.0043in" draw:rotation="0"/>
    <draw:hatch draw:name="Hatch_20_529" draw:display-name="Hatch 529" draw:style="single" draw:color="#000000" draw:distance="0.0043in" draw:rotation="0"/>
    <draw:hatch draw:name="Hatch_20_53" draw:display-name="Hatch 53" draw:style="single" draw:color="#000000" draw:distance="0.0043in" draw:rotation="0"/>
    <draw:hatch draw:name="Hatch_20_530" draw:display-name="Hatch 530" draw:style="single" draw:color="#000000" draw:distance="0.0043in" draw:rotation="0"/>
    <draw:hatch draw:name="Hatch_20_531" draw:display-name="Hatch 531" draw:style="single" draw:color="#000000" draw:distance="0.0043in" draw:rotation="0"/>
    <draw:hatch draw:name="Hatch_20_532" draw:display-name="Hatch 532" draw:style="single" draw:color="#000000" draw:distance="0.0043in" draw:rotation="0"/>
    <draw:hatch draw:name="Hatch_20_533" draw:display-name="Hatch 533" draw:style="single" draw:color="#000000" draw:distance="0.0043in" draw:rotation="0"/>
    <draw:hatch draw:name="Hatch_20_534" draw:display-name="Hatch 534" draw:style="single" draw:color="#000000" draw:distance="0.0043in" draw:rotation="0"/>
    <draw:hatch draw:name="Hatch_20_535" draw:display-name="Hatch 535" draw:style="single" draw:color="#000000" draw:distance="0.0043in" draw:rotation="0"/>
    <draw:hatch draw:name="Hatch_20_536" draw:display-name="Hatch 536" draw:style="single" draw:color="#000000" draw:distance="0.0043in" draw:rotation="0"/>
    <draw:hatch draw:name="Hatch_20_537" draw:display-name="Hatch 537" draw:style="single" draw:color="#000000" draw:distance="0.0043in" draw:rotation="0"/>
    <draw:hatch draw:name="Hatch_20_538" draw:display-name="Hatch 538" draw:style="single" draw:color="#000000" draw:distance="0.0043in" draw:rotation="0"/>
    <draw:hatch draw:name="Hatch_20_539" draw:display-name="Hatch 539" draw:style="single" draw:color="#000000" draw:distance="0.0043in" draw:rotation="0"/>
    <draw:hatch draw:name="Hatch_20_54" draw:display-name="Hatch 54" draw:style="single" draw:color="#000000" draw:distance="0.0043in" draw:rotation="0"/>
    <draw:hatch draw:name="Hatch_20_540" draw:display-name="Hatch 540" draw:style="single" draw:color="#000000" draw:distance="0.0043in" draw:rotation="0"/>
    <draw:hatch draw:name="Hatch_20_541" draw:display-name="Hatch 541" draw:style="single" draw:color="#000000" draw:distance="0.0043in" draw:rotation="0"/>
    <draw:hatch draw:name="Hatch_20_542" draw:display-name="Hatch 542" draw:style="single" draw:color="#000000" draw:distance="0.0043in" draw:rotation="0"/>
    <draw:hatch draw:name="Hatch_20_543" draw:display-name="Hatch 543" draw:style="single" draw:color="#000000" draw:distance="0.0043in" draw:rotation="0"/>
    <draw:hatch draw:name="Hatch_20_544" draw:display-name="Hatch 544" draw:style="single" draw:color="#000000" draw:distance="0.0043in" draw:rotation="0"/>
    <draw:hatch draw:name="Hatch_20_545" draw:display-name="Hatch 545" draw:style="single" draw:color="#000000" draw:distance="0.0043in" draw:rotation="0"/>
    <draw:hatch draw:name="Hatch_20_546" draw:display-name="Hatch 546" draw:style="single" draw:color="#000000" draw:distance="0.0043in" draw:rotation="0"/>
    <draw:hatch draw:name="Hatch_20_547" draw:display-name="Hatch 547" draw:style="single" draw:color="#000000" draw:distance="0.0043in" draw:rotation="0"/>
    <draw:hatch draw:name="Hatch_20_548" draw:display-name="Hatch 548" draw:style="single" draw:color="#000000" draw:distance="0.0043in" draw:rotation="0"/>
    <draw:hatch draw:name="Hatch_20_549" draw:display-name="Hatch 549" draw:style="single" draw:color="#000000" draw:distance="0.0043in" draw:rotation="0"/>
    <draw:hatch draw:name="Hatch_20_55" draw:display-name="Hatch 55" draw:style="single" draw:color="#000000" draw:distance="0.0043in" draw:rotation="0"/>
    <draw:hatch draw:name="Hatch_20_550" draw:display-name="Hatch 550" draw:style="single" draw:color="#000000" draw:distance="0.0043in" draw:rotation="0"/>
    <draw:hatch draw:name="Hatch_20_551" draw:display-name="Hatch 551" draw:style="single" draw:color="#000000" draw:distance="0.0043in" draw:rotation="0"/>
    <draw:hatch draw:name="Hatch_20_552" draw:display-name="Hatch 552" draw:style="single" draw:color="#000000" draw:distance="0.0043in" draw:rotation="0"/>
    <draw:hatch draw:name="Hatch_20_553" draw:display-name="Hatch 553" draw:style="single" draw:color="#000000" draw:distance="0.0043in" draw:rotation="0"/>
    <draw:hatch draw:name="Hatch_20_554" draw:display-name="Hatch 554" draw:style="single" draw:color="#000000" draw:distance="0.0043in" draw:rotation="0"/>
    <draw:hatch draw:name="Hatch_20_555" draw:display-name="Hatch 555" draw:style="single" draw:color="#000000" draw:distance="0.0043in" draw:rotation="0"/>
    <draw:hatch draw:name="Hatch_20_556" draw:display-name="Hatch 556" draw:style="single" draw:color="#000000" draw:distance="0.0043in" draw:rotation="0"/>
    <draw:hatch draw:name="Hatch_20_557" draw:display-name="Hatch 557" draw:style="single" draw:color="#000000" draw:distance="0.0043in" draw:rotation="0"/>
    <draw:hatch draw:name="Hatch_20_558" draw:display-name="Hatch 558" draw:style="single" draw:color="#000000" draw:distance="0.0043in" draw:rotation="0"/>
    <draw:hatch draw:name="Hatch_20_559" draw:display-name="Hatch 559" draw:style="single" draw:color="#000000" draw:distance="0.0043in" draw:rotation="0"/>
    <draw:hatch draw:name="Hatch_20_56" draw:display-name="Hatch 56" draw:style="single" draw:color="#000000" draw:distance="0.0043in" draw:rotation="0"/>
    <draw:hatch draw:name="Hatch_20_560" draw:display-name="Hatch 560" draw:style="single" draw:color="#000000" draw:distance="0.0043in" draw:rotation="0"/>
    <draw:hatch draw:name="Hatch_20_561" draw:display-name="Hatch 561" draw:style="single" draw:color="#000000" draw:distance="0.0043in" draw:rotation="0"/>
    <draw:hatch draw:name="Hatch_20_562" draw:display-name="Hatch 562" draw:style="single" draw:color="#000000" draw:distance="0.0043in" draw:rotation="0"/>
    <draw:hatch draw:name="Hatch_20_563" draw:display-name="Hatch 563" draw:style="single" draw:color="#000000" draw:distance="0.0043in" draw:rotation="0"/>
    <draw:hatch draw:name="Hatch_20_564" draw:display-name="Hatch 564" draw:style="single" draw:color="#000000" draw:distance="0.0043in" draw:rotation="0"/>
    <draw:hatch draw:name="Hatch_20_565" draw:display-name="Hatch 565" draw:style="single" draw:color="#000000" draw:distance="0.0043in" draw:rotation="0"/>
    <draw:hatch draw:name="Hatch_20_566" draw:display-name="Hatch 566" draw:style="single" draw:color="#000000" draw:distance="0.0043in" draw:rotation="0"/>
    <draw:hatch draw:name="Hatch_20_567" draw:display-name="Hatch 567" draw:style="single" draw:color="#000000" draw:distance="0.0043in" draw:rotation="0"/>
    <draw:hatch draw:name="Hatch_20_568" draw:display-name="Hatch 568" draw:style="single" draw:color="#000000" draw:distance="0.0043in" draw:rotation="0"/>
    <draw:hatch draw:name="Hatch_20_569" draw:display-name="Hatch 569" draw:style="single" draw:color="#000000" draw:distance="0.0043in" draw:rotation="0"/>
    <draw:hatch draw:name="Hatch_20_57" draw:display-name="Hatch 57" draw:style="single" draw:color="#000000" draw:distance="0.0043in" draw:rotation="0"/>
    <draw:hatch draw:name="Hatch_20_570" draw:display-name="Hatch 570" draw:style="single" draw:color="#000000" draw:distance="0.0043in" draw:rotation="0"/>
    <draw:hatch draw:name="Hatch_20_571" draw:display-name="Hatch 571" draw:style="single" draw:color="#000000" draw:distance="0.0043in" draw:rotation="0"/>
    <draw:hatch draw:name="Hatch_20_572" draw:display-name="Hatch 572" draw:style="single" draw:color="#000000" draw:distance="0.0043in" draw:rotation="0"/>
    <draw:hatch draw:name="Hatch_20_573" draw:display-name="Hatch 573" draw:style="single" draw:color="#000000" draw:distance="0.0043in" draw:rotation="0"/>
    <draw:hatch draw:name="Hatch_20_574" draw:display-name="Hatch 574" draw:style="single" draw:color="#000000" draw:distance="0.0043in" draw:rotation="0"/>
    <draw:hatch draw:name="Hatch_20_575" draw:display-name="Hatch 575" draw:style="single" draw:color="#000000" draw:distance="0.0043in" draw:rotation="0"/>
    <draw:hatch draw:name="Hatch_20_576" draw:display-name="Hatch 576" draw:style="single" draw:color="#000000" draw:distance="0.0043in" draw:rotation="0"/>
    <draw:hatch draw:name="Hatch_20_577" draw:display-name="Hatch 577" draw:style="single" draw:color="#000000" draw:distance="0.0043in" draw:rotation="0"/>
    <draw:hatch draw:name="Hatch_20_578" draw:display-name="Hatch 578" draw:style="single" draw:color="#000000" draw:distance="0.0043in" draw:rotation="0"/>
    <draw:hatch draw:name="Hatch_20_579" draw:display-name="Hatch 579" draw:style="single" draw:color="#000000" draw:distance="0.0043in" draw:rotation="0"/>
    <draw:hatch draw:name="Hatch_20_58" draw:display-name="Hatch 58" draw:style="single" draw:color="#000000" draw:distance="0.0043in" draw:rotation="0"/>
    <draw:hatch draw:name="Hatch_20_580" draw:display-name="Hatch 580" draw:style="single" draw:color="#000000" draw:distance="0.0043in" draw:rotation="0"/>
    <draw:hatch draw:name="Hatch_20_581" draw:display-name="Hatch 581" draw:style="single" draw:color="#000000" draw:distance="0.0043in" draw:rotation="0"/>
    <draw:hatch draw:name="Hatch_20_582" draw:display-name="Hatch 582" draw:style="single" draw:color="#000000" draw:distance="0.0043in" draw:rotation="0"/>
    <draw:hatch draw:name="Hatch_20_583" draw:display-name="Hatch 583" draw:style="single" draw:color="#000000" draw:distance="0.0043in" draw:rotation="0"/>
    <draw:hatch draw:name="Hatch_20_584" draw:display-name="Hatch 584" draw:style="single" draw:color="#000000" draw:distance="0.0043in" draw:rotation="0"/>
    <draw:hatch draw:name="Hatch_20_585" draw:display-name="Hatch 585" draw:style="single" draw:color="#000000" draw:distance="0.0043in" draw:rotation="0"/>
    <draw:hatch draw:name="Hatch_20_586" draw:display-name="Hatch 586" draw:style="single" draw:color="#000000" draw:distance="0.0043in" draw:rotation="0"/>
    <draw:hatch draw:name="Hatch_20_587" draw:display-name="Hatch 587" draw:style="single" draw:color="#000000" draw:distance="0.0043in" draw:rotation="0"/>
    <draw:hatch draw:name="Hatch_20_588" draw:display-name="Hatch 588" draw:style="single" draw:color="#000000" draw:distance="0.0043in" draw:rotation="0"/>
    <draw:hatch draw:name="Hatch_20_589" draw:display-name="Hatch 589" draw:style="single" draw:color="#000000" draw:distance="0.0043in" draw:rotation="0"/>
    <draw:hatch draw:name="Hatch_20_59" draw:display-name="Hatch 59" draw:style="single" draw:color="#000000" draw:distance="0.0043in" draw:rotation="0"/>
    <draw:hatch draw:name="Hatch_20_590" draw:display-name="Hatch 590" draw:style="single" draw:color="#000000" draw:distance="0.0043in" draw:rotation="0"/>
    <draw:hatch draw:name="Hatch_20_591" draw:display-name="Hatch 591" draw:style="single" draw:color="#000000" draw:distance="0.0043in" draw:rotation="0"/>
    <draw:hatch draw:name="Hatch_20_592" draw:display-name="Hatch 592" draw:style="single" draw:color="#000000" draw:distance="0.0043in" draw:rotation="0"/>
    <draw:hatch draw:name="Hatch_20_593" draw:display-name="Hatch 593" draw:style="single" draw:color="#000000" draw:distance="0.0043in" draw:rotation="0"/>
    <draw:hatch draw:name="Hatch_20_594" draw:display-name="Hatch 594" draw:style="single" draw:color="#000000" draw:distance="0.0043in" draw:rotation="0"/>
    <draw:hatch draw:name="Hatch_20_595" draw:display-name="Hatch 595" draw:style="single" draw:color="#000000" draw:distance="0.0043in" draw:rotation="0"/>
    <draw:hatch draw:name="Hatch_20_596" draw:display-name="Hatch 596" draw:style="single" draw:color="#000000" draw:distance="0.0043in" draw:rotation="0"/>
    <draw:hatch draw:name="Hatch_20_597" draw:display-name="Hatch 597" draw:style="single" draw:color="#000000" draw:distance="0.0043in" draw:rotation="0"/>
    <draw:hatch draw:name="Hatch_20_598" draw:display-name="Hatch 598" draw:style="single" draw:color="#000000" draw:distance="0.0043in" draw:rotation="0"/>
    <draw:hatch draw:name="Hatch_20_599" draw:display-name="Hatch 59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00" draw:display-name="Hatch 600" draw:style="single" draw:color="#000000" draw:distance="0.0043in" draw:rotation="0"/>
    <draw:hatch draw:name="Hatch_20_601" draw:display-name="Hatch 601" draw:style="single" draw:color="#000000" draw:distance="0.0043in" draw:rotation="0"/>
    <draw:hatch draw:name="Hatch_20_602" draw:display-name="Hatch 602" draw:style="single" draw:color="#000000" draw:distance="0.0043in" draw:rotation="0"/>
    <draw:hatch draw:name="Hatch_20_603" draw:display-name="Hatch 603" draw:style="single" draw:color="#000000" draw:distance="0.0043in" draw:rotation="0"/>
    <draw:hatch draw:name="Hatch_20_604" draw:display-name="Hatch 604" draw:style="single" draw:color="#000000" draw:distance="0.0043in" draw:rotation="0"/>
    <draw:hatch draw:name="Hatch_20_605" draw:display-name="Hatch 605" draw:style="single" draw:color="#000000" draw:distance="0.0043in" draw:rotation="0"/>
    <draw:hatch draw:name="Hatch_20_606" draw:display-name="Hatch 606" draw:style="single" draw:color="#000000" draw:distance="0.0043in" draw:rotation="0"/>
    <draw:hatch draw:name="Hatch_20_607" draw:display-name="Hatch 607" draw:style="single" draw:color="#000000" draw:distance="0.0043in" draw:rotation="0"/>
    <draw:hatch draw:name="Hatch_20_608" draw:display-name="Hatch 608" draw:style="single" draw:color="#000000" draw:distance="0.0043in" draw:rotation="0"/>
    <draw:hatch draw:name="Hatch_20_609" draw:display-name="Hatch 609" draw:style="single" draw:color="#000000" draw:distance="0.0043in" draw:rotation="0"/>
    <draw:hatch draw:name="Hatch_20_61" draw:display-name="Hatch 61" draw:style="single" draw:color="#000000" draw:distance="0.0043in" draw:rotation="0"/>
    <draw:hatch draw:name="Hatch_20_610" draw:display-name="Hatch 610"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43in" draw:dots2="1" draw:dots2-length="0.0043in" draw:distance="0.0043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43in" draw:dots2="1" draw:dots2-length="0.0043in" draw:distance="0.0043in"/>
    <draw:stroke-dash draw:name="Dash_20_447" draw:display-name="Dash 447" draw:style="rect" draw:dots1="1" draw:dots1-length="0.0043in" draw:dots2="1" draw:dots2-length="0.0043in" draw:distance="0.0043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50" draw:display-name="Dash 450" draw:style="rect" draw:dots1="1" draw:dots1-length="0.0043in" draw:dots2="1" draw:dots2-length="0.0043in" draw:distance="0.0043in"/>
    <draw:stroke-dash draw:name="Dash_20_451" draw:display-name="Dash 451" draw:style="rect" draw:dots1="1" draw:dots1-length="0.0043in" draw:dots2="1" draw:dots2-length="0.0043in" draw:distance="0.0043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43in" draw:dots2="1" draw:dots2-length="0.0043in" draw:distance="0.0043in"/>
    <draw:stroke-dash draw:name="Dash_20_455" draw:display-name="Dash 455" draw:style="rect" draw:dots1="1" draw:dots1-length="0.0043in" draw:dots2="1" draw:dots2-length="0.0043in" draw:distance="0.0043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43in" draw:dots2="1" draw:dots2-length="0.0043in" draw:distance="0.0043in"/>
    <draw:stroke-dash draw:name="Dash_20_459" draw:display-name="Dash 459"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43in" draw:dots2="1" draw:dots2-length="0.0043in" draw:distance="0.0043in"/>
    <draw:stroke-dash draw:name="Dash_20_463" draw:display-name="Dash 463" draw:style="rect" draw:dots1="1" draw:dots1-length="0.0043in" draw:dots2="1" draw:dots2-length="0.0043in" draw:distance="0.0043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43in" draw:dots2="1" draw:dots2-length="0.0043in" draw:distance="0.0043in"/>
    <draw:stroke-dash draw:name="Dash_20_467" draw:display-name="Dash 467" draw:style="rect" draw:dots1="1" draw:dots1-length="0.0043in" draw:dots2="1" draw:dots2-length="0.0043in" draw:distance="0.0043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70" draw:display-name="Dash 470" draw:style="rect" draw:dots1="1" draw:dots1-length="0.0043in" draw:dots2="1" draw:dots2-length="0.0043in" draw:distance="0.0043in"/>
    <draw:stroke-dash draw:name="Dash_20_471" draw:display-name="Dash 471" draw:style="rect" draw:dots1="1" draw:dots1-length="0.0043in" draw:dots2="1" draw:dots2-length="0.0043in" draw:distance="0.0043in"/>
    <draw:stroke-dash draw:name="Dash_20_472" draw:display-name="Dash 472" draw:style="rect" draw:dots1="1" draw:dots1-length="0.0043in" draw:dots2="1" draw:dots2-length="0.0043in" draw:distance="0.0043in"/>
    <draw:stroke-dash draw:name="Dash_20_473" draw:display-name="Dash 473" draw:style="rect" draw:dots1="1" draw:dots1-length="0.0043in" draw:dots2="1" draw:dots2-length="0.0043in" draw:distance="0.0043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43in" draw:dots2="1" draw:dots2-length="0.0043in" draw:distance="0.0043in"/>
    <draw:stroke-dash draw:name="Dash_20_477" draw:display-name="Dash 477" draw:style="rect" draw:dots1="1" draw:dots1-length="0.0043in" draw:dots2="1" draw:dots2-length="0.0043in" draw:distance="0.0043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80" draw:display-name="Dash 480" draw:style="rect" draw:dots1="1" draw:dots1-length="0.0043in" draw:dots2="1" draw:dots2-length="0.0043in" draw:distance="0.0043in"/>
    <draw:stroke-dash draw:name="Dash_20_481" draw:display-name="Dash 481" draw:style="rect" draw:dots1="1" draw:dots1-length="0.0043in" draw:dots2="1" draw:dots2-length="0.0043in" draw:distance="0.0043in"/>
    <draw:stroke-dash draw:name="Dash_20_482" draw:display-name="Dash 482" draw:style="rect" draw:dots1="1" draw:dots1-length="0.0043in" draw:dots2="1" draw:dots2-length="0.0043in" draw:distance="0.0043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43in" draw:dots2="1" draw:dots2-length="0.0043in" draw:distance="0.0043in"/>
    <draw:stroke-dash draw:name="Dash_20_486" draw:display-name="Dash 486" draw:style="rect" draw:dots1="1" draw:dots1-length="0.0043in" draw:dots2="1" draw:dots2-length="0.0043in" draw:distance="0.0043in"/>
    <draw:stroke-dash draw:name="Dash_20_487" draw:display-name="Dash 487" draw:style="rect" draw:dots1="1" draw:dots1-length="0.0043in" draw:dots2="1" draw:dots2-length="0.0043in" draw:distance="0.0043in"/>
    <draw:stroke-dash draw:name="Dash_20_488" draw:display-name="Dash 488" draw:style="rect" draw:dots1="1" draw:dots1-length="0.0043in" draw:dots2="1" draw:dots2-length="0.0043in" draw:distance="0.0043in"/>
    <draw:stroke-dash draw:name="Dash_20_489" draw:display-name="Dash 489"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490" draw:display-name="Dash 490" draw:style="rect" draw:dots1="1" draw:dots1-length="0.0043in" draw:dots2="1" draw:dots2-length="0.0043in" draw:distance="0.0043in"/>
    <draw:stroke-dash draw:name="Dash_20_491" draw:display-name="Dash 491" draw:style="rect" draw:dots1="1" draw:dots1-length="0.0043in" draw:dots2="1" draw:dots2-length="0.0043in" draw:distance="0.0043in"/>
    <draw:stroke-dash draw:name="Dash_20_492" draw:display-name="Dash 492" draw:style="rect" draw:dots1="1" draw:dots1-length="0.0043in" draw:dots2="1" draw:dots2-length="0.0043in" draw:distance="0.0043in"/>
    <draw:stroke-dash draw:name="Dash_20_493" draw:display-name="Dash 493" draw:style="rect" draw:dots1="1" draw:dots1-length="0.0043in" draw:dots2="1" draw:dots2-length="0.0043in" draw:distance="0.0043in"/>
    <draw:stroke-dash draw:name="Dash_20_494" draw:display-name="Dash 494" draw:style="rect" draw:dots1="1" draw:dots1-length="0.0043in" draw:dots2="1" draw:dots2-length="0.0043in" draw:distance="0.0043in"/>
    <draw:stroke-dash draw:name="Dash_20_495" draw:display-name="Dash 495" draw:style="rect" draw:dots1="1" draw:dots1-length="0.0043in" draw:dots2="1" draw:dots2-length="0.0043in" draw:distance="0.0043in"/>
    <draw:stroke-dash draw:name="Dash_20_496" draw:display-name="Dash 496" draw:style="rect" draw:dots1="1" draw:dots1-length="0.0043in" draw:dots2="1" draw:dots2-length="0.0043in" draw:distance="0.0043in"/>
    <draw:stroke-dash draw:name="Dash_20_497" draw:display-name="Dash 497" draw:style="rect" draw:dots1="1" draw:dots1-length="0.0043in" draw:dots2="1" draw:dots2-length="0.0043in" draw:distance="0.0043in"/>
    <draw:stroke-dash draw:name="Dash_20_498" draw:display-name="Dash 498" draw:style="rect" draw:dots1="1" draw:dots1-length="0.0043in" draw:dots2="1" draw:dots2-length="0.0043in" draw:distance="0.0043in"/>
    <draw:stroke-dash draw:name="Dash_20_499" draw:display-name="Dash 49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00" draw:display-name="Dash 500" draw:style="rect" draw:dots1="1" draw:dots1-length="0.0043in" draw:dots2="1" draw:dots2-length="0.0043in" draw:distance="0.0043in"/>
    <draw:stroke-dash draw:name="Dash_20_501" draw:display-name="Dash 501" draw:style="rect" draw:dots1="1" draw:dots1-length="0.0043in" draw:dots2="1" draw:dots2-length="0.0043in" draw:distance="0.0043in"/>
    <draw:stroke-dash draw:name="Dash_20_502" draw:display-name="Dash 502" draw:style="rect" draw:dots1="1" draw:dots1-length="0.0043in" draw:dots2="1" draw:dots2-length="0.0043in" draw:distance="0.0043in"/>
    <draw:stroke-dash draw:name="Dash_20_503" draw:display-name="Dash 503" draw:style="rect" draw:dots1="1" draw:dots1-length="0.0043in" draw:dots2="1" draw:dots2-length="0.0043in" draw:distance="0.0043in"/>
    <draw:stroke-dash draw:name="Dash_20_504" draw:display-name="Dash 504" draw:style="rect" draw:dots1="1" draw:dots1-length="0.0043in" draw:dots2="1" draw:dots2-length="0.0043in" draw:distance="0.0043in"/>
    <draw:stroke-dash draw:name="Dash_20_505" draw:display-name="Dash 505" draw:style="rect" draw:dots1="1" draw:dots1-length="0.0043in" draw:dots2="1" draw:dots2-length="0.0043in" draw:distance="0.0043in"/>
    <draw:stroke-dash draw:name="Dash_20_506" draw:display-name="Dash 506" draw:style="rect" draw:dots1="1" draw:dots1-length="0.0043in" draw:dots2="1" draw:dots2-length="0.0043in" draw:distance="0.0043in"/>
    <draw:stroke-dash draw:name="Dash_20_507" draw:display-name="Dash 507" draw:style="rect" draw:dots1="1" draw:dots1-length="0.0043in" draw:dots2="1" draw:dots2-length="0.0043in" draw:distance="0.0043in"/>
    <draw:stroke-dash draw:name="Dash_20_508" draw:display-name="Dash 508" draw:style="rect" draw:dots1="1" draw:dots1-length="0.0043in" draw:dots2="1" draw:dots2-length="0.0043in" draw:distance="0.0043in"/>
    <draw:stroke-dash draw:name="Dash_20_509" draw:display-name="Dash 509"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10" draw:display-name="Dash 510" draw:style="rect" draw:dots1="1" draw:dots1-length="0.0043in" draw:dots2="1" draw:dots2-length="0.0043in" draw:distance="0.0043in"/>
    <draw:stroke-dash draw:name="Dash_20_511" draw:display-name="Dash 511" draw:style="rect" draw:dots1="1" draw:dots1-length="0.0043in" draw:dots2="1" draw:dots2-length="0.0043in" draw:distance="0.0043in"/>
    <draw:stroke-dash draw:name="Dash_20_512" draw:display-name="Dash 512" draw:style="rect" draw:dots1="1" draw:dots1-length="0.0043in" draw:dots2="1" draw:dots2-length="0.0043in" draw:distance="0.0043in"/>
    <draw:stroke-dash draw:name="Dash_20_513" draw:display-name="Dash 513" draw:style="rect" draw:dots1="1" draw:dots1-length="0.0043in" draw:dots2="1" draw:dots2-length="0.0043in" draw:distance="0.0043in"/>
    <draw:stroke-dash draw:name="Dash_20_514" draw:display-name="Dash 514" draw:style="rect" draw:dots1="1" draw:dots1-length="0.0043in" draw:dots2="1" draw:dots2-length="0.0043in" draw:distance="0.0043in"/>
    <draw:stroke-dash draw:name="Dash_20_515" draw:display-name="Dash 515" draw:style="rect" draw:dots1="1" draw:dots1-length="0.0043in" draw:dots2="1" draw:dots2-length="0.0043in" draw:distance="0.0043in"/>
    <draw:stroke-dash draw:name="Dash_20_516" draw:display-name="Dash 516" draw:style="rect" draw:dots1="1" draw:dots1-length="0.0043in" draw:dots2="1" draw:dots2-length="0.0043in" draw:distance="0.0043in"/>
    <draw:stroke-dash draw:name="Dash_20_517" draw:display-name="Dash 517" draw:style="rect" draw:dots1="1" draw:dots1-length="0.0043in" draw:dots2="1" draw:dots2-length="0.0043in" draw:distance="0.0043in"/>
    <draw:stroke-dash draw:name="Dash_20_518" draw:display-name="Dash 518" draw:style="rect" draw:dots1="1" draw:dots1-length="0.0043in" draw:dots2="1" draw:dots2-length="0.0043in" draw:distance="0.0043in"/>
    <draw:stroke-dash draw:name="Dash_20_519" draw:display-name="Dash 519"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20" draw:display-name="Dash 520" draw:style="rect" draw:dots1="1" draw:dots1-length="0.0043in" draw:dots2="1" draw:dots2-length="0.0043in" draw:distance="0.0043in"/>
    <draw:stroke-dash draw:name="Dash_20_521" draw:display-name="Dash 521" draw:style="rect" draw:dots1="1" draw:dots1-length="0.0043in" draw:dots2="1" draw:dots2-length="0.0043in" draw:distance="0.0043in"/>
    <draw:stroke-dash draw:name="Dash_20_522" draw:display-name="Dash 522" draw:style="rect" draw:dots1="1" draw:dots1-length="0.0043in" draw:dots2="1" draw:dots2-length="0.0043in" draw:distance="0.0043in"/>
    <draw:stroke-dash draw:name="Dash_20_523" draw:display-name="Dash 523" draw:style="rect" draw:dots1="1" draw:dots1-length="0.0043in" draw:dots2="1" draw:dots2-length="0.0043in" draw:distance="0.0043in"/>
    <draw:stroke-dash draw:name="Dash_20_524" draw:display-name="Dash 524" draw:style="rect" draw:dots1="1" draw:dots1-length="0.0043in" draw:dots2="1" draw:dots2-length="0.0043in" draw:distance="0.0043in"/>
    <draw:stroke-dash draw:name="Dash_20_525" draw:display-name="Dash 525" draw:style="rect" draw:dots1="1" draw:dots1-length="0.0043in" draw:dots2="1" draw:dots2-length="0.0043in" draw:distance="0.0043in"/>
    <draw:stroke-dash draw:name="Dash_20_526" draw:display-name="Dash 526" draw:style="rect" draw:dots1="1" draw:dots1-length="0.0043in" draw:dots2="1" draw:dots2-length="0.0043in" draw:distance="0.0043in"/>
    <draw:stroke-dash draw:name="Dash_20_527" draw:display-name="Dash 527" draw:style="rect" draw:dots1="1" draw:dots1-length="0.0043in" draw:dots2="1" draw:dots2-length="0.0043in" draw:distance="0.0043in"/>
    <draw:stroke-dash draw:name="Dash_20_528" draw:display-name="Dash 528" draw:style="rect" draw:dots1="1" draw:dots1-length="0.0043in" draw:dots2="1" draw:dots2-length="0.0043in" draw:distance="0.0043in"/>
    <draw:stroke-dash draw:name="Dash_20_529" draw:display-name="Dash 529"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30" draw:display-name="Dash 530" draw:style="rect" draw:dots1="1" draw:dots1-length="0.0043in" draw:dots2="1" draw:dots2-length="0.0043in" draw:distance="0.0043in"/>
    <draw:stroke-dash draw:name="Dash_20_531" draw:display-name="Dash 531" draw:style="rect" draw:dots1="1" draw:dots1-length="0.0043in" draw:dots2="1" draw:dots2-length="0.0043in" draw:distance="0.0043in"/>
    <draw:stroke-dash draw:name="Dash_20_532" draw:display-name="Dash 532" draw:style="rect" draw:dots1="1" draw:dots1-length="0.0043in" draw:dots2="1" draw:dots2-length="0.0043in" draw:distance="0.0043in"/>
    <draw:stroke-dash draw:name="Dash_20_533" draw:display-name="Dash 533" draw:style="rect" draw:dots1="1" draw:dots1-length="0.0043in" draw:dots2="1" draw:dots2-length="0.0043in" draw:distance="0.0043in"/>
    <draw:stroke-dash draw:name="Dash_20_534" draw:display-name="Dash 534" draw:style="rect" draw:dots1="1" draw:dots1-length="0.0043in" draw:dots2="1" draw:dots2-length="0.0043in" draw:distance="0.0043in"/>
    <draw:stroke-dash draw:name="Dash_20_535" draw:display-name="Dash 535" draw:style="rect" draw:dots1="1" draw:dots1-length="0.0043in" draw:dots2="1" draw:dots2-length="0.0043in" draw:distance="0.0043in"/>
    <draw:stroke-dash draw:name="Dash_20_536" draw:display-name="Dash 536" draw:style="rect" draw:dots1="1" draw:dots1-length="0.0043in" draw:dots2="1" draw:dots2-length="0.0043in" draw:distance="0.0043in"/>
    <draw:stroke-dash draw:name="Dash_20_537" draw:display-name="Dash 537" draw:style="rect" draw:dots1="1" draw:dots1-length="0.0043in" draw:dots2="1" draw:dots2-length="0.0043in" draw:distance="0.0043in"/>
    <draw:stroke-dash draw:name="Dash_20_538" draw:display-name="Dash 538" draw:style="rect" draw:dots1="1" draw:dots1-length="0.0043in" draw:dots2="1" draw:dots2-length="0.0043in" draw:distance="0.0043in"/>
    <draw:stroke-dash draw:name="Dash_20_539" draw:display-name="Dash 539"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40" draw:display-name="Dash 540" draw:style="rect" draw:dots1="1" draw:dots1-length="0.0043in" draw:dots2="1" draw:dots2-length="0.0043in" draw:distance="0.0043in"/>
    <draw:stroke-dash draw:name="Dash_20_541" draw:display-name="Dash 541" draw:style="rect" draw:dots1="1" draw:dots1-length="0.0043in" draw:dots2="1" draw:dots2-length="0.0043in" draw:distance="0.0043in"/>
    <draw:stroke-dash draw:name="Dash_20_542" draw:display-name="Dash 542" draw:style="rect" draw:dots1="1" draw:dots1-length="0.0043in" draw:dots2="1" draw:dots2-length="0.0043in" draw:distance="0.0043in"/>
    <draw:stroke-dash draw:name="Dash_20_543" draw:display-name="Dash 543" draw:style="rect" draw:dots1="1" draw:dots1-length="0.0043in" draw:dots2="1" draw:dots2-length="0.0043in" draw:distance="0.0043in"/>
    <draw:stroke-dash draw:name="Dash_20_544" draw:display-name="Dash 544" draw:style="rect" draw:dots1="1" draw:dots1-length="0.0043in" draw:dots2="1" draw:dots2-length="0.0043in" draw:distance="0.0043in"/>
    <draw:stroke-dash draw:name="Dash_20_545" draw:display-name="Dash 545" draw:style="rect" draw:dots1="1" draw:dots1-length="0.0043in" draw:dots2="1" draw:dots2-length="0.0043in" draw:distance="0.0043in"/>
    <draw:stroke-dash draw:name="Dash_20_546" draw:display-name="Dash 546" draw:style="rect" draw:dots1="1" draw:dots1-length="0.0043in" draw:dots2="1" draw:dots2-length="0.0043in" draw:distance="0.0043in"/>
    <draw:stroke-dash draw:name="Dash_20_547" draw:display-name="Dash 547" draw:style="rect" draw:dots1="1" draw:dots1-length="0.0043in" draw:dots2="1" draw:dots2-length="0.0043in" draw:distance="0.0043in"/>
    <draw:stroke-dash draw:name="Dash_20_548" draw:display-name="Dash 548" draw:style="rect" draw:dots1="1" draw:dots1-length="0.0043in" draw:dots2="1" draw:dots2-length="0.0043in" draw:distance="0.0043in"/>
    <draw:stroke-dash draw:name="Dash_20_549" draw:display-name="Dash 549"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50" draw:display-name="Dash 550" draw:style="rect" draw:dots1="1" draw:dots1-length="0.0043in" draw:dots2="1" draw:dots2-length="0.0043in" draw:distance="0.0043in"/>
    <draw:stroke-dash draw:name="Dash_20_551" draw:display-name="Dash 551" draw:style="rect" draw:dots1="1" draw:dots1-length="0.0043in" draw:dots2="1" draw:dots2-length="0.0043in" draw:distance="0.0043in"/>
    <draw:stroke-dash draw:name="Dash_20_552" draw:display-name="Dash 552" draw:style="rect" draw:dots1="1" draw:dots1-length="0.0043in" draw:dots2="1" draw:dots2-length="0.0043in" draw:distance="0.0043in"/>
    <draw:stroke-dash draw:name="Dash_20_553" draw:display-name="Dash 553" draw:style="rect" draw:dots1="1" draw:dots1-length="0.0043in" draw:dots2="1" draw:dots2-length="0.0043in" draw:distance="0.0043in"/>
    <draw:stroke-dash draw:name="Dash_20_554" draw:display-name="Dash 554" draw:style="rect" draw:dots1="1" draw:dots1-length="0.0043in" draw:dots2="1" draw:dots2-length="0.0043in" draw:distance="0.0043in"/>
    <draw:stroke-dash draw:name="Dash_20_555" draw:display-name="Dash 555" draw:style="rect" draw:dots1="1" draw:dots1-length="0.0043in" draw:dots2="1" draw:dots2-length="0.0043in" draw:distance="0.0043in"/>
    <draw:stroke-dash draw:name="Dash_20_556" draw:display-name="Dash 556" draw:style="rect" draw:dots1="1" draw:dots1-length="0.0043in" draw:dots2="1" draw:dots2-length="0.0043in" draw:distance="0.0043in"/>
    <draw:stroke-dash draw:name="Dash_20_557" draw:display-name="Dash 557" draw:style="rect" draw:dots1="1" draw:dots1-length="0.0043in" draw:dots2="1" draw:dots2-length="0.0043in" draw:distance="0.0043in"/>
    <draw:stroke-dash draw:name="Dash_20_558" draw:display-name="Dash 558" draw:style="rect" draw:dots1="1" draw:dots1-length="0.0043in" draw:dots2="1" draw:dots2-length="0.0043in" draw:distance="0.0043in"/>
    <draw:stroke-dash draw:name="Dash_20_559" draw:display-name="Dash 559"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60" draw:display-name="Dash 560" draw:style="rect" draw:dots1="1" draw:dots1-length="0.0043in" draw:dots2="1" draw:dots2-length="0.0043in" draw:distance="0.0043in"/>
    <draw:stroke-dash draw:name="Dash_20_561" draw:display-name="Dash 561" draw:style="rect" draw:dots1="1" draw:dots1-length="0.0043in" draw:dots2="1" draw:dots2-length="0.0043in" draw:distance="0.0043in"/>
    <draw:stroke-dash draw:name="Dash_20_562" draw:display-name="Dash 562" draw:style="rect" draw:dots1="1" draw:dots1-length="0.0043in" draw:dots2="1" draw:dots2-length="0.0043in" draw:distance="0.0043in"/>
    <draw:stroke-dash draw:name="Dash_20_563" draw:display-name="Dash 563" draw:style="rect" draw:dots1="1" draw:dots1-length="0.0043in" draw:dots2="1" draw:dots2-length="0.0043in" draw:distance="0.0043in"/>
    <draw:stroke-dash draw:name="Dash_20_564" draw:display-name="Dash 564" draw:style="rect" draw:dots1="1" draw:dots1-length="0.0043in" draw:dots2="1" draw:dots2-length="0.0043in" draw:distance="0.0043in"/>
    <draw:stroke-dash draw:name="Dash_20_565" draw:display-name="Dash 565" draw:style="rect" draw:dots1="1" draw:dots1-length="0.0043in" draw:dots2="1" draw:dots2-length="0.0043in" draw:distance="0.0043in"/>
    <draw:stroke-dash draw:name="Dash_20_566" draw:display-name="Dash 566" draw:style="rect" draw:dots1="1" draw:dots1-length="0.0043in" draw:dots2="1" draw:dots2-length="0.0043in" draw:distance="0.0043in"/>
    <draw:stroke-dash draw:name="Dash_20_567" draw:display-name="Dash 567" draw:style="rect" draw:dots1="1" draw:dots1-length="0.0043in" draw:dots2="1" draw:dots2-length="0.0043in" draw:distance="0.0043in"/>
    <draw:stroke-dash draw:name="Dash_20_568" draw:display-name="Dash 568" draw:style="rect" draw:dots1="1" draw:dots1-length="0.0043in" draw:dots2="1" draw:dots2-length="0.0043in" draw:distance="0.0043in"/>
    <draw:stroke-dash draw:name="Dash_20_569" draw:display-name="Dash 569"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70" draw:display-name="Dash 570" draw:style="rect" draw:dots1="1" draw:dots1-length="0.0043in" draw:dots2="1" draw:dots2-length="0.0043in" draw:distance="0.0043in"/>
    <draw:stroke-dash draw:name="Dash_20_571" draw:display-name="Dash 571" draw:style="rect" draw:dots1="1" draw:dots1-length="0.0043in" draw:dots2="1" draw:dots2-length="0.0043in" draw:distance="0.0043in"/>
    <draw:stroke-dash draw:name="Dash_20_572" draw:display-name="Dash 572" draw:style="rect" draw:dots1="1" draw:dots1-length="0.0043in" draw:dots2="1" draw:dots2-length="0.0043in" draw:distance="0.0043in"/>
    <draw:stroke-dash draw:name="Dash_20_573" draw:display-name="Dash 573" draw:style="rect" draw:dots1="1" draw:dots1-length="0.0043in" draw:dots2="1" draw:dots2-length="0.0043in" draw:distance="0.0043in"/>
    <draw:stroke-dash draw:name="Dash_20_574" draw:display-name="Dash 574" draw:style="rect" draw:dots1="1" draw:dots1-length="0.0043in" draw:dots2="1" draw:dots2-length="0.0043in" draw:distance="0.0043in"/>
    <draw:stroke-dash draw:name="Dash_20_575" draw:display-name="Dash 575" draw:style="rect" draw:dots1="1" draw:dots1-length="0.0043in" draw:dots2="1" draw:dots2-length="0.0043in" draw:distance="0.0043in"/>
    <draw:stroke-dash draw:name="Dash_20_576" draw:display-name="Dash 576" draw:style="rect" draw:dots1="1" draw:dots1-length="0.0043in" draw:dots2="1" draw:dots2-length="0.0043in" draw:distance="0.0043in"/>
    <draw:stroke-dash draw:name="Dash_20_577" draw:display-name="Dash 577" draw:style="rect" draw:dots1="1" draw:dots1-length="0.0043in" draw:dots2="1" draw:dots2-length="0.0043in" draw:distance="0.0043in"/>
    <draw:stroke-dash draw:name="Dash_20_578" draw:display-name="Dash 578" draw:style="rect" draw:dots1="1" draw:dots1-length="0.0043in" draw:dots2="1" draw:dots2-length="0.0043in" draw:distance="0.0043in"/>
    <draw:stroke-dash draw:name="Dash_20_579" draw:display-name="Dash 579"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80" draw:display-name="Dash 580" draw:style="rect" draw:dots1="1" draw:dots1-length="0.0043in" draw:dots2="1" draw:dots2-length="0.0043in" draw:distance="0.0043in"/>
    <draw:stroke-dash draw:name="Dash_20_581" draw:display-name="Dash 581" draw:style="rect" draw:dots1="1" draw:dots1-length="0.0043in" draw:dots2="1" draw:dots2-length="0.0043in" draw:distance="0.0043in"/>
    <draw:stroke-dash draw:name="Dash_20_582" draw:display-name="Dash 582" draw:style="rect" draw:dots1="1" draw:dots1-length="0.0043in" draw:dots2="1" draw:dots2-length="0.0043in" draw:distance="0.0043in"/>
    <draw:stroke-dash draw:name="Dash_20_583" draw:display-name="Dash 583" draw:style="rect" draw:dots1="1" draw:dots1-length="0.0043in" draw:dots2="1" draw:dots2-length="0.0043in" draw:distance="0.0043in"/>
    <draw:stroke-dash draw:name="Dash_20_584" draw:display-name="Dash 584" draw:style="rect" draw:dots1="1" draw:dots1-length="0.0043in" draw:dots2="1" draw:dots2-length="0.0043in" draw:distance="0.0043in"/>
    <draw:stroke-dash draw:name="Dash_20_585" draw:display-name="Dash 585" draw:style="rect" draw:dots1="1" draw:dots1-length="0.0043in" draw:dots2="1" draw:dots2-length="0.0043in" draw:distance="0.0043in"/>
    <draw:stroke-dash draw:name="Dash_20_586" draw:display-name="Dash 586" draw:style="rect" draw:dots1="1" draw:dots1-length="0.0043in" draw:dots2="1" draw:dots2-length="0.0043in" draw:distance="0.0043in"/>
    <draw:stroke-dash draw:name="Dash_20_587" draw:display-name="Dash 587" draw:style="rect" draw:dots1="1" draw:dots1-length="0.0043in" draw:dots2="1" draw:dots2-length="0.0043in" draw:distance="0.0043in"/>
    <draw:stroke-dash draw:name="Dash_20_588" draw:display-name="Dash 588" draw:style="rect" draw:dots1="1" draw:dots1-length="0.0043in" draw:dots2="1" draw:dots2-length="0.0043in" draw:distance="0.0043in"/>
    <draw:stroke-dash draw:name="Dash_20_589" draw:display-name="Dash 589"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590" draw:display-name="Dash 590" draw:style="rect" draw:dots1="1" draw:dots1-length="0.0043in" draw:dots2="1" draw:dots2-length="0.0043in" draw:distance="0.0043in"/>
    <draw:stroke-dash draw:name="Dash_20_591" draw:display-name="Dash 591" draw:style="rect" draw:dots1="1" draw:dots1-length="0.0043in" draw:dots2="1" draw:dots2-length="0.0043in" draw:distance="0.0043in"/>
    <draw:stroke-dash draw:name="Dash_20_592" draw:display-name="Dash 592" draw:style="rect" draw:dots1="1" draw:dots1-length="0.0043in" draw:dots2="1" draw:dots2-length="0.0043in" draw:distance="0.0043in"/>
    <draw:stroke-dash draw:name="Dash_20_593" draw:display-name="Dash 593" draw:style="rect" draw:dots1="1" draw:dots1-length="0.0043in" draw:dots2="1" draw:dots2-length="0.0043in" draw:distance="0.0043in"/>
    <draw:stroke-dash draw:name="Dash_20_594" draw:display-name="Dash 594" draw:style="rect" draw:dots1="1" draw:dots1-length="0.0043in" draw:dots2="1" draw:dots2-length="0.0043in" draw:distance="0.0043in"/>
    <draw:stroke-dash draw:name="Dash_20_595" draw:display-name="Dash 595" draw:style="rect" draw:dots1="1" draw:dots1-length="0.0043in" draw:dots2="1" draw:dots2-length="0.0043in" draw:distance="0.0043in"/>
    <draw:stroke-dash draw:name="Dash_20_596" draw:display-name="Dash 596" draw:style="rect" draw:dots1="1" draw:dots1-length="0.0043in" draw:dots2="1" draw:dots2-length="0.0043in" draw:distance="0.0043in"/>
    <draw:stroke-dash draw:name="Dash_20_597" draw:display-name="Dash 597" draw:style="rect" draw:dots1="1" draw:dots1-length="0.0043in" draw:dots2="1" draw:dots2-length="0.0043in" draw:distance="0.0043in"/>
    <draw:stroke-dash draw:name="Dash_20_598" draw:display-name="Dash 598" draw:style="rect" draw:dots1="1" draw:dots1-length="0.0043in" draw:dots2="1" draw:dots2-length="0.0043in" draw:distance="0.0043in"/>
    <draw:stroke-dash draw:name="Dash_20_599" draw:display-name="Dash 59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00" draw:display-name="Dash 600" draw:style="rect" draw:dots1="1" draw:dots1-length="0.0043in" draw:dots2="1" draw:dots2-length="0.0043in" draw:distance="0.0043in"/>
    <draw:stroke-dash draw:name="Dash_20_601" draw:display-name="Dash 601" draw:style="rect" draw:dots1="1" draw:dots1-length="0.0043in" draw:dots2="1" draw:dots2-length="0.0043in" draw:distance="0.0043in"/>
    <draw:stroke-dash draw:name="Dash_20_602" draw:display-name="Dash 602" draw:style="rect" draw:dots1="1" draw:dots1-length="0.0043in" draw:dots2="1" draw:dots2-length="0.0043in" draw:distance="0.0043in"/>
    <draw:stroke-dash draw:name="Dash_20_603" draw:display-name="Dash 603" draw:style="rect" draw:dots1="1" draw:dots1-length="0.0043in" draw:dots2="1" draw:dots2-length="0.0043in" draw:distance="0.0043in"/>
    <draw:stroke-dash draw:name="Dash_20_604" draw:display-name="Dash 604" draw:style="rect" draw:dots1="1" draw:dots1-length="0.0043in" draw:dots2="1" draw:dots2-length="0.0043in" draw:distance="0.0043in"/>
    <draw:stroke-dash draw:name="Dash_20_605" draw:display-name="Dash 605" draw:style="rect" draw:dots1="1" draw:dots1-length="0.0043in" draw:dots2="1" draw:dots2-length="0.0043in" draw:distance="0.0043in"/>
    <draw:stroke-dash draw:name="Dash_20_606" draw:display-name="Dash 606" draw:style="rect" draw:dots1="1" draw:dots1-length="0.0043in" draw:dots2="1" draw:dots2-length="0.0043in" draw:distance="0.0043in"/>
    <draw:stroke-dash draw:name="Dash_20_607" draw:display-name="Dash 607" draw:style="rect" draw:dots1="1" draw:dots1-length="0.0043in" draw:dots2="1" draw:dots2-length="0.0043in" draw:distance="0.0043in"/>
    <draw:stroke-dash draw:name="Dash_20_608" draw:display-name="Dash 608" draw:style="rect" draw:dots1="1" draw:dots1-length="0.0043in" draw:dots2="1" draw:dots2-length="0.0043in" draw:distance="0.0043in"/>
    <draw:stroke-dash draw:name="Dash_20_609" draw:display-name="Dash 609"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10" draw:display-name="Dash 610" draw:style="rect" draw:dots1="1" draw:dots1-length="0.0043in" draw:dots2="1" draw:dots2-length="0.0043in" draw:distance="0.0043in"/>
    <draw:stroke-dash draw:name="Dash_20_611" draw:display-name="Dash 611" draw:style="rect" draw:dots1="1" draw:dots1-length="0.0043in" draw:dots2="1" draw:dots2-length="0.0043in" draw:distance="0.0043in"/>
    <draw:stroke-dash draw:name="Dash_20_612" draw:display-name="Dash 612" draw:style="rect" draw:dots1="1" draw:dots1-length="0.0043in" draw:dots2="1" draw:dots2-length="0.0043in" draw:distance="0.0043in"/>
    <draw:stroke-dash draw:name="Dash_20_613" draw:display-name="Dash 613" draw:style="rect" draw:dots1="1" draw:dots1-length="0.0043in" draw:dots2="1" draw:dots2-length="0.0043in" draw:distance="0.0043in"/>
    <draw:stroke-dash draw:name="Dash_20_614" draw:display-name="Dash 614" draw:style="rect" draw:dots1="1" draw:dots1-length="0.0043in" draw:dots2="1" draw:dots2-length="0.0043in" draw:distance="0.0043in"/>
    <draw:stroke-dash draw:name="Dash_20_615" draw:display-name="Dash 615" draw:style="rect" draw:dots1="1" draw:dots1-length="0.0043in" draw:dots2="1" draw:dots2-length="0.0043in" draw:distance="0.0043in"/>
    <draw:stroke-dash draw:name="Dash_20_616" draw:display-name="Dash 616" draw:style="rect" draw:dots1="1" draw:dots1-length="0.0043in" draw:dots2="1" draw:dots2-length="0.0043in" draw:distance="0.0043in"/>
    <draw:stroke-dash draw:name="Dash_20_617" draw:display-name="Dash 617" draw:style="rect" draw:dots1="1" draw:dots1-length="0.0043in" draw:dots2="1" draw:dots2-length="0.0043in" draw:distance="0.0043in"/>
    <draw:stroke-dash draw:name="Dash_20_618" draw:display-name="Dash 618" draw:style="rect" draw:dots1="1" draw:dots1-length="0.0043in" draw:dots2="1" draw:dots2-length="0.0043in" draw:distance="0.0043in"/>
    <draw:stroke-dash draw:name="Dash_20_619" draw:display-name="Dash 619"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20" draw:display-name="Dash 620" draw:style="rect" draw:dots1="1" draw:dots1-length="0.0043in" draw:dots2="1" draw:dots2-length="0.0043in" draw:distance="0.0043in"/>
    <draw:stroke-dash draw:name="Dash_20_621" draw:display-name="Dash 621" draw:style="rect" draw:dots1="1" draw:dots1-length="0.0043in" draw:dots2="1" draw:dots2-length="0.0043in" draw:distance="0.0043in"/>
    <draw:stroke-dash draw:name="Dash_20_622" draw:display-name="Dash 622" draw:style="rect" draw:dots1="1" draw:dots1-length="0.0043in" draw:dots2="1" draw:dots2-length="0.0043in" draw:distance="0.0043in"/>
    <draw:stroke-dash draw:name="Dash_20_623" draw:display-name="Dash 623" draw:style="rect" draw:dots1="1" draw:dots1-length="0.0043in" draw:dots2="1" draw:dots2-length="0.0043in" draw:distance="0.0043in"/>
    <draw:stroke-dash draw:name="Dash_20_624" draw:display-name="Dash 624" draw:style="rect" draw:dots1="1" draw:dots1-length="0.0043in" draw:dots2="1" draw:dots2-length="0.0043in" draw:distance="0.0043in"/>
    <draw:stroke-dash draw:name="Dash_20_625" draw:display-name="Dash 625" draw:style="rect" draw:dots1="1" draw:dots1-length="0.0043in" draw:dots2="1" draw:dots2-length="0.0043in" draw:distance="0.0043in"/>
    <draw:stroke-dash draw:name="Dash_20_626" draw:display-name="Dash 626" draw:style="rect" draw:dots1="1" draw:dots1-length="0.0043in" draw:dots2="1" draw:dots2-length="0.0043in" draw:distance="0.0043in"/>
    <draw:stroke-dash draw:name="Dash_20_627" draw:display-name="Dash 627" draw:style="rect" draw:dots1="1" draw:dots1-length="0.0043in" draw:dots2="1" draw:dots2-length="0.0043in" draw:distance="0.0043in"/>
    <draw:stroke-dash draw:name="Dash_20_628" draw:display-name="Dash 628" draw:style="rect" draw:dots1="1" draw:dots1-length="0.0043in" draw:dots2="1" draw:dots2-length="0.0043in" draw:distance="0.0043in"/>
    <draw:stroke-dash draw:name="Dash_20_629" draw:display-name="Dash 629"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30" draw:display-name="Dash 630" draw:style="rect" draw:dots1="1" draw:dots1-length="0.0043in" draw:dots2="1" draw:dots2-length="0.0043in" draw:distance="0.0043in"/>
    <draw:stroke-dash draw:name="Dash_20_631" draw:display-name="Dash 631" draw:style="rect" draw:dots1="1" draw:dots1-length="0.0043in" draw:dots2="1" draw:dots2-length="0.0043in" draw:distance="0.0043in"/>
    <draw:stroke-dash draw:name="Dash_20_632" draw:display-name="Dash 632" draw:style="rect" draw:dots1="1" draw:dots1-length="0.0043in" draw:dots2="1" draw:dots2-length="0.0043in" draw:distance="0.0043in"/>
    <draw:stroke-dash draw:name="Dash_20_633" draw:display-name="Dash 633" draw:style="rect" draw:dots1="1" draw:dots1-length="0.0043in" draw:dots2="1" draw:dots2-length="0.0043in" draw:distance="0.0043in"/>
    <draw:stroke-dash draw:name="Dash_20_634" draw:display-name="Dash 634" draw:style="rect" draw:dots1="1" draw:dots1-length="0.0043in" draw:dots2="1" draw:dots2-length="0.0043in" draw:distance="0.0043in"/>
    <draw:stroke-dash draw:name="Dash_20_635" draw:display-name="Dash 635" draw:style="rect" draw:dots1="1" draw:dots1-length="0.0043in" draw:dots2="1" draw:dots2-length="0.0043in" draw:distance="0.0043in"/>
    <draw:stroke-dash draw:name="Dash_20_636" draw:display-name="Dash 636" draw:style="rect" draw:dots1="1" draw:dots1-length="0.0043in" draw:dots2="1" draw:dots2-length="0.0043in" draw:distance="0.0043in"/>
    <draw:stroke-dash draw:name="Dash_20_637" draw:display-name="Dash 637" draw:style="rect" draw:dots1="1" draw:dots1-length="0.0043in" draw:dots2="1" draw:dots2-length="0.0043in" draw:distance="0.0043in"/>
    <draw:stroke-dash draw:name="Dash_20_638" draw:display-name="Dash 638" draw:style="rect" draw:dots1="1" draw:dots1-length="0.0043in" draw:dots2="1" draw:dots2-length="0.0043in" draw:distance="0.0043in"/>
    <draw:stroke-dash draw:name="Dash_20_639" draw:display-name="Dash 639"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40" draw:display-name="Dash 640" draw:style="rect" draw:dots1="1" draw:dots1-length="0.0043in" draw:dots2="1" draw:dots2-length="0.0043in" draw:distance="0.0043in"/>
    <draw:stroke-dash draw:name="Dash_20_641" draw:display-name="Dash 641" draw:style="rect" draw:dots1="1" draw:dots1-length="0.0043in" draw:dots2="1" draw:dots2-length="0.0043in" draw:distance="0.0043in"/>
    <draw:stroke-dash draw:name="Dash_20_642" draw:display-name="Dash 642" draw:style="rect" draw:dots1="1" draw:dots1-length="0.0043in" draw:dots2="1" draw:dots2-length="0.0043in" draw:distance="0.0043in"/>
    <draw:stroke-dash draw:name="Dash_20_643" draw:display-name="Dash 643" draw:style="rect" draw:dots1="1" draw:dots1-length="0.0043in" draw:dots2="1" draw:dots2-length="0.0043in" draw:distance="0.0043in"/>
    <draw:stroke-dash draw:name="Dash_20_644" draw:display-name="Dash 644" draw:style="rect" draw:dots1="1" draw:dots1-length="0.0043in" draw:dots2="1" draw:dots2-length="0.0043in" draw:distance="0.0043in"/>
    <draw:stroke-dash draw:name="Dash_20_645" draw:display-name="Dash 645" draw:style="rect" draw:dots1="1" draw:dots1-length="0.0043in" draw:dots2="1" draw:dots2-length="0.0043in" draw:distance="0.0043in"/>
    <draw:stroke-dash draw:name="Dash_20_646" draw:display-name="Dash 646" draw:style="rect" draw:dots1="1" draw:dots1-length="0.0043in" draw:dots2="1" draw:dots2-length="0.0043in" draw:distance="0.0043in"/>
    <draw:stroke-dash draw:name="Dash_20_647" draw:display-name="Dash 647" draw:style="rect" draw:dots1="1" draw:dots1-length="0.0043in" draw:dots2="1" draw:dots2-length="0.0043in" draw:distance="0.0043in"/>
    <draw:stroke-dash draw:name="Dash_20_648" draw:display-name="Dash 648" draw:style="rect" draw:dots1="1" draw:dots1-length="0.0043in" draw:dots2="1" draw:dots2-length="0.0043in" draw:distance="0.0043in"/>
    <draw:stroke-dash draw:name="Dash_20_649" draw:display-name="Dash 649"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50" draw:display-name="Dash 650" draw:style="rect" draw:dots1="1" draw:dots1-length="0.0043in" draw:dots2="1" draw:dots2-length="0.0043in" draw:distance="0.0043in"/>
    <draw:stroke-dash draw:name="Dash_20_651" draw:display-name="Dash 651" draw:style="rect" draw:dots1="1" draw:dots1-length="0.0043in" draw:dots2="1" draw:dots2-length="0.0043in" draw:distance="0.0043in"/>
    <draw:stroke-dash draw:name="Dash_20_652" draw:display-name="Dash 652" draw:style="rect" draw:dots1="1" draw:dots1-length="0.0043in" draw:dots2="1" draw:dots2-length="0.0043in" draw:distance="0.0043in"/>
    <draw:stroke-dash draw:name="Dash_20_653" draw:display-name="Dash 653" draw:style="rect" draw:dots1="1" draw:dots1-length="0.0043in" draw:dots2="1" draw:dots2-length="0.0043in" draw:distance="0.0043in"/>
    <draw:stroke-dash draw:name="Dash_20_654" draw:display-name="Dash 654"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line-height="150%" fo:text-align="justify" style:justify-single-word="false" fo:text-indent="0.4925in" style:auto-text-indent="false" style:page-number="auto"/>
      <style:text-properties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398in" style:contextual-spacing="false" fo:line-height="150%" fo:text-indent="0.4299in" style:auto-text-indent="false" style:page-number="auto" fo:background-color="transparent" style:shadow="none">
        <style:tab-stops/>
        <style:background-image/>
      </style:paragraph-properties>
      <style:text-properties fo:font-size="14pt"/>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Title" style:next-style-name="Heading_20_2" style:default-outline-level="1" style:class="text" style:master-page-name="">
      <style:paragraph-properties fo:margin-left="0in" fo:margin-right="0in" fo:margin-top="0.0398in" fo:margin-bottom="0.1965in" style:contextual-spacing="false" fo:line-height="100%" fo:text-align="center" style:justify-single-word="false" fo:text-indent="0.4925in" style:auto-text-indent="false" style:page-number="auto" fo:background-color="transparent" style:shadow="none" style:vertical-align="middle">
        <style:tab-stops/>
        <style:background-image/>
      </style:paragraph-properties>
      <style:text-properties style:font-name="Times New Roman1" fo:font-size="12pt" fo:font-weight="normal" style:font-size-asian="115%" style:font-weight-asian="bold" style:font-size-complex="115%" style:font-weight-complex="bold"/>
    </style:style>
    <style:style style:name="Heading_20_2" style:display-name="Heading 2" style:family="paragraph" style:parent-style-name="Text_20_body" style:next-style-name="Text_20_body" style:list-style-name="" style:class="text" style:master-page-name="">
      <style:paragraph-properties fo:margin-left="0in" fo:margin-right="0in" fo:margin-top="0.0398in" fo:margin-bottom="0.1181in" style:contextual-spacing="false" fo:line-height="100%" fo:text-align="justify" style:justify-single-word="false" fo:text-indent="0.4528in" style:auto-text-indent="false" style:page-number="auto" fo:background-color="transparent" style:shadow="none" text:number-lines="false" text:line-number="2">
        <style:tab-stops/>
        <style:background-image/>
      </style:paragraph-properties>
      <style:text-properties style:font-name="Times New Roman1" fo:font-size="12pt" fo:font-style="normal" fo:font-weight="normal" style:font-size-asian="14pt" style:font-style-asian="italic" style:font-weight-asian="normal" style:font-size-complex="14pt" style:font-style-complex="italic" style:font-weight-complex="normal"/>
    </style:style>
    <style:style style:name="Frame_20_contents" style:display-name="Frame contents" style:family="paragraph" style:parent-style-name="Text_20_body" style:class="extra"/>
    <style:style style:name="название_20_рисунка" style:display-name="название рисунка" style:family="paragraph" style:parent-style-name="Text_20_body" style:next-style-name="Text_20_body" style:class="text" style:master-page-name="">
      <style:paragraph-properties fo:line-height="100%" fo:text-align="center" style:justify-single-word="false" style:page-number="auto"/>
      <style:text-properties fo:font-size="12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Обычный_20__28_веб_29_" style:display-name="Обычный (веб)" style:family="paragraph" style:parent-style-name="Standard">
      <style:paragraph-properties fo:margin-top="0.1945in" fo:margin-bottom="0.1945in" style:contextual-spacing="false"/>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top="0in" fo:margin-bottom="0in" style:contextual-spacing="false" fo:line-height="100%" fo:orphans="2" fo:widows="2" style:writing-mode="lr-tb"/>
      <style:text-properties fo:color="#000000" style:font-name="Calibri" fo:font-size="12pt" style:font-size-asian="12pt" style:font-name-complex="Calibri1"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1" style:font-size-complex="10pt"/>
    </style:style>
    <style:style style:name="Text_20_body_20_indent" style:display-name="Text body indent" style:family="paragraph" style:parent-style-name="Standard" style:class="text">
      <style:paragraph-properties fo:margin-left="0.248in" fo:margin-right="0in" fo:text-align="justify" style:justify-single-word="false" fo:text-indent="0in" style:auto-text-indent="false"/>
      <style:text-properties fo:font-size="13pt" fo:language="uk" fo:country="UA" style:font-size-asian="13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4z0" style:family="text">
      <style:text-properties fo:color="#000000" style:font-name="Times New Roman" fo:font-size="12pt" style:font-size-asian="10.5pt" style:font-size-complex="12pt"/>
    </style:style>
    <style:style style:name="WW8Num4z1" style:family="text">
      <style:text-properties style:font-name="Times New Roman" style:font-name-complex="Times New Roman"/>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Times New Roman" style:font-name-asian="Times New Roman" style:font-name-complex="Times New Roman"/>
    </style:style>
    <style:style style:name="WW8Num23z2" style:family="text">
      <style:text-properties style:font-name="Wingdings" style:font-name-complex="Wingdings"/>
    </style:style>
    <style:style style:name="WW8Num23z4" style:family="text">
      <style:text-properties style:font-name="Courier New" style:font-name-complex="Courier New"/>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437in" fo:text-indent="0.0398in" fo:margin-left="0.3543in"/>
        </style:list-level-properties>
      </text:list-level-style-number>
      <text:list-level-style-bullet text:level="2" text:style-name="WW8Num4z1" text:bullet-char="-">
        <style:list-level-properties text:list-level-position-and-space-mode="label-alignment">
          <style:list-level-label-alignment text:label-followed-by="listtab" text:list-tab-stop-position="1.1437in" fo:text-indent="-0.0398in" fo:margin-left="0.9335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text:list-tab-stop-position="1.6437in" fo:text-indent="-0.1252in" fo:margin-left="1.6437in"/>
        </style:list-level-properties>
      </text:list-level-style-number>
      <text:list-level-style-number text:level="4"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437in" fo:text-indent="-0.1252in" fo:margin-left="3.1437in"/>
        </style:list-level-properties>
      </text:list-level-style-number>
      <text:list-level-style-number text:level="7" style:num-suffix="." style:num-format="1">
        <style:list-level-properties text:list-level-position-and-space-mode="label-alignment">
          <style:list-level-label-alignment text:label-followed-by="listtab" text:list-tab-stop-position="3.6437in" fo:text-indent="-0.25in" fo:margin-left="3.64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437in" fo:text-indent="-0.25in" fo:margin-left="4.14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437in"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2" style:num-suffix=")" style:num-format="1">
        <style:list-level-properties text:list-level-position-and-space-mode="label-alignment">
          <style:list-level-label-alignment text:label-followed-by="listtab" text:list-tab-stop-position="1.3543in" fo:text-indent="-0.25in" fo:margin-left="1.354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543in" fo:text-indent="-0.1252in" fo:margin-left="1.8543in"/>
        </style:list-level-properties>
      </text:list-level-style-number>
      <text:list-level-style-number text:level="4" style:num-suffix="." style:num-format="1">
        <style:list-level-properties text:list-level-position-and-space-mode="label-alignment">
          <style:list-level-label-alignment text:label-followed-by="listtab" text:list-tab-stop-position="2.3543in" fo:text-indent="-0.25in" fo:margin-left="2.354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543in" fo:text-indent="-0.25in" fo:margin-left="2.854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543in" fo:text-indent="-0.1252in" fo:margin-left="3.3543in"/>
        </style:list-level-properties>
      </text:list-level-style-number>
      <text:list-level-style-number text:level="7" style:num-suffix="." style:num-format="1">
        <style:list-level-properties text:list-level-position-and-space-mode="label-alignment">
          <style:list-level-label-alignment text:label-followed-by="listtab" text:list-tab-stop-position="3.8543in" fo:text-indent="-0.25in" fo:margin-left="3.8543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543in" fo:text-indent="-0.25in" fo:margin-left="4.354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543in" fo:text-indent="-0.1252in" fo:margin-left="4.85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802in" fo:text-indent="-0.25in" fo:margin-left="0.8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302in" fo:text-indent="-0.25in" fo:margin-left="1.302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802in" fo:text-indent="-0.25in" fo:margin-left="1.80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302in" fo:text-indent="-0.25in" fo:margin-left="2.30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802in" fo:text-indent="-0.25in" fo:margin-left="2.802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302in" fo:text-indent="-0.25in" fo:margin-left="3.302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802in" fo:text-indent="-0.25in" fo:margin-left="3.802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302in" fo:text-indent="-0.25in" fo:margin-left="4.302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802in" fo:text-indent="-0.25in" fo:margin-left="4.8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3" text:style-name="WW8Num2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839in" fo:margin-right="0.3937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initial-creator>Николай Нестеренко</meta:initial-creator>
    <meta:creation-date>2010-11-07T17:00:44</meta:creation-date>
    <dc:date>2014-03-16T02:17:56</dc:date>
    <meta:print-date>2012-09-28T23:37:33</meta:print-date>
    <meta:editing-cycles>253</meta:editing-cycles>
    <meta:editing-duration>P5DT19H47M50S</meta:editing-duration>
    <dc:creator>nikolay </dc:creator>
    <meta:document-statistic meta:table-count="2" meta:image-count="0" meta:object-count="0" meta:page-count="29" meta:paragraph-count="263" meta:word-count="3957" meta:character-count="32230" meta:non-whitespace-character-count="28478"/>
    <meta:user-defined meta:name="Поле 1"/>
    <meta:user-defined meta:name="Поле 2"/>
    <meta:user-defined meta:name="Поле 3"/>
    <meta:user-defined meta:name="Поле 4"/>
  </office:meta>
</office:document-meta>
</file>